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50/styles.xml" manifest:media-type="text/xml"/>
  <manifest:file-entry manifest:full-path="Object 50/meta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51/meta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40/styles.xml" manifest:media-type="text/xml"/>
  <manifest:file-entry manifest:full-path="Object 40/meta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52/meta.xml" manifest:media-type="text/xml"/>
  <manifest:file-entry manifest:full-path="Object 52/content.xml" manifest:media-type="text/xml"/>
  <manifest:file-entry manifest:full-path="Object 52/styles.xml" manifest:media-type="text/xml"/>
  <manifest:file-entry manifest:full-path="Object 52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tyles.xml" manifest:media-type="text/xml"/>
  <manifest:file-entry manifest:full-path="Object 42/meta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43/content.xml" manifest:media-type="text/xml"/>
  <manifest:file-entry manifest:full-path="Object 43/meta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55/styles.xml" manifest:media-type="text/xml"/>
  <manifest:file-entry manifest:full-path="Object 55/meta.xml" manifest:media-type="text/xml"/>
  <manifest:file-entry manifest:full-path="Object 55/content.xml" manifest:media-type="text/xml"/>
  <manifest:file-entry manifest:full-path="Object 55/" manifest:media-type="application/vnd.oasis.opendocument.chart"/>
  <manifest:file-entry manifest:full-path="Object 30/styles.xml" manifest:media-type="text/xml"/>
  <manifest:file-entry manifest:full-path="Object 30/meta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56/meta.xml" manifest:media-type="text/xml"/>
  <manifest:file-entry manifest:full-path="Object 56/content.xml" manifest:media-type="text/xml"/>
  <manifest:file-entry manifest:full-path="Object 56/styles.xml" manifest:media-type="text/xml"/>
  <manifest:file-entry manifest:full-path="Object 56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57/styles.xml" manifest:media-type="text/xml"/>
  <manifest:file-entry manifest:full-path="Object 57/content.xml" manifest:media-type="text/xml"/>
  <manifest:file-entry manifest:full-path="Object 57/meta.xml" manifest:media-type="text/xml"/>
  <manifest:file-entry manifest:full-path="Object 57/" manifest:media-type="application/vnd.oasis.opendocument.chart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58/meta.xml" manifest:media-type="text/xml"/>
  <manifest:file-entry manifest:full-path="Object 58/styles.xml" manifest:media-type="text/xml"/>
  <manifest:file-entry manifest:full-path="Object 58/content.xml" manifest:media-type="text/xml"/>
  <manifest:file-entry manifest:full-path="Object 58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59/content.xml" manifest:media-type="text/xml"/>
  <manifest:file-entry manifest:full-path="Object 59/meta.xml" manifest:media-type="text/xml"/>
  <manifest:file-entry manifest:full-path="Object 59/styles.xml" manifest:media-type="text/xml"/>
  <manifest:file-entry manifest:full-path="Object 59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60/styles.xml" manifest:media-type="text/xml"/>
  <manifest:file-entry manifest:full-path="Object 60/meta.xml" manifest:media-type="text/xml"/>
  <manifest:file-entry manifest:full-path="Object 60/content.xml" manifest:media-type="text/xml"/>
  <manifest:file-entry manifest:full-path="Object 60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61/content.xml" manifest:media-type="text/xml"/>
  <manifest:file-entry manifest:full-path="Object 61/styles.xml" manifest:media-type="text/xml"/>
  <manifest:file-entry manifest:full-path="Object 61/meta.xml" manifest:media-type="text/xml"/>
  <manifest:file-entry manifest:full-path="Object 6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62/content.xml" manifest:media-type="text/xml"/>
  <manifest:file-entry manifest:full-path="Object 62/styles.xml" manifest:media-type="text/xml"/>
  <manifest:file-entry manifest:full-path="Object 62/meta.xml" manifest:media-type="text/xml"/>
  <manifest:file-entry manifest:full-path="Object 62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styles.xml" manifest:media-type="text/xml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47/styles.xml" manifest:media-type="text/xml"/>
  <manifest:file-entry manifest:full-path="Object 47/content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 49/styles.xml" manifest:media-type="text/xml"/>
  <manifest:file-entry manifest:full-path="Object 49/meta.xml" manifest:media-type="text/xml"/>
  <manifest:file-entry manifest:full-path="Object 49/content.xml" manifest:media-type="text/xml"/>
  <manifest:file-entry manifest:full-path="Object 49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53/styles.xml" manifest:media-type="text/xml"/>
  <manifest:file-entry manifest:full-path="Object 53/content.xml" manifest:media-type="text/xml"/>
  <manifest:file-entry manifest:full-path="Object 53/meta.xml" manifest:media-type="text/xml"/>
  <manifest:file-entry manifest:full-path="Object 53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54/content.xml" manifest:media-type="text/xml"/>
  <manifest:file-entry manifest:full-path="Object 54/styles.xml" manifest:media-type="text/xml"/>
  <manifest:file-entry manifest:full-path="Object 54/meta.xml" manifest:media-type="text/xml"/>
  <manifest:file-entry manifest:full-path="Object 5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2.028cm"/>
    </style:style>
    <style:style style:name="co5" style:family="table-column">
      <style:table-column-properties fo:break-before="auto" style:column-width="3.013cm"/>
    </style:style>
    <style:style style:name="co6" style:family="table-column">
      <style:table-column-properties fo:break-before="auto" style:column-width="2.492cm"/>
    </style:style>
    <style:style style:name="co7" style:family="table-column">
      <style:table-column-properties fo:break-before="auto" style:column-width="1.265cm"/>
    </style:style>
    <style:style style:name="co8" style:family="table-column">
      <style:table-column-properties fo:break-before="auto" style:column-width="1.046cm"/>
    </style:style>
    <style:style style:name="co9" style:family="table-column">
      <style:table-column-properties fo:break-before="auto" style:column-width="1.18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ummary" table:style-name="ta1">
        <table:shapes>
          <draw:frame draw:z-index="0" draw:style-name="gr1" svg:width="18.408cm" svg:height="10.166cm" svg:x="16.76cm" svg:y="33.853cm">
            <draw:object draw:notify-on-update-of-ranges="summary.B80:summary.G80 summary.A84:summary.A84 summary.B84:summary.G84 summary.A83:summary.A83 summary.B83:summary.G83 summary.A82:summary.A82 summary.B82:summary.G82 summary.A81:summary.A81 summary.B81:summary.G81" xlink:href="./Object 61" xlink:type="simple" xlink:show="embed" xlink:actuate="onLoad"/>
            <draw:image xlink:href="./ObjectReplacements/Object 61" xlink:type="simple" xlink:show="embed" xlink:actuate="onLoad"/>
          </draw:frame>
          <draw:frame draw:z-index="1" draw:style-name="gr1" svg:width="18.408cm" svg:height="10.166cm" svg:x="16.727cm" svg:y="43.959cm">
            <draw:object draw:notify-on-update-of-ranges="summary.A87:summary.A87 summary.B87:summary.G87 summary.A91:summary.A91 summary.B91:summary.G91 summary.A90:summary.A90 summary.B90:summary.G90 summary.A89:summary.A89 summary.B89:summary.G89 summary.A88:summary.A88 summary.B88:summary.G88" xlink:href="./Object 62" xlink:type="simple" xlink:show="embed" xlink:actuate="onLoad"/>
            <draw:image xlink:href="./ObjectReplacements/Object 6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11_read_1</text:p>
          </table:table-cell>
          <table:table-cell table:number-columns-repeated="27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office:value-type="string">
            <text:p>xen</text:p>
          </table:table-cell>
          <table:table-cell office:value-type="float" office:value="2.27">
            <text:p>2.27</text:p>
          </table:table-cell>
          <table:table-cell office:value-type="float" office:value="206">
            <text:p>206</text:p>
          </table:table-cell>
          <table:table-cell office:value-type="float" office:value="0.89">
            <text:p>0.89</text:p>
          </table:table-cell>
          <table:table-cell office:value-type="float" office:value="10.7027027027">
            <text:p>10.7027027027</text:p>
          </table:table-cell>
          <table:table-cell office:value-type="float" office:value="5.6027027027">
            <text:p>5.6027027027</text:p>
          </table:table-cell>
          <table:table-cell office:value-type="float" office:value="99.56">
            <text:p>99.56</text:p>
          </table:table-cell>
          <table:table-cell office:value-type="float" office:value="96.3291666667">
            <text:p>96.3291666667</text:p>
          </table:table-cell>
          <table:table-cell office:value-type="float" office:value="0.08">
            <text:p>0.08</text:p>
          </table:table-cell>
          <table:table-cell office:value-type="float" office:value="1.5">
            <text:p>1.5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4.17">
            <text:p>14.17</text:p>
          </table:table-cell>
          <table:table-cell office:value-type="float" office:value="15.72">
            <text:p>15.72</text:p>
          </table:table-cell>
          <table:table-cell office:value-type="float" office:value="0.82">
            <text:p>0.8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5.71">
            <text:p>5.71</text:p>
          </table:table-cell>
          <table:table-cell office:value-type="float" office:value="43.58">
            <text:p>43.58</text:p>
          </table:table-cell>
          <table:table-cell office:value-type="float" office:value="12.66">
            <text:p>12.66</text:p>
          </table:table-cell>
          <table:table-cell office:value-type="float" office:value="0.34">
            <text:p>0.34</text:p>
          </table:table-cell>
          <table:table-cell table:number-columns-repeated="3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kvm2</text:p>
          </table:table-cell>
          <table:table-cell office:value-type="float" office:value="1.537">
            <text:p>1.537</text:p>
          </table:table-cell>
          <table:table-cell office:value-type="float" office:value="139">
            <text:p>139</text:p>
          </table:table-cell>
          <table:table-cell office:value-type="float" office:value="0.41">
            <text:p>0.41</text:p>
          </table:table-cell>
          <table:table-cell office:value-type="float" office:value="5.55">
            <text:p>5.55</text:p>
          </table:table-cell>
          <table:table-cell office:value-type="float" office:value="5.37222222222">
            <text:p>5.3722222222</text:p>
          </table:table-cell>
          <table:table-cell office:value-type="float" office:value="99.74">
            <text:p>99.74</text:p>
          </table:table-cell>
          <table:table-cell office:value-type="float" office:value="97.3308333333">
            <text:p>97.3308333333</text:p>
          </table:table-cell>
          <table:table-cell office:value-type="float" office:value="0.29">
            <text:p>0.29</text:p>
          </table:table-cell>
          <table:table-cell office:value-type="float" office:value="4.34">
            <text:p>4.34</text:p>
          </table:table-cell>
          <table:table-cell table:number-columns-repeated="2"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float" office:value="9.7">
            <text:p>9.7</text:p>
          </table:table-cell>
          <table:table-cell office:value-type="float" office:value="66.65">
            <text:p>66.65</text:p>
          </table:table-cell>
          <table:table-cell office:value-type="float" office:value="18">
            <text:p>18</text:p>
          </table:table-cell>
          <table:table-cell office:value-type="float" office:value="0.44">
            <text:p>0.4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kvm1</text:p>
          </table:table-cell>
          <table:table-cell office:value-type="float" office:value="7305.1">
            <text:p>7305.1</text:p>
          </table:table-cell>
          <table:table-cell office:value-type="float" office:value="680116">
            <text:p>680116</text:p>
          </table:table-cell>
          <table:table-cell office:value-type="float" office:value="94.77">
            <text:p>94.77</text:p>
          </table:table-cell>
          <table:table-cell office:value-type="float" office:value="87.9666666667">
            <text:p>87.9666666667</text:p>
          </table:table-cell>
          <table:table-cell office:value-type="float" office:value="87.7666666667">
            <text:p>87.7666666667</text:p>
          </table:table-cell>
          <table:table-cell office:value-type="float" office:value="7.7">
            <text:p>7.7</text:p>
          </table:table-cell>
          <table:table-cell office:value-type="float" office:value="16.2866666667">
            <text:p>16.2866666667</text:p>
          </table:table-cell>
          <table:table-cell office:value-type="float" office:value="99.61">
            <text:p>99.61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ost</text:p>
          </table:table-cell>
          <table:table-cell office:value-type="float" office:value="1.578">
            <text:p>1.578</text:p>
          </table:table-cell>
          <table:table-cell office:value-type="float" office:value="143">
            <text:p>143</text:p>
          </table:table-cell>
          <table:table-cell office:value-type="float" office:value="0.92">
            <text:p>0.92</text:p>
          </table:table-cell>
          <table:table-cell office:value-type="float" office:value="3.39189189189">
            <text:p>3.3918918919</text:p>
          </table:table-cell>
          <table:table-cell office:value-type="float" office:value="0">
            <text:p>0</text:p>
          </table:table-cell>
          <table:table-cell office:value-type="float" office:value="99.59">
            <text:p>99.59</text:p>
          </table:table-cell>
          <table:table-cell office:value-type="float" office:value="97.6481081081">
            <text:p>97.6481081081</text:p>
          </table:table-cell>
          <table:table-cell office:value-type="float" office:value="0.38">
            <text:p>0.38</text:p>
          </table:table-cell>
          <table:table-cell office:value-type="float" office:value="4.45">
            <text:p>4.45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37">
            <text:p>0.37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11.17">
            <text:p>11.17</text:p>
          </table:table-cell>
          <table:table-cell office:value-type="float" office:value="67.1">
            <text:p>67.1</text:p>
          </table:table-cell>
          <table:table-cell office:value-type="float" office:value="15.93">
            <text:p>15.93</text:p>
          </table:table-cell>
          <table:table-cell office:value-type="float" office:value="0.36">
            <text:p>0.36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1_write_1</text:p>
          </table:table-cell>
          <table:table-cell table:number-columns-repeated="27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xen</text:p>
          </table:table-cell>
          <table:table-cell office:value-type="float" office:value="3.688">
            <text:p>3.688</text:p>
          </table:table-cell>
          <table:table-cell office:value-type="float" office:value="335">
            <text:p>335</text:p>
          </table:table-cell>
          <table:table-cell office:value-type="float" office:value="1.3">
            <text:p>1.3</text:p>
          </table:table-cell>
          <table:table-cell office:value-type="float" office:value="13.7">
            <text:p>13.7</text:p>
          </table:table-cell>
          <table:table-cell office:value-type="float" office:value="4.26486486486">
            <text:p>4.2648648649</text:p>
          </table:table-cell>
          <table:table-cell office:value-type="float" office:value="99.46">
            <text:p>99.46</text:p>
          </table:table-cell>
          <table:table-cell office:value-type="float" office:value="96.175">
            <text:p>96.17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5.96">
            <text:p>5.96</text:p>
          </table:table-cell>
          <table:table-cell office:value-type="float" office:value="4.74">
            <text:p>4.74</text:p>
          </table:table-cell>
          <table:table-cell office:value-type="float" office:value="0.03">
            <text:p>0.03</text:p>
          </table:table-cell>
          <table:table-cell office:value-type="float" office:value="49.98">
            <text:p>49.98</text:p>
          </table:table-cell>
          <table:table-cell office:value-type="float" office:value="7.94">
            <text:p>7.94</text:p>
          </table:table-cell>
          <table:table-cell office:value-type="float" office:value="0.93">
            <text:p>0.93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3.07">
            <text:p>3.07</text:p>
          </table:table-cell>
          <table:table-cell office:value-type="float" office:value="20.22">
            <text:p>20.22</text:p>
          </table:table-cell>
          <table:table-cell office:value-type="float" office:value="6.21">
            <text:p>6.21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office:value-type="float" office:value="0.43">
            <text:p>0.43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vm2</text:p>
          </table:table-cell>
          <table:table-cell office:value-type="float" office:value="1.395">
            <text:p>1.395</text:p>
          </table:table-cell>
          <table:table-cell office:value-type="float" office:value="126">
            <text:p>126</text:p>
          </table:table-cell>
          <table:table-cell office:value-type="float" office:value="0.43">
            <text:p>0.43</text:p>
          </table:table-cell>
          <table:table-cell office:value-type="float" office:value="4.46666666667">
            <text:p>4.4666666667</text:p>
          </table:table-cell>
          <table:table-cell office:value-type="float" office:value="4.29444444444">
            <text:p>4.2944444444</text:p>
          </table:table-cell>
          <table:table-cell office:value-type="float" office:value="99.73">
            <text:p>99.73</text:p>
          </table:table-cell>
          <table:table-cell office:value-type="float" office:value="97.6355555556">
            <text:p>97.6355555556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3.93">
            <text:p>3.93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7">
            <text:p>0.37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float" office:value="9.25">
            <text:p>9.25</text:p>
          </table:table-cell>
          <table:table-cell office:value-type="float" office:value="65.13">
            <text:p>65.13</text:p>
          </table:table-cell>
          <table:table-cell office:value-type="float" office:value="19.12">
            <text:p>19.12</text:p>
          </table:table-cell>
          <table:table-cell office:value-type="float" office:value="1.27">
            <text:p>1.27</text:p>
          </table:table-cell>
          <table:table-cell office:value-type="float" office:value="0.45">
            <text:p>0.45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vm1</text:p>
          </table:table-cell>
          <table:table-cell office:value-type="float" office:value="3997.4">
            <text:p>3997.4</text:p>
          </table:table-cell>
          <table:table-cell office:value-type="float" office:value="372087">
            <text:p>372087</text:p>
          </table:table-cell>
          <table:table-cell office:value-type="float" office:value="87.46">
            <text:p>87.46</text:p>
          </table:table-cell>
          <table:table-cell office:value-type="float" office:value="91.74">
            <text:p>91.74</text:p>
          </table:table-cell>
          <table:table-cell office:value-type="float" office:value="91.5">
            <text:p>91.5</text:p>
          </table:table-cell>
          <table:table-cell office:value-type="float" office:value="13.7">
            <text:p>13.7</text:p>
          </table:table-cell>
          <table:table-cell office:value-type="float" office:value="10.588">
            <text:p>10.588</text:p>
          </table:table-cell>
          <table:table-cell office:value-type="float" office:value="75.67">
            <text:p>75.67</text:p>
          </table:table-cell>
          <table:table-cell office:value-type="float" office:value="23.8">
            <text:p>23.8</text:p>
          </table:table-cell>
          <table:table-cell office:value-type="float" office:value="0.21">
            <text:p>0.21</text:p>
          </table:table-cell>
          <table:table-cell office:value-type="float" office:value="0.06">
            <text:p>0.06</text:p>
          </table:table-cell>
          <table:table-cell office:value-type="float" office:value="0.26">
            <text:p>0.26</text:p>
          </table:table-cell>
          <table:table-cell table:number-columns-repeated="3"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4" office:value-type="float" office:value="0.01">
            <text:p>0.01</text:p>
          </table:table-cell>
        </table:table-row>
        <table:table-row table:style-name="ro1">
          <table:table-cell office:value-type="string">
            <text:p>host</text:p>
          </table:table-cell>
          <table:table-cell office:value-type="float" office:value="1.406">
            <text:p>1.406</text:p>
          </table:table-cell>
          <table:table-cell office:value-type="float" office:value="127">
            <text:p>127</text:p>
          </table:table-cell>
          <table:table-cell office:value-type="float" office:value="0.87">
            <text:p>0.87</text:p>
          </table:table-cell>
          <table:table-cell office:value-type="float" office:value="1.33888888889">
            <text:p>1.3388888889</text:p>
          </table:table-cell>
          <table:table-cell office:value-type="float" office:value="0">
            <text:p>0</text:p>
          </table:table-cell>
          <table:table-cell office:value-type="float" office:value="99.56">
            <text:p>99.56</text:p>
          </table:table-cell>
          <table:table-cell office:value-type="float" office:value="99.4583333333">
            <text:p>99.4583333333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3.97">
            <text:p>3.97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1">
            <text:p>0.21</text:p>
          </table:table-cell>
          <table:table-cell office:value-type="float" office:value="10.86">
            <text:p>10.86</text:p>
          </table:table-cell>
          <table:table-cell office:value-type="float" office:value="65.18">
            <text:p>65.18</text:p>
          </table:table-cell>
          <table:table-cell office:value-type="float" office:value="17.31">
            <text:p>17.31</text:p>
          </table:table-cell>
          <table:table-cell office:value-type="float" office:value="0.98">
            <text:p>0.98</text:p>
          </table:table-cell>
          <table:table-cell office:value-type="float" office:value="0.8">
            <text:p>0.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512_read_1</text:p>
          </table:table-cell>
          <table:table-cell table:number-columns-repeated="27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office:value-type="string">
            <text:p>xen</text:p>
          </table:table-cell>
          <table:table-cell office:value-type="float" office:value="115.275">
            <text:p>115.275</text:p>
          </table:table-cell>
          <table:table-cell office:value-type="float" office:value="225">
            <text:p>225</text:p>
          </table:table-cell>
          <table:table-cell office:value-type="float" office:value="0.95">
            <text:p>0.95</text:p>
          </table:table-cell>
          <table:table-cell office:value-type="float" office:value="11.9944444444">
            <text:p>11.9944444444</text:p>
          </table:table-cell>
          <table:table-cell office:value-type="float" office:value="3.16944444444">
            <text:p>3.1694444444</text:p>
          </table:table-cell>
          <table:table-cell office:value-type="float" office:value="99.72">
            <text:p>99.72</text:p>
          </table:table-cell>
          <table:table-cell office:value-type="float" office:value="99.595">
            <text:p>99.595</text:p>
          </table:table-cell>
          <table:table-cell office:value-type="float" office:value="0.01">
            <text:p>0.01</text:p>
          </table:table-cell>
          <table:table-cell office:value-type="float" office:value="24.33">
            <text:p>24.33</text:p>
          </table:table-cell>
          <table:table-cell office:value-type="float" office:value="24.15">
            <text:p>24.15</text:p>
          </table:table-cell>
          <table:table-cell office:value-type="float" office:value="1.68">
            <text:p>1.6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3.51">
            <text:p>3.51</text:p>
          </table:table-cell>
          <table:table-cell office:value-type="float" office:value="32">
            <text:p>32</text:p>
          </table:table-cell>
          <table:table-cell office:value-type="float" office:value="12.97">
            <text:p>12.97</text:p>
          </table:table-cell>
          <table:table-cell office:value-type="float" office:value="1.08">
            <text:p>1.08</text:p>
          </table:table-cell>
          <table:table-cell office:value-type="float" office:value="0.16">
            <text:p>0.16</text:p>
          </table:table-cell>
          <table:table-cell table:number-columns-repeated="2"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string">
            <text:p>kvm2</text:p>
          </table:table-cell>
          <table:table-cell office:value-type="float" office:value="62.645">
            <text:p>62.645</text:p>
          </table:table-cell>
          <table:table-cell office:value-type="float" office:value="122">
            <text:p>122</text:p>
          </table:table-cell>
          <table:table-cell office:value-type="float" office:value="0.4">
            <text:p>0.4</text:p>
          </table:table-cell>
          <table:table-cell office:value-type="float" office:value="5.18333333333">
            <text:p>5.1833333333</text:p>
          </table:table-cell>
          <table:table-cell office:value-type="float" office:value="4.99444444444">
            <text:p>4.9944444444</text:p>
          </table:table-cell>
          <table:table-cell office:value-type="float" office:value="99.78">
            <text:p>99.78</text:p>
          </table:table-cell>
          <table:table-cell office:value-type="float" office:value="97.7883333333">
            <text:p>97.788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38">
            <text:p>0.3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0.48">
            <text:p>10.48</text:p>
          </table:table-cell>
          <table:table-cell office:value-type="float" office:value="69.22">
            <text:p>69.22</text:p>
          </table:table-cell>
          <table:table-cell office:value-type="float" office:value="19.01">
            <text:p>19.01</text:p>
          </table:table-cell>
          <table:table-cell office:value-type="float" office:value="0.65">
            <text:p>0.65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vm1</text:p>
          </table:table-cell>
          <table:table-cell office:value-type="float" office:value="11932">
            <text:p>11932</text:p>
          </table:table-cell>
          <table:table-cell office:value-type="float" office:value="23864">
            <text:p>23864</text:p>
          </table:table-cell>
          <table:table-cell office:value-type="float" office:value="34.82">
            <text:p>34.82</text:p>
          </table:table-cell>
          <table:table-cell office:value-type="float" office:value="124.155555556">
            <text:p>124.155555556</text:p>
          </table:table-cell>
          <table:table-cell office:value-type="float" office:value="123.933333333">
            <text:p>123.933333333</text:p>
          </table:table-cell>
          <table:table-cell office:value-type="float" office:value="75.11">
            <text:p>75.11</text:p>
          </table:table-cell>
          <table:table-cell office:value-type="float" office:value="8.135">
            <text:p>8.135</text:p>
          </table:table-cell>
          <table:table-cell office:value-type="float" office:value="98.57">
            <text:p>98.57</text:p>
          </table:table-cell>
          <table:table-cell office:value-type="float" office:value="1.42">
            <text:p>1.42</text:p>
          </table:table-cell>
          <table:table-cell table:number-columns-repeated="2"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host</text:p>
          </table:table-cell>
          <table:table-cell office:value-type="float" office:value="64.413">
            <text:p>64.413</text:p>
          </table:table-cell>
          <table:table-cell office:value-type="float" office:value="125">
            <text:p>125</text:p>
          </table:table-cell>
          <table:table-cell office:value-type="float" office:value="0.88">
            <text:p>0.88</text:p>
          </table:table-cell>
          <table:table-cell office:value-type="float" office:value="1.26486486486">
            <text:p>1.2648648649</text:p>
          </table:table-cell>
          <table:table-cell office:value-type="float" office:value="0">
            <text:p>0</text:p>
          </table:table-cell>
          <table:table-cell office:value-type="float" office:value="99.61">
            <text:p>99.61</text:p>
          </table:table-cell>
          <table:table-cell office:value-type="float" office:value="99.3727777778">
            <text:p>99.3727777778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12.13">
            <text:p>12.13</text:p>
          </table:table-cell>
          <table:table-cell office:value-type="float" office:value="69.42">
            <text:p>69.42</text:p>
          </table:table-cell>
          <table:table-cell office:value-type="float" office:value="17.33">
            <text:p>17.33</text:p>
          </table:table-cell>
          <table:table-cell office:value-type="float" office:value="0.39">
            <text:p>0.39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512_write_1</text:p>
          </table:table-cell>
          <table:table-cell table:number-columns-repeated="27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table:number-columns-repeated="5"/>
        </table:table-row>
        <table:table-row table:style-name="ro1">
          <table:table-cell office:value-type="string">
            <text:p>xen</text:p>
          </table:table-cell>
          <table:table-cell office:value-type="float" office:value="162.242">
            <text:p>162.242</text:p>
          </table:table-cell>
          <table:table-cell office:value-type="float" office:value="316">
            <text:p>316</text:p>
          </table:table-cell>
          <table:table-cell office:value-type="float" office:value="1.26">
            <text:p>1.26</text:p>
          </table:table-cell>
          <table:table-cell office:value-type="float" office:value="12.2555555556">
            <text:p>12.2555555556</text:p>
          </table:table-cell>
          <table:table-cell office:value-type="float" office:value="3.78611111111">
            <text:p>3.7861111111</text:p>
          </table:table-cell>
          <table:table-cell office:value-type="float" office:value="99.62">
            <text:p>99.62</text:p>
          </table:table-cell>
          <table:table-cell office:value-type="float" office:value="97.4238888889">
            <text:p>97.4238888889</text:p>
          </table:table-cell>
          <table:table-cell office:value-type="float" office:value="3.4">
            <text:p>3.4</text:p>
          </table:table-cell>
          <table:table-cell office:value-type="float" office:value="49.42">
            <text:p>49.42</text:p>
          </table:table-cell>
          <table:table-cell office:value-type="float" office:value="14.29">
            <text:p>14.29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2.47">
            <text:p>2.47</text:p>
          </table:table-cell>
          <table:table-cell office:value-type="float" office:value="21.49">
            <text:p>21.49</text:p>
          </table:table-cell>
          <table:table-cell office:value-type="float" office:value="7.3">
            <text:p>7.3</text:p>
          </table:table-cell>
          <table:table-cell office:value-type="float" office:value="0.35">
            <text:p>0.35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kvm2</text:p>
          </table:table-cell>
          <table:table-cell office:value-type="float" office:value="111.162">
            <text:p>111.162</text:p>
          </table:table-cell>
          <table:table-cell office:value-type="float" office:value="217">
            <text:p>217</text:p>
          </table:table-cell>
          <table:table-cell office:value-type="float" office:value="0.63">
            <text:p>0.63</text:p>
          </table:table-cell>
          <table:table-cell office:value-type="float" office:value="5.83888888889">
            <text:p>5.8388888889</text:p>
          </table:table-cell>
          <table:table-cell office:value-type="float" office:value="5.61111111111">
            <text:p>5.6111111111</text:p>
          </table:table-cell>
          <table:table-cell office:value-type="float" office:value="99.54">
            <text:p>99.54</text:p>
          </table:table-cell>
          <table:table-cell office:value-type="float" office:value="96.5227777778">
            <text:p>96.5227777778</text:p>
          </table:table-cell>
          <table:table-cell table:number-columns-repeated="2" office:value-type="float" office:value="0">
            <text:p>0</text:p>
          </table:table-cell>
          <table:table-cell office:value-type="float" office:value="3.66">
            <text:p>3.66</text:p>
          </table:table-cell>
          <table:table-cell office:value-type="float" office:value="5.62">
            <text:p>5.62</text:p>
          </table:table-cell>
          <table:table-cell office:value-type="float" office:value="0.25">
            <text:p>0.25</text:p>
          </table:table-cell>
          <table:table-cell office:value-type="float" office:value="0.12">
            <text:p>0.12</text:p>
          </table:table-cell>
          <table:table-cell office:value-type="float" office:value="2.56">
            <text:p>2.56</text:p>
          </table:table-cell>
          <table:table-cell office:value-type="float" office:value="69.23">
            <text:p>69.23</text:p>
          </table:table-cell>
          <table:table-cell office:value-type="float" office:value="3.4">
            <text:p>3.4</text:p>
          </table:table-cell>
          <table:table-cell office:value-type="float" office:value="14.82">
            <text:p>14.8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string">
            <text:p>kvm1</text:p>
          </table:table-cell>
          <table:table-cell office:value-type="float" office:value="62.354">
            <text:p>62.354</text:p>
          </table:table-cell>
          <table:table-cell office:value-type="float" office:value="121">
            <text:p>121</text:p>
          </table:table-cell>
          <table:table-cell office:value-type="float" office:value="0.42">
            <text:p>0.42</text:p>
          </table:table-cell>
          <table:table-cell office:value-type="float" office:value="11.1388888889">
            <text:p>11.1388888889</text:p>
          </table:table-cell>
          <table:table-cell office:value-type="float" office:value="10.6777777778">
            <text:p>10.6777777778</text:p>
          </table:table-cell>
          <table:table-cell office:value-type="float" office:value="99.67">
            <text:p>99.67</text:p>
          </table:table-cell>
          <table:table-cell office:value-type="float" office:value="94.2222222222">
            <text:p>94.2222222222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9.29">
            <text:p>9.29</text:p>
          </table:table-cell>
          <table:table-cell office:value-type="float" office:value="62.86">
            <text:p>62.86</text:p>
          </table:table-cell>
          <table:table-cell office:value-type="float" office:value="27.39">
            <text:p>27.39</text:p>
          </table:table-cell>
          <table:table-cell office:value-type="float" office:value="0.38">
            <text:p>0.38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host</text:p>
          </table:table-cell>
          <table:table-cell office:value-type="float" office:value="131.836">
            <text:p>131.836</text:p>
          </table:table-cell>
          <table:table-cell office:value-type="float" office:value="257">
            <text:p>257</text:p>
          </table:table-cell>
          <table:table-cell office:value-type="float" office:value="1.73">
            <text:p>1.73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99.19">
            <text:p>99.19</text:p>
          </table:table-cell>
          <table:table-cell office:value-type="float" office:value="98.9416666667">
            <text:p>98.941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4.53">
            <text:p>4.53</text:p>
          </table:table-cell>
          <table:table-cell office:value-type="float" office:value="1.74">
            <text:p>1.74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2.68">
            <text:p>2.68</text:p>
          </table:table-cell>
          <table:table-cell office:value-type="float" office:value="77.58">
            <text:p>77.58</text:p>
          </table:table-cell>
          <table:table-cell office:value-type="float" office:value="4.75">
            <text:p>4.75</text:p>
          </table:table-cell>
          <table:table-cell office:value-type="float" office:value="8.33">
            <text:p>8.33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4k_read_1</text:p>
          </table:table-cell>
          <table:table-cell table:number-columns-repeated="27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1">
          <table:table-cell office:value-type="string">
            <text:p>xen</text:p>
          </table:table-cell>
          <table:table-cell office:value-type="float" office:value="546.118">
            <text:p>546.118</text:p>
          </table:table-cell>
          <table:table-cell office:value-type="float" office:value="133">
            <text:p>133</text:p>
          </table:table-cell>
          <table:table-cell office:value-type="float" office:value="0.6">
            <text:p>0.6</text:p>
          </table:table-cell>
          <table:table-cell office:value-type="float" office:value="10.9027027027">
            <text:p>10.9027027027</text:p>
          </table:table-cell>
          <table:table-cell office:value-type="float" office:value="3.17297297297">
            <text:p>3.172972973</text:p>
          </table:table-cell>
          <table:table-cell office:value-type="float" office:value="99.7">
            <text:p>99.7</text:p>
          </table:table-cell>
          <table:table-cell office:value-type="float" office:value="97.4988888889">
            <text:p>97.4988888889</text:p>
          </table:table-cell>
          <table:table-cell office:value-type="float" office:value="2.44">
            <text:p>2.44</text:p>
          </table:table-cell>
          <table:table-cell office:value-type="float" office:value="8.4">
            <text:p>8.4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3.79">
            <text:p>3.79</text:p>
          </table:table-cell>
          <table:table-cell office:value-type="float" office:value="59.55">
            <text:p>59.55</text:p>
          </table:table-cell>
          <table:table-cell office:value-type="float" office:value="24.57">
            <text:p>24.57</text:p>
          </table:table-cell>
          <table:table-cell office:value-type="float" office:value="0.79">
            <text:p>0.79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01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kvm2</text:p>
          </table:table-cell>
          <table:table-cell office:value-type="float" office:value="489.936">
            <text:p>489.936</text:p>
          </table:table-cell>
          <table:table-cell office:value-type="float" office:value="119">
            <text:p>119</text:p>
          </table:table-cell>
          <table:table-cell office:value-type="float" office:value="0.35">
            <text:p>0.35</text:p>
          </table:table-cell>
          <table:table-cell office:value-type="float" office:value="4.00540540541">
            <text:p>4.0054054054</text:p>
          </table:table-cell>
          <table:table-cell office:value-type="float" office:value="3.84864864865">
            <text:p>3.8486486487</text:p>
          </table:table-cell>
          <table:table-cell office:value-type="float" office:value="99.76">
            <text:p>99.76</text:p>
          </table:table-cell>
          <table:table-cell office:value-type="float" office:value="97.9827027027">
            <text:p>97.982702702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3.5">
            <text:p>3.5</text:p>
          </table:table-cell>
          <table:table-cell office:value-type="float" office:value="66.45">
            <text:p>66.45</text:p>
          </table:table-cell>
          <table:table-cell office:value-type="float" office:value="29.25">
            <text:p>29.25</text:p>
          </table:table-cell>
          <table:table-cell office:value-type="float" office:value="0.53">
            <text:p>0.53</text:p>
          </table:table-cell>
          <table:table-cell table:number-columns-repeated="3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kvm1</text:p>
          </table:table-cell>
          <table:table-cell office:value-type="float" office:value="641.802">
            <text:p>641.802</text:p>
          </table:table-cell>
          <table:table-cell office:value-type="float" office:value="156">
            <text:p>156</text:p>
          </table:table-cell>
          <table:table-cell office:value-type="float" office:value="0.39">
            <text:p>0.39</text:p>
          </table:table-cell>
          <table:table-cell office:value-type="float" office:value="5.49189189189">
            <text:p>5.4918918919</text:p>
          </table:table-cell>
          <table:table-cell office:value-type="float" office:value="5.12432432432">
            <text:p>5.1243243243</text:p>
          </table:table-cell>
          <table:table-cell office:value-type="float" office:value="99.76">
            <text:p>99.76</text:p>
          </table:table-cell>
          <table:table-cell office:value-type="float" office:value="96.9266666667">
            <text:p>96.9266666667</text:p>
          </table:table-cell>
          <table:table-cell office:value-type="float" office:value="16.12">
            <text:p>16.12</text:p>
          </table:table-cell>
          <table:table-cell office:value-type="float" office:value="8.1">
            <text:p>8.1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3.23">
            <text:p>3.23</text:p>
          </table:table-cell>
          <table:table-cell office:value-type="float" office:value="49.76">
            <text:p>49.76</text:p>
          </table:table-cell>
          <table:table-cell office:value-type="float" office:value="22.01">
            <text:p>22.01</text:p>
          </table:table-cell>
          <table:table-cell office:value-type="float" office:value="0.53">
            <text:p>0.53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host</text:p>
          </table:table-cell>
          <table:table-cell office:value-type="float" office:value="516.314">
            <text:p>516.314</text:p>
          </table:table-cell>
          <table:table-cell office:value-type="float" office:value="126">
            <text:p>126</text:p>
          </table:table-cell>
          <table:table-cell office:value-type="float" office:value="0.88">
            <text:p>0.88</text:p>
          </table:table-cell>
          <table:table-cell office:value-type="float" office:value="1.42777777778">
            <text:p>1.4277777778</text:p>
          </table:table-cell>
          <table:table-cell office:value-type="float" office:value="0">
            <text:p>0</text:p>
          </table:table-cell>
          <table:table-cell office:value-type="float" office:value="99.56">
            <text:p>99.56</text:p>
          </table:table-cell>
          <table:table-cell office:value-type="float" office:value="99.4083333333">
            <text:p>99.4083333333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5.69">
            <text:p>5.69</text:p>
          </table:table-cell>
          <table:table-cell office:value-type="float" office:value="69.35">
            <text:p>69.35</text:p>
          </table:table-cell>
          <table:table-cell office:value-type="float" office:value="24.24">
            <text:p>24.24</text:p>
          </table:table-cell>
          <table:table-cell office:value-type="float" office:value="0.37">
            <text:p>0.37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4k_write_1</text:p>
          </table:table-cell>
          <table:table-cell table:number-columns-repeated="27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table:number-columns-repeated="5"/>
        </table:table-row>
        <table:table-row table:style-name="ro1">
          <table:table-cell office:value-type="string">
            <text:p>xen</text:p>
          </table:table-cell>
          <table:table-cell office:value-type="float" office:value="4491.5">
            <text:p>4491.5</text:p>
          </table:table-cell>
          <table:table-cell office:value-type="float" office:value="1122">
            <text:p>1122</text:p>
          </table:table-cell>
          <table:table-cell office:value-type="float" office:value="2.88">
            <text:p>2.88</text:p>
          </table:table-cell>
          <table:table-cell office:value-type="float" office:value="21.5611111111">
            <text:p>21.5611111111</text:p>
          </table:table-cell>
          <table:table-cell office:value-type="float" office:value="7.32222222222">
            <text:p>7.3222222222</text:p>
          </table:table-cell>
          <table:table-cell office:value-type="float" office:value="99">
            <text:p>99</text:p>
          </table:table-cell>
          <table:table-cell office:value-type="float" office:value="99.2977777778">
            <text:p>99.2977777778</text:p>
          </table:table-cell>
          <table:table-cell office:value-type="float" office:value="18.51">
            <text:p>18.51</text:p>
          </table:table-cell>
          <table:table-cell office:value-type="float" office:value="69.17">
            <text:p>69.17</text:p>
          </table:table-cell>
          <table:table-cell office:value-type="float" office:value="9.57">
            <text:p>9.57</text:p>
          </table:table-cell>
          <table:table-cell office:value-type="float" office:value="0.28">
            <text:p>0.28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1.97">
            <text:p>1.97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kvm2</text:p>
          </table:table-cell>
          <table:table-cell office:value-type="float" office:value="673.461">
            <text:p>673.461</text:p>
          </table:table-cell>
          <table:table-cell office:value-type="float" office:value="164">
            <text:p>164</text:p>
          </table:table-cell>
          <table:table-cell office:value-type="float" office:value="0.48">
            <text:p>0.48</text:p>
          </table:table-cell>
          <table:table-cell office:value-type="float" office:value="4.75555555556">
            <text:p>4.7555555556</text:p>
          </table:table-cell>
          <table:table-cell office:value-type="float" office:value="4.55555555556">
            <text:p>4.5555555556</text:p>
          </table:table-cell>
          <table:table-cell office:value-type="float" office:value="99.68">
            <text:p>99.68</text:p>
          </table:table-cell>
          <table:table-cell office:value-type="float" office:value="97.3738888889">
            <text:p>97.3738888889</text:p>
          </table:table-cell>
          <table:table-cell table:number-columns-repeated="2" office:value-type="float" office:value="0">
            <text:p>0</text:p>
          </table:table-cell>
          <table:table-cell office:value-type="float" office:value="4.4">
            <text:p>4.4</text:p>
          </table:table-cell>
          <table:table-cell office:value-type="float" office:value="9.08">
            <text:p>9.08</text:p>
          </table:table-cell>
          <table:table-cell office:value-type="float" office:value="0.46">
            <text:p>0.46</text:p>
          </table:table-cell>
          <table:table-cell office:value-type="float" office:value="0.21">
            <text:p>0.21</text:p>
          </table:table-cell>
          <table:table-cell office:value-type="float" office:value="0.74">
            <text:p>0.74</text:p>
          </table:table-cell>
          <table:table-cell office:value-type="float" office:value="45.05">
            <text:p>45.05</text:p>
          </table:table-cell>
          <table:table-cell office:value-type="float" office:value="16.01">
            <text:p>16.01</text:p>
          </table:table-cell>
          <table:table-cell office:value-type="float" office:value="23.57">
            <text:p>23.57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string">
            <text:p>kvm1</text:p>
          </table:table-cell>
          <table:table-cell office:value-type="float" office:value="401.044">
            <text:p>401.044</text:p>
          </table:table-cell>
          <table:table-cell office:value-type="float" office:value="97">
            <text:p>97</text:p>
          </table:table-cell>
          <table:table-cell office:value-type="float" office:value="0.35">
            <text:p>0.35</text:p>
          </table:table-cell>
          <table:table-cell office:value-type="float" office:value="5.50810810811">
            <text:p>5.5081081081</text:p>
          </table:table-cell>
          <table:table-cell office:value-type="float" office:value="5.1027027027">
            <text:p>5.1027027027</text:p>
          </table:table-cell>
          <table:table-cell office:value-type="float" office:value="99.78">
            <text:p>99.78</text:p>
          </table:table-cell>
          <table:table-cell office:value-type="float" office:value="96.8783333333">
            <text:p>96.878333333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office:value-type="float" office:value="47.56">
            <text:p>47.56</text:p>
          </table:table-cell>
          <table:table-cell office:value-type="float" office:value="49.66">
            <text:p>49.66</text:p>
          </table:table-cell>
          <table:table-cell office:value-type="float" office:value="0.88">
            <text:p>0.88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host</text:p>
          </table:table-cell>
          <table:table-cell office:value-type="float" office:value="761.328">
            <text:p>761.328</text:p>
          </table:table-cell>
          <table:table-cell office:value-type="float" office:value="185">
            <text:p>185</text:p>
          </table:table-cell>
          <table:table-cell office:value-type="float" office:value="1.26">
            <text:p>1.26</text:p>
          </table:table-cell>
          <table:table-cell office:value-type="float" office:value="1.66666666667">
            <text:p>1.6666666667</text:p>
          </table:table-cell>
          <table:table-cell office:value-type="float" office:value="0">
            <text:p>0</text:p>
          </table:table-cell>
          <table:table-cell office:value-type="float" office:value="99.39">
            <text:p>99.39</text:p>
          </table:table-cell>
          <table:table-cell office:value-type="float" office:value="99.2555555556">
            <text:p>99.2555555556</text:p>
          </table:table-cell>
          <table:table-cell table:number-columns-repeated="2" office:value-type="float" office:value="0">
            <text:p>0</text:p>
          </table:table-cell>
          <table:table-cell office:value-type="float" office:value="5.94">
            <text:p>5.94</text:p>
          </table:table-cell>
          <table:table-cell office:value-type="float" office:value="1.69">
            <text:p>1.69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office:value-type="float" office:value="0.71">
            <text:p>0.71</text:p>
          </table:table-cell>
          <table:table-cell office:value-type="float" office:value="54.87">
            <text:p>54.87</text:p>
          </table:table-cell>
          <table:table-cell office:value-type="float" office:value="17.53">
            <text:p>17.53</text:p>
          </table:table-cell>
          <table:table-cell office:value-type="float" office:value="18.73">
            <text:p>18.73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32k_read_1</text:p>
          </table:table-cell>
          <table:table-cell table:number-columns-repeated="27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office:value-type="float" office:value="2000">
            <text:p>2000</text:p>
          </table:table-cell>
          <table:table-cell table:number-columns-repeated="5"/>
        </table:table-row>
        <table:table-row table:style-name="ro1">
          <table:table-cell office:value-type="string">
            <text:p>xen</text:p>
          </table:table-cell>
          <table:table-cell office:value-type="float" office:value="2764.9">
            <text:p>2764.9</text:p>
          </table:table-cell>
          <table:table-cell office:value-type="float" office:value="86">
            <text:p>86</text:p>
          </table:table-cell>
          <table:table-cell office:value-type="float" office:value="0.44">
            <text:p>0.44</text:p>
          </table:table-cell>
          <table:table-cell office:value-type="float" office:value="14.8111111111">
            <text:p>14.8111111111</text:p>
          </table:table-cell>
          <table:table-cell office:value-type="float" office:value="2.29444444444">
            <text:p>2.2944444444</text:p>
          </table:table-cell>
          <table:table-cell office:value-type="float" office:value="99.94">
            <text:p>99.94</text:p>
          </table:table-cell>
          <table:table-cell office:value-type="float" office:value="99.4302702703">
            <text:p>99.4302702703</text:p>
          </table:table-cell>
          <table:table-cell office:value-type="float" office:value="0.03">
            <text:p>0.03</text:p>
          </table:table-cell>
          <table:table-cell office:value-type="float" office:value="7.1">
            <text:p>7.1</text:p>
          </table:table-cell>
          <table:table-cell office:value-type="float" office:value="1.47">
            <text:p>1.47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67">
            <text:p>0.67</text:p>
          </table:table-cell>
          <table:table-cell office:value-type="float" office:value="47.26">
            <text:p>47.26</text:p>
          </table:table-cell>
          <table:table-cell office:value-type="float" office:value="40">
            <text:p>40</text:p>
          </table:table-cell>
          <table:table-cell office:value-type="float" office:value="2.62">
            <text:p>2.62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46">
            <text:p>0.46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string">
            <text:p>kvm2</text:p>
          </table:table-cell>
          <table:table-cell office:value-type="float" office:value="3519.6">
            <text:p>3519.6</text:p>
          </table:table-cell>
          <table:table-cell office:value-type="float" office:value="109">
            <text:p>109</text:p>
          </table:table-cell>
          <table:table-cell office:value-type="float" office:value="0.3">
            <text:p>0.3</text:p>
          </table:table-cell>
          <table:table-cell office:value-type="float" office:value="3.57297297297">
            <text:p>3.572972973</text:p>
          </table:table-cell>
          <table:table-cell office:value-type="float" office:value="3.38378378378">
            <text:p>3.3837837838</text:p>
          </table:table-cell>
          <table:table-cell office:value-type="float" office:value="99.77">
            <text:p>99.77</text:p>
          </table:table-cell>
          <table:table-cell office:value-type="float" office:value="97.9416666667">
            <text:p>97.941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79">
            <text:p>1.79</text:p>
          </table:table-cell>
          <table:table-cell office:value-type="float" office:value="60.28">
            <text:p>60.28</text:p>
          </table:table-cell>
          <table:table-cell office:value-type="float" office:value="36.62">
            <text:p>36.62</text:p>
          </table:table-cell>
          <table:table-cell office:value-type="float" office:value="0.91">
            <text:p>0.91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kvm1</text:p>
          </table:table-cell>
          <table:table-cell office:value-type="float" office:value="3215.6">
            <text:p>3215.6</text:p>
          </table:table-cell>
          <table:table-cell office:value-type="float" office:value="100">
            <text:p>100</text:p>
          </table:table-cell>
          <table:table-cell office:value-type="float" office:value="0.31">
            <text:p>0.31</text:p>
          </table:table-cell>
          <table:table-cell office:value-type="float" office:value="5.69189189189">
            <text:p>5.6918918919</text:p>
          </table:table-cell>
          <table:table-cell office:value-type="float" office:value="5.23243243243">
            <text:p>5.2324324324</text:p>
          </table:table-cell>
          <table:table-cell office:value-type="float" office:value="99.83">
            <text:p>99.83</text:p>
          </table:table-cell>
          <table:table-cell office:value-type="float" office:value="98.6955555556">
            <text:p>98.6955555556</text:p>
          </table:table-cell>
          <table:table-cell office:value-type="float" office:value="4.15">
            <text:p>4.15</text:p>
          </table:table-cell>
          <table:table-cell office:value-type="float" office:value="11.83">
            <text:p>11.83</text:p>
          </table:table-cell>
          <table:table-cell office:value-type="float" office:value="1.14">
            <text:p>1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 office:value-type="float" office:value="33.75">
            <text:p>33.75</text:p>
          </table:table-cell>
          <table:table-cell office:value-type="float" office:value="42.3">
            <text:p>42.3</text:p>
          </table:table-cell>
          <table:table-cell office:value-type="float" office:value="6.12">
            <text:p>6.12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host</text:p>
          </table:table-cell>
          <table:table-cell office:value-type="float" office:value="3736.9">
            <text:p>3736.9</text:p>
          </table:table-cell>
          <table:table-cell office:value-type="float" office:value="116">
            <text:p>116</text:p>
          </table:table-cell>
          <table:table-cell office:value-type="float" office:value="0.78">
            <text:p>0.78</text:p>
          </table:table-cell>
          <table:table-cell office:value-type="float" office:value="1.17222222222">
            <text:p>1.1722222222</text:p>
          </table:table-cell>
          <table:table-cell office:value-type="float" office:value="0">
            <text:p>0</text:p>
          </table:table-cell>
          <table:table-cell office:value-type="float" office:value="99.56">
            <text:p>99.56</text:p>
          </table:table-cell>
          <table:table-cell office:value-type="float" office:value="99.2988888889">
            <text:p>99.2988888889</text:p>
          </table:table-cell>
          <table:table-cell table:number-columns-repeated="2"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3.45">
            <text:p>3.45</text:p>
          </table:table-cell>
          <table:table-cell office:value-type="float" office:value="64.19">
            <text:p>64.19</text:p>
          </table:table-cell>
          <table:table-cell office:value-type="float" office:value="31.54">
            <text:p>31.54</text:p>
          </table:table-cell>
          <table:table-cell office:value-type="float" office:value="0.49">
            <text:p>0.49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32k_write_1</text:p>
          </table:table-cell>
          <table:table-cell table:number-columns-repeated="27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1">
          <table:table-cell office:value-type="string">
            <text:p>xen</text:p>
          </table:table-cell>
          <table:table-cell office:value-type="float" office:value="13153">
            <text:p>13153</text:p>
          </table:table-cell>
          <table:table-cell office:value-type="float" office:value="411">
            <text:p>411</text:p>
          </table:table-cell>
          <table:table-cell office:value-type="float" office:value="1.85">
            <text:p>1.85</text:p>
          </table:table-cell>
          <table:table-cell office:value-type="float" office:value="16.5888888889">
            <text:p>16.5888888889</text:p>
          </table:table-cell>
          <table:table-cell office:value-type="float" office:value="4.93611111111">
            <text:p>4.9361111111</text:p>
          </table:table-cell>
          <table:table-cell office:value-type="float" office:value="99.78">
            <text:p>99.78</text:p>
          </table:table-cell>
          <table:table-cell office:value-type="float" office:value="99.5533333333">
            <text:p>99.5533333333</text:p>
          </table:table-cell>
          <table:table-cell office:value-type="float" office:value="0.11">
            <text:p>0.11</text:p>
          </table:table-cell>
          <table:table-cell office:value-type="float" office:value="61.27">
            <text:p>61.27</text:p>
          </table:table-cell>
          <table:table-cell office:value-type="float" office:value="15.59">
            <text:p>15.59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12.58">
            <text:p>12.58</text:p>
          </table:table-cell>
          <table:table-cell office:value-type="float" office:value="9.94">
            <text:p>9.94</text:p>
          </table:table-cell>
          <table:table-cell office:value-type="float" office:value="0.33">
            <text:p>0.33</text:p>
          </table:table-cell>
          <table:table-cell table:number-columns-repeated="3" office:value-type="float" office:value="0.01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kvm2</text:p>
          </table:table-cell>
          <table:table-cell office:value-type="float" office:value="4005.9">
            <text:p>4005.9</text:p>
          </table:table-cell>
          <table:table-cell office:value-type="float" office:value="125">
            <text:p>125</text:p>
          </table:table-cell>
          <table:table-cell office:value-type="float" office:value="0.37">
            <text:p>0.37</text:p>
          </table:table-cell>
          <table:table-cell office:value-type="float" office:value="3.70555555556">
            <text:p>3.7055555556</text:p>
          </table:table-cell>
          <table:table-cell office:value-type="float" office:value="3.55">
            <text:p>3.55</text:p>
          </table:table-cell>
          <table:table-cell office:value-type="float" office:value="99.77">
            <text:p>99.77</text:p>
          </table:table-cell>
          <table:table-cell office:value-type="float" office:value="97.6777777778">
            <text:p>97.6777777778</text:p>
          </table:table-cell>
          <table:table-cell table:number-columns-repeated="2" office:value-type="float" office:value="0">
            <text:p>0</text:p>
          </table:table-cell>
          <table:table-cell office:value-type="float" office:value="27.18">
            <text:p>27.18</text:p>
          </table:table-cell>
          <table:table-cell office:value-type="float" office:value="30.27">
            <text:p>30.27</text:p>
          </table:table-cell>
          <table:table-cell office:value-type="float" office:value="0.41">
            <text:p>0.41</text:p>
          </table:table-cell>
          <table:table-cell office:value-type="float" office:value="0.92">
            <text:p>0.92</text:p>
          </table:table-cell>
          <table:table-cell office:value-type="float" office:value="5.6">
            <text:p>5.6</text:p>
          </table:table-cell>
          <table:table-cell office:value-type="float" office:value="9.43">
            <text:p>9.43</text:p>
          </table:table-cell>
          <table:table-cell office:value-type="float" office:value="15.3">
            <text:p>15.3</text:p>
          </table:table-cell>
          <table:table-cell office:value-type="float" office:value="9">
            <text:p>9</text:p>
          </table:table-cell>
          <table:table-cell office:value-type="float" office:value="1.29">
            <text:p>1.29</text:p>
          </table:table-cell>
          <table:table-cell office:value-type="float" office:value="0.45">
            <text:p>0.45</text:p>
          </table:table-cell>
          <table:table-cell office:value-type="float" office:value="0.14">
            <text:p>0.14</text:p>
          </table:table-cell>
          <table:table-cell table:number-columns-repeated="7"/>
        </table:table-row>
        <table:table-row table:style-name="ro1">
          <table:table-cell office:value-type="string">
            <text:p>kvm1</text:p>
          </table:table-cell>
          <table:table-cell office:value-type="float" office:value="2672.7">
            <text:p>2672.7</text:p>
          </table:table-cell>
          <table:table-cell office:value-type="float" office:value="83">
            <text:p>83</text:p>
          </table:table-cell>
          <table:table-cell office:value-type="float" office:value="0.28">
            <text:p>0.28</text:p>
          </table:table-cell>
          <table:table-cell office:value-type="float" office:value="5.08888888889">
            <text:p>5.0888888889</text:p>
          </table:table-cell>
          <table:table-cell office:value-type="float" office:value="4.67777777778">
            <text:p>4.6777777778</text:p>
          </table:table-cell>
          <table:table-cell office:value-type="float" office:value="99.79">
            <text:p>99.79</text:p>
          </table:table-cell>
          <table:table-cell office:value-type="float" office:value="97.1459459459">
            <text:p>97.1459459459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  <table:table-cell office:value-type="float" office:value="30.67">
            <text:p>30.67</text:p>
          </table:table-cell>
          <table:table-cell office:value-type="float" office:value="66.54">
            <text:p>66.54</text:p>
          </table:table-cell>
          <table:table-cell office:value-type="float" office:value="2">
            <text:p>2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host</text:p>
          </table:table-cell>
          <table:table-cell office:value-type="float" office:value="4155.4">
            <text:p>4155.4</text:p>
          </table:table-cell>
          <table:table-cell office:value-type="float" office:value="129">
            <text:p>129</text:p>
          </table:table-cell>
          <table:table-cell office:value-type="float" office:value="0.91">
            <text:p>0.91</text:p>
          </table:table-cell>
          <table:table-cell office:value-type="float" office:value="1.35">
            <text:p>1.35</text:p>
          </table:table-cell>
          <table:table-cell office:value-type="float" office:value="0">
            <text:p>0</text:p>
          </table:table-cell>
          <table:table-cell office:value-type="float" office:value="99.58">
            <text:p>99.58</text:p>
          </table:table-cell>
          <table:table-cell office:value-type="float" office:value="99.46">
            <text:p>99.46</text:p>
          </table:table-cell>
          <table:table-cell office:value-type="float" office:value="0">
            <text:p>0</text:p>
          </table:table-cell>
          <table:table-cell office:value-type="float" office:value="3.7">
            <text:p>3.7</text:p>
          </table:table-cell>
          <table:table-cell office:value-type="float" office:value="45.74">
            <text:p>45.74</text:p>
          </table:table-cell>
          <table:table-cell office:value-type="float" office:value="2.61">
            <text:p>2.61</text:p>
          </table:table-cell>
          <table:table-cell office:value-type="float" office:value="0.14">
            <text:p>0.14</text:p>
          </table:table-cell>
          <table:table-cell office:value-type="float" office:value="0.62">
            <text:p>0.62</text:p>
          </table:table-cell>
          <table:table-cell office:value-type="float" office:value="7.46">
            <text:p>7.46</text:p>
          </table:table-cell>
          <table:table-cell office:value-type="float" office:value="11.41">
            <text:p>11.41</text:p>
          </table:table-cell>
          <table:table-cell office:value-type="float" office:value="17.4">
            <text:p>17.4</text:p>
          </table:table-cell>
          <table:table-cell office:value-type="float" office:value="9.59">
            <text:p>9.59</text:p>
          </table:table-cell>
          <table:table-cell office:value-type="float" office:value="1.01">
            <text:p>1.01</text:p>
          </table:table-cell>
          <table:table-cell office:value-type="float" office:value="0.23">
            <text:p>0.23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512k_read_1</text:p>
          </table:table-cell>
          <table:table-cell table:number-columns-repeated="27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number-columns-repeated="8"/>
        </table:table-row>
        <table:table-row table:style-name="ro1">
          <table:table-cell office:value-type="string">
            <text:p>xen</text:p>
          </table:table-cell>
          <table:table-cell office:value-type="float" office:value="25994">
            <text:p>25994</text:p>
          </table:table-cell>
          <table:table-cell office:value-type="float" office:value="50">
            <text:p>50</text:p>
          </table:table-cell>
          <table:table-cell office:value-type="float" office:value="0.74">
            <text:p>0.74</text:p>
          </table:table-cell>
          <table:table-cell office:value-type="float" office:value="19.536">
            <text:p>19.536</text:p>
          </table:table-cell>
          <table:table-cell office:value-type="float" office:value="3.028">
            <text:p>3.028</text:p>
          </table:table-cell>
          <table:table-cell office:value-type="float" office:value="99.92">
            <text:p>99.92</text:p>
          </table:table-cell>
          <table:table-cell office:value-type="float" office:value="99.9133333333">
            <text:p>99.913333333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3.58">
            <text:p>3.58</text:p>
          </table:table-cell>
          <table:table-cell office:value-type="float" office:value="73.63">
            <text:p>73.63</text:p>
          </table:table-cell>
          <table:table-cell office:value-type="float" office:value="20.69">
            <text:p>20.69</text:p>
          </table:table-cell>
          <table:table-cell office:value-type="float" office:value="1.43">
            <text:p>1.43</text:p>
          </table:table-cell>
          <table:table-cell office:value-type="float" office:value="0.36">
            <text:p>0.36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number-columns-repeated="8"/>
        </table:table-row>
        <table:table-row table:style-name="ro1">
          <table:table-cell office:value-type="string">
            <text:p>kvm2</text:p>
          </table:table-cell>
          <table:table-cell office:value-type="float" office:value="31602">
            <text:p>31602</text:p>
          </table:table-cell>
          <table:table-cell office:value-type="float" office:value="61">
            <text:p>61</text:p>
          </table:table-cell>
          <table:table-cell office:value-type="float" office:value="0.33">
            <text:p>0.33</text:p>
          </table:table-cell>
          <table:table-cell office:value-type="float" office:value="2.98">
            <text:p>2.98</text:p>
          </table:table-cell>
          <table:table-cell office:value-type="float" office:value="2.82">
            <text:p>2.82</text:p>
          </table:table-cell>
          <table:table-cell office:value-type="float" office:value="99.77">
            <text:p>99.77</text:p>
          </table:table-cell>
          <table:table-cell office:value-type="float" office:value="98.092">
            <text:p>98.092</text:p>
          </table:table-cell>
          <table:table-cell table:number-columns-repeated="4" office:value-type="float" office:value="0">
            <text:p>0</text:p>
          </table:table-cell>
          <table:table-cell office:value-type="float" office:value="2.91">
            <text:p>2.91</text:p>
          </table:table-cell>
          <table:table-cell office:value-type="float" office:value="86.72">
            <text:p>86.72</text:p>
          </table:table-cell>
          <table:table-cell office:value-type="float" office:value="9.88">
            <text:p>9.88</text:p>
          </table:table-cell>
          <table:table-cell office:value-type="float" office:value="0.47">
            <text:p>0.47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kvm1</text:p>
          </table:table-cell>
          <table:table-cell office:value-type="float" office:value="21314">
            <text:p>21314</text:p>
          </table:table-cell>
          <table:table-cell office:value-type="float" office:value="41">
            <text:p>41</text:p>
          </table:table-cell>
          <table:table-cell office:value-type="float" office:value="0.23">
            <text:p>0.23</text:p>
          </table:table-cell>
          <table:table-cell office:value-type="float" office:value="5.85517241379">
            <text:p>5.8551724138</text:p>
          </table:table-cell>
          <table:table-cell office:value-type="float" office:value="5.33793103448">
            <text:p>5.3379310345</text:p>
          </table:table-cell>
          <table:table-cell office:value-type="float" office:value="99.89">
            <text:p>99.89</text:p>
          </table:table-cell>
          <table:table-cell office:value-type="float" office:value="99.1910344828">
            <text:p>99.1910344828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2.16">
            <text:p>2.16</text:p>
          </table:table-cell>
          <table:table-cell office:value-type="float" office:value="19.99">
            <text:p>19.99</text:p>
          </table:table-cell>
          <table:table-cell office:value-type="float" office:value="76.4">
            <text:p>76.4</text:p>
          </table:table-cell>
          <table:table-cell office:value-type="float" office:value="0.76">
            <text:p>0.76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host</text:p>
          </table:table-cell>
          <table:table-cell office:value-type="float" office:value="32843">
            <text:p>32843</text:p>
          </table:table-cell>
          <table:table-cell office:value-type="float" office:value="64">
            <text:p>64</text:p>
          </table:table-cell>
          <table:table-cell office:value-type="float" office:value="0.59">
            <text:p>0.59</text:p>
          </table:table-cell>
          <table:table-cell office:value-type="float" office:value="0.989473684211">
            <text:p>0.9894736842</text:p>
          </table:table-cell>
          <table:table-cell office:value-type="float" office:value="0">
            <text:p>0</text:p>
          </table:table-cell>
          <table:table-cell office:value-type="float" office:value="99.34">
            <text:p>99.34</text:p>
          </table:table-cell>
          <table:table-cell office:value-type="float" office:value="99.1621052632">
            <text:p>99.1621052632</text:p>
          </table:table-cell>
          <table:table-cell table:number-columns-repeated="4" office:value-type="float" office:value="0">
            <text:p>0</text:p>
          </table:table-cell>
          <table:table-cell office:value-type="float" office:value="3.71">
            <text:p>3.71</text:p>
          </table:table-cell>
          <table:table-cell office:value-type="float" office:value="89.5">
            <text:p>89.5</text:p>
          </table:table-cell>
          <table:table-cell office:value-type="float" office:value="6.62">
            <text:p>6.62</text:p>
          </table:table-cell>
          <table:table-cell office:value-type="float" office:value="0.16">
            <text:p>0.16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512k_write_1</text:p>
          </table:table-cell>
          <table:table-cell table:number-columns-repeated="27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office:value-type="string">
            <text:p>xen</text:p>
          </table:table-cell>
          <table:table-cell office:value-type="float" office:value="43654">
            <text:p>43654</text:p>
          </table:table-cell>
          <table:table-cell office:value-type="float" office:value="85">
            <text:p>85</text:p>
          </table:table-cell>
          <table:table-cell office:value-type="float" office:value="1.36">
            <text:p>1.36</text:p>
          </table:table-cell>
          <table:table-cell office:value-type="float" office:value="21.2785714286">
            <text:p>21.2785714286</text:p>
          </table:table-cell>
          <table:table-cell office:value-type="float" office:value="3.66428571429">
            <text:p>3.6642857143</text:p>
          </table:table-cell>
          <table:table-cell office:value-type="float" office:value="99.97">
            <text:p>99.97</text:p>
          </table:table-cell>
          <table:table-cell office:value-type="float" office:value="99.3706666667">
            <text:p>99.3706666667</text:p>
          </table:table-cell>
          <table:table-cell table:number-columns-repeated="2" office:value-type="float" office:value="2.05">
            <text:p>2.05</text:p>
          </table:table-cell>
          <table:table-cell office:value-type="float" office:value="2.26">
            <text:p>2.26</text:p>
          </table:table-cell>
          <table:table-cell office:value-type="float" office:value="0.78">
            <text:p>0.78</text:p>
          </table:table-cell>
          <table:table-cell office:value-type="float" office:value="0.02">
            <text:p>0.02</text:p>
          </table:table-cell>
          <table:table-cell office:value-type="float" office:value="40.36">
            <text:p>40.36</text:p>
          </table:table-cell>
          <table:table-cell office:value-type="float" office:value="51.61">
            <text:p>51.61</text:p>
          </table:table-cell>
          <table:table-cell office:value-type="float" office:value="0.81">
            <text:p>0.8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string">
            <text:p>kvm2</text:p>
          </table:table-cell>
          <table:table-cell office:value-type="float" office:value="31474">
            <text:p>31474</text:p>
          </table:table-cell>
          <table:table-cell office:value-type="float" office:value="61">
            <text:p>61</text:p>
          </table:table-cell>
          <table:table-cell office:value-type="float" office:value="0.43">
            <text:p>0.43</text:p>
          </table:table-cell>
          <table:table-cell office:value-type="float" office:value="3.52">
            <text:p>3.52</text:p>
          </table:table-cell>
          <table:table-cell office:value-type="float" office:value="3.38">
            <text:p>3.38</text:p>
          </table:table-cell>
          <table:table-cell office:value-type="float" office:value="99.7">
            <text:p>99.7</text:p>
          </table:table-cell>
          <table:table-cell office:value-type="float" office:value="97.755">
            <text:p>97.755</text:p>
          </table:table-cell>
          <table:table-cell table:number-columns-repeated="4"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4.9">
            <text:p>4.9</text:p>
          </table:table-cell>
          <table:table-cell office:value-type="float" office:value="1.92">
            <text:p>1.92</text:p>
          </table:table-cell>
          <table:table-cell office:value-type="float" office:value="28.86">
            <text:p>28.86</text:p>
          </table:table-cell>
          <table:table-cell office:value-type="float" office:value="7.45">
            <text:p>7.45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kvm1</text:p>
          </table:table-cell>
          <table:table-cell office:value-type="float" office:value="23741">
            <text:p>23741</text:p>
          </table:table-cell>
          <table:table-cell office:value-type="float" office:value="46">
            <text:p>46</text:p>
          </table:table-cell>
          <table:table-cell office:value-type="float" office:value="0.31">
            <text:p>0.31</text:p>
          </table:table-cell>
          <table:table-cell office:value-type="float" office:value="5.87407407407">
            <text:p>5.8740740741</text:p>
          </table:table-cell>
          <table:table-cell office:value-type="float" office:value="5.20740740741">
            <text:p>5.2074074074</text:p>
          </table:table-cell>
          <table:table-cell office:value-type="float" office:value="99.83">
            <text:p>99.83</text:p>
          </table:table-cell>
          <table:table-cell office:value-type="float" office:value="96.6474074074">
            <text:p>96.6474074074</text:p>
          </table:table-cell>
          <table:table-cell table:number-columns-repeated="5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37.16">
            <text:p>37.16</text:p>
          </table:table-cell>
          <table:table-cell office:value-type="float" office:value="62.35">
            <text:p>62.35</text:p>
          </table:table-cell>
          <table:table-cell office:value-type="float" office:value="0.46">
            <text:p>0.46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host</text:p>
          </table:table-cell>
          <table:table-cell office:value-type="float" office:value="31160">
            <text:p>31160</text:p>
          </table:table-cell>
          <table:table-cell office:value-type="float" office:value="60">
            <text:p>60</text:p>
          </table:table-cell>
          <table:table-cell office:value-type="float" office:value="0.86">
            <text:p>0.86</text:p>
          </table:table-cell>
          <table:table-cell office:value-type="float" office:value="1.21">
            <text:p>1.21</text:p>
          </table:table-cell>
          <table:table-cell office:value-type="float" office:value="0">
            <text:p>0</text:p>
          </table:table-cell>
          <table:table-cell office:value-type="float" office:value="99.55">
            <text:p>99.55</text:p>
          </table:table-cell>
          <table:table-cell office:value-type="float" office:value="99.0047619048">
            <text:p>99.0047619048</text:p>
          </table:table-cell>
          <table:table-cell table:number-columns-repeated="4" office:value-type="float" office:value="0">
            <text:p>0</text:p>
          </table:table-cell>
          <table:table-cell office:value-type="float" office:value="57.15">
            <text:p>57.15</text:p>
          </table:table-cell>
          <table:table-cell office:value-type="float" office:value="5.01">
            <text:p>5.01</text:p>
          </table:table-cell>
          <table:table-cell office:value-type="float" office:value="1.48">
            <text:p>1.48</text:p>
          </table:table-cell>
          <table:table-cell office:value-type="float" office:value="28.26">
            <text:p>28.26</text:p>
          </table:table-cell>
          <table:table-cell office:value-type="float" office:value="8.04">
            <text:p>8.04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1m_read_1</text:p>
          </table:table-cell>
          <table:table-cell table:number-columns-repeated="27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table:number-columns-repeated="9"/>
        </table:table-row>
        <table:table-row table:style-name="ro1">
          <table:table-cell office:value-type="string">
            <text:p>xen</text:p>
          </table:table-cell>
          <table:table-cell office:value-type="float" office:value="71539">
            <text:p>71539</text:p>
          </table:table-cell>
          <table:table-cell office:value-type="float" office:value="69">
            <text:p>69</text:p>
          </table:table-cell>
          <table:table-cell office:value-type="float" office:value="1.74">
            <text:p>1.74</text:p>
          </table:table-cell>
          <table:table-cell office:value-type="float" office:value="28.5888888889">
            <text:p>28.5888888889</text:p>
          </table:table-cell>
          <table:table-cell office:value-type="float" office:value="4.91111111111">
            <text:p>4.9111111111</text:p>
          </table:table-cell>
          <table:table-cell office:value-type="float" office:value="99.61">
            <text:p>99.6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0.23">
            <text:p>0.23</text:p>
          </table:table-cell>
          <table:table-cell office:value-type="float" office:value="98.11">
            <text:p>98.11</text:p>
          </table:table-cell>
          <table:table-cell office:value-type="float" office:value="0.42">
            <text:p>0.42</text:p>
          </table:table-cell>
          <table:table-cell office:value-type="float" office:value="0.75">
            <text:p>0.75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03">
            <text:p>0.03</text:p>
          </table:table-cell>
          <table:table-cell table:number-columns-repeated="9"/>
        </table:table-row>
        <table:table-row table:style-name="ro1">
          <table:table-cell office:value-type="string">
            <text:p>kvm2</text:p>
          </table:table-cell>
          <table:table-cell office:value-type="float" office:value="64206">
            <text:p>64206</text:p>
          </table:table-cell>
          <table:table-cell office:value-type="float" office:value="62">
            <text:p>62</text:p>
          </table:table-cell>
          <table:table-cell office:value-type="float" office:value="0.52">
            <text:p>0.52</text:p>
          </table:table-cell>
          <table:table-cell office:value-type="float" office:value="5.46666666667">
            <text:p>5.4666666667</text:p>
          </table:table-cell>
          <table:table-cell office:value-type="float" office:value="5.26666666667">
            <text:p>5.2666666667</text:p>
          </table:table-cell>
          <table:table-cell office:value-type="float" office:value="99.62">
            <text:p>99.62</text:p>
          </table:table-cell>
          <table:table-cell office:value-type="float" office:value="97.544">
            <text:p>97.544</text:p>
          </table:table-cell>
          <table:table-cell table:number-columns-repeated="5" office:value-type="float" office:value="0">
            <text:p>0</text:p>
          </table:table-cell>
          <table:table-cell office:value-type="float" office:value="85.35">
            <text:p>85.35</text:p>
          </table:table-cell>
          <table:table-cell office:value-type="float" office:value="14.26">
            <text:p>14.26</text:p>
          </table:table-cell>
          <table:table-cell office:value-type="float" office:value="0.33">
            <text:p>0.33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kvm1</text:p>
          </table:table-cell>
          <table:table-cell office:value-type="float" office:value="58736">
            <text:p>58736</text:p>
          </table:table-cell>
          <table:table-cell office:value-type="float" office:value="57">
            <text:p>57</text:p>
          </table:table-cell>
          <table:table-cell office:value-type="float" office:value="0.53">
            <text:p>0.53</text:p>
          </table:table-cell>
          <table:table-cell office:value-type="float" office:value="10.5">
            <text:p>10.5</text:p>
          </table:table-cell>
          <table:table-cell office:value-type="float" office:value="10.24">
            <text:p>10.24</text:p>
          </table:table-cell>
          <table:table-cell office:value-type="float" office:value="99.67">
            <text:p>99.67</text:p>
          </table:table-cell>
          <table:table-cell office:value-type="float" office:value="98.902">
            <text:p>98.902</text:p>
          </table:table-cell>
          <table:table-cell office:value-type="float" office:value="0.33">
            <text:p>0.33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83.43">
            <text:p>83.43</text:p>
          </table:table-cell>
          <table:table-cell office:value-type="float" office:value="15.27">
            <text:p>15.27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host</text:p>
          </table:table-cell>
          <table:table-cell office:value-type="float" office:value="69800">
            <text:p>69800</text:p>
          </table:table-cell>
          <table:table-cell office:value-type="float" office:value="68">
            <text:p>68</text:p>
          </table:table-cell>
          <table:table-cell office:value-type="float" office:value="0.81">
            <text:p>0.81</text:p>
          </table:table-cell>
          <table:table-cell office:value-type="float" office:value="1.33333333333">
            <text:p>1.3333333333</text:p>
          </table:table-cell>
          <table:table-cell office:value-type="float" office:value="0">
            <text:p>0</text:p>
          </table:table-cell>
          <table:table-cell office:value-type="float" office:value="99.14">
            <text:p>99.14</text:p>
          </table:table-cell>
          <table:table-cell office:value-type="float" office:value="98.262">
            <text:p>98.262</text:p>
          </table:table-cell>
          <table:table-cell table:number-columns-repeated="5" office:value-type="float" office:value="0">
            <text:p>0</text:p>
          </table:table-cell>
          <table:table-cell office:value-type="float" office:value="96.09">
            <text:p>96.09</text:p>
          </table:table-cell>
          <table:table-cell office:value-type="float" office:value="3.68">
            <text:p>3.68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1m_write_1</text:p>
          </table:table-cell>
          <table:table-cell table:number-columns-repeated="27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number-columns-repeated="11"/>
        </table:table-row>
        <table:table-row table:style-name="ro1">
          <table:table-cell office:value-type="string">
            <text:p>xen</text:p>
          </table:table-cell>
          <table:table-cell office:value-type="float" office:value="76546">
            <text:p>76546</text:p>
          </table:table-cell>
          <table:table-cell office:value-type="float" office:value="74">
            <text:p>74</text:p>
          </table:table-cell>
          <table:table-cell office:value-type="float" office:value="2.23">
            <text:p>2.23</text:p>
          </table:table-cell>
          <table:table-cell office:value-type="float" office:value="29.82">
            <text:p>29.82</text:p>
          </table:table-cell>
          <table:table-cell office:value-type="float" office:value="5.84">
            <text:p>5.84</text:p>
          </table:table-cell>
          <table:table-cell office:value-type="float" office:value="99.1">
            <text:p>99.1</text:p>
          </table:table-cell>
          <table:table-cell office:value-type="float" office:value="98.26">
            <text:p>98.26</text:p>
          </table:table-cell>
          <table:table-cell office:value-type="float" office:value="0.36">
            <text:p>0.36</text:p>
          </table:table-cell>
          <table:table-cell office:value-type="float" office:value="2.93">
            <text:p>2.93</text:p>
          </table:table-cell>
          <table:table-cell office:value-type="float" office:value="4.72">
            <text:p>4.72</text:p>
          </table:table-cell>
          <table:table-cell office:value-type="float" office:value="0.07">
            <text:p>0.07</text:p>
          </table:table-cell>
          <table:table-cell office:value-type="float" office:value="9.47">
            <text:p>9.47</text:p>
          </table:table-cell>
          <table:table-cell office:value-type="float" office:value="80.34">
            <text:p>80.34</text:p>
          </table:table-cell>
          <table:table-cell office:value-type="float" office:value="2.12">
            <text:p>2.12</text:p>
          </table:table-cell>
          <table:table-cell table:number-columns-repeated="2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kvm2</text:p>
          </table:table-cell>
          <table:table-cell office:value-type="float" office:value="73418">
            <text:p>73418</text:p>
          </table:table-cell>
          <table:table-cell office:value-type="float" office:value="71">
            <text:p>71</text:p>
          </table:table-cell>
          <table:table-cell office:value-type="float" office:value="0.74">
            <text:p>0.74</text:p>
          </table:table-cell>
          <table:table-cell office:value-type="float" office:value="4.6">
            <text:p>4.6</text:p>
          </table:table-cell>
          <table:table-cell office:value-type="float" office:value="4.375">
            <text:p>4.375</text:p>
          </table:table-cell>
          <table:table-cell office:value-type="float" office:value="99.51">
            <text:p>99.51</text:p>
          </table:table-cell>
          <table:table-cell office:value-type="float" office:value="97.1244444444">
            <text:p>97.1244444444</text:p>
          </table:table-cell>
          <table:table-cell table:number-columns-repeated="4" office:value-type="float" office:value="0">
            <text:p>0</text:p>
          </table:table-cell>
          <table:table-cell office:value-type="float" office:value="1.82">
            <text:p>1.82</text:p>
          </table:table-cell>
          <table:table-cell office:value-type="float" office:value="95.96">
            <text:p>95.96</text:p>
          </table:table-cell>
          <table:table-cell office:value-type="float" office:value="1.43">
            <text:p>1.43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kvm1</text:p>
          </table:table-cell>
          <table:table-cell office:value-type="float" office:value="42090">
            <text:p>42090</text:p>
          </table:table-cell>
          <table:table-cell office:value-type="float" office:value="41">
            <text:p>41</text:p>
          </table:table-cell>
          <table:table-cell office:value-type="float" office:value="0.46">
            <text:p>0.46</text:p>
          </table:table-cell>
          <table:table-cell office:value-type="float" office:value="8.44">
            <text:p>8.44</text:p>
          </table:table-cell>
          <table:table-cell office:value-type="float" office:value="7.78666666667">
            <text:p>7.7866666667</text:p>
          </table:table-cell>
          <table:table-cell office:value-type="float" office:value="99.74">
            <text:p>99.74</text:p>
          </table:table-cell>
          <table:table-cell office:value-type="float" office:value="95.7866666667">
            <text:p>95.7866666667</text:p>
          </table:table-cell>
          <table:table-cell table:number-columns-repeated="5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98.96">
            <text:p>98.96</text:p>
          </table:table-cell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host</text:p>
          </table:table-cell>
          <table:table-cell office:value-type="float" office:value="72145">
            <text:p>72145</text:p>
          </table:table-cell>
          <table:table-cell office:value-type="float" office:value="70">
            <text:p>70</text:p>
          </table:table-cell>
          <table:table-cell office:value-type="float" office:value="1.24">
            <text:p>1.24</text:p>
          </table:table-cell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office:value-type="float" office:value="99.32">
            <text:p>99.32</text:p>
          </table:table-cell>
          <table:table-cell office:value-type="float" office:value="99.505">
            <text:p>99.505</text:p>
          </table:table-cell>
          <table:table-cell table:number-columns-repeated="4"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98.18">
            <text:p>98.18</text:p>
          </table:table-cell>
          <table:table-cell office:value-type="float" office:value="0.91">
            <text:p>0.91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table:number-columns-repeated="11"/>
        </table:table-row>
        <table:table-row table:style-name="ro2" table:number-rows-repeated="5">
          <table:table-cell table:number-columns-repeated="28"/>
        </table:table-row>
        <table:table-row table:style-name="ro1">
          <table:table-cell office:value-type="string">
            <text:p>Bandwidth performance rate</text:p>
          </table:table-cell>
          <table:table-cell table:number-columns-repeated="27"/>
        </table:table-row>
        <table:table-row table:style-name="ro1">
          <table:table-cell office:value-type="string">
            <text:p>read</text:p>
          </table:table-cell>
          <table:table-cell table:number-columns-repeated="27"/>
        </table:table-row>
        <table:table-row table:style-name="ro1">
          <table:table-cell office:value-type="string">
            <text:p>name</text:p>
          </table:table-cell>
          <table:table-cell office:value-type="string">
            <text:p>11(direct=false)</text:p>
          </table:table-cell>
          <table:table-cell office:value-type="float" office:value="512">
            <text:p>512</text:p>
          </table:table-cell>
          <table:table-cell office:value-type="string">
            <text:p>4k</text:p>
          </table:table-cell>
          <table:table-cell office:value-type="string">
            <text:p>32k</text:p>
          </table:table-cell>
          <table:table-cell office:value-type="string">
            <text:p>512k</text:p>
          </table:table-cell>
          <table:table-cell office:value-type="string">
            <text:p>1m(sequential)</text:p>
          </table:table-cell>
          <table:table-cell table:number-columns-repeated="21"/>
        </table:table-row>
        <table:table-row table:style-name="ro1">
          <table:table-cell office:value-type="string">
            <text:p>xen</text:p>
          </table:table-cell>
          <table:table-cell table:formula="of:=[.B3]/[.$B$6]" office:value-type="float" office:value="1.43852978453739">
            <text:p>1.4385297845</text:p>
          </table:table-cell>
          <table:table-cell table:formula="of:=[.B15]/[.$B$18]" office:value-type="float" office:value="1.78962321270551">
            <text:p>1.7896232127</text:p>
          </table:table-cell>
          <table:table-cell table:formula="of:=[.B27]/[.$B$30]" office:value-type="float" office:value="1.05772456295975">
            <text:p>1.057724563</text:p>
          </table:table-cell>
          <table:table-cell table:formula="of:=[.B39]/[.$B$42]" office:value-type="float" office:value="0.739891353795927">
            <text:p>0.7398913538</text:p>
          </table:table-cell>
          <table:table-cell table:formula="of:=[.B51]/[.$B$54]" office:value-type="float" office:value="0.791462412081722">
            <text:p>0.7914624121</text:p>
          </table:table-cell>
          <table:table-cell table:formula="of:=[.B63]/[.$B$66]" office:value-type="float" office:value="1.02491404011461">
            <text:p>1.0249140401</text:p>
          </table:table-cell>
          <table:table-cell table:number-columns-repeated="21"/>
        </table:table-row>
        <table:table-row table:style-name="ro1">
          <table:table-cell office:value-type="string">
            <text:p>kvm2</text:p>
          </table:table-cell>
          <table:table-cell table:formula="of:=[.B4]/[.$B$6]" office:value-type="float" office:value="0.974017743979721">
            <text:p>0.974017744</text:p>
          </table:table-cell>
          <table:table-cell table:formula="of:=[.B16]/[.$B$18]" office:value-type="float" office:value="0.972552124571127">
            <text:p>0.9725521246</text:p>
          </table:table-cell>
          <table:table-cell table:formula="of:=[.B28]/[.$B$30]" office:value-type="float" office:value="0.948910934044012">
            <text:p>0.948910934</text:p>
          </table:table-cell>
          <table:table-cell table:formula="of:=[.B40]/[.$B$42]" office:value-type="float" office:value="0.941850196687093">
            <text:p>0.9418501967</text:p>
          </table:table-cell>
          <table:table-cell table:formula="of:=[.B52]/[.$B$54]" office:value-type="float" office:value="0.962214170447279">
            <text:p>0.9622141704</text:p>
          </table:table-cell>
          <table:table-cell table:formula="of:=[.B64]/[.$B$66]" office:value-type="float" office:value="0.919856733524355">
            <text:p>0.9198567335</text:p>
          </table:table-cell>
          <table:table-cell table:number-columns-repeated="21"/>
        </table:table-row>
        <table:table-row table:style-name="ro1">
          <table:table-cell office:value-type="string">
            <text:p>kvm1</text:p>
          </table:table-cell>
          <table:table-cell table:formula="of:=[.B5]/[.$B$6]" office:value-type="float" office:value="4629.34093789607">
            <text:p>4629.3409378961</text:p>
          </table:table-cell>
          <table:table-cell table:formula="of:=[.B17]/[.$B$18]" office:value-type="float" office:value="185.242109512055">
            <text:p>185.2421095121</text:p>
          </table:table-cell>
          <table:table-cell table:formula="of:=[.B29]/[.$B$30]" office:value-type="float" office:value="1.24304589842615">
            <text:p>1.2430458984</text:p>
          </table:table-cell>
          <table:table-cell table:formula="of:=[.B41]/[.$B$42]" office:value-type="float" office:value="0.860499344376355">
            <text:p>0.8604993444</text:p>
          </table:table-cell>
          <table:table-cell table:formula="of:=[.B53]/[.$B$54]" office:value-type="float" office:value="0.648966294187498">
            <text:p>0.6489662942</text:p>
          </table:table-cell>
          <table:table-cell table:formula="of:=[.B65]/[.$B$66]" office:value-type="float" office:value="0.841489971346705">
            <text:p>0.8414899713</text:p>
          </table:table-cell>
          <table:table-cell table:number-columns-repeated="21"/>
        </table:table-row>
        <table:table-row table:style-name="ro1">
          <table:table-cell office:value-type="string">
            <text:p>host</text:p>
          </table:table-cell>
          <table:table-cell table:formula="of:=[.B6]/[.$B$6]" office:value-type="float" office:value="1">
            <text:p>1</text:p>
          </table:table-cell>
          <table:table-cell table:formula="of:=[.B18]/[.$B$18]" office:value-type="float" office:value="1">
            <text:p>1</text:p>
          </table:table-cell>
          <table:table-cell table:formula="of:=[.B30]/[.$B$30]" office:value-type="float" office:value="1">
            <text:p>1</text:p>
          </table:table-cell>
          <table:table-cell table:formula="of:=[.B42]/[.$B$42]" office:value-type="float" office:value="1">
            <text:p>1</text:p>
          </table:table-cell>
          <table:table-cell table:formula="of:=[.B54]/[.$B$54]" office:value-type="float" office:value="1">
            <text:p>1</text:p>
          </table:table-cell>
          <table:table-cell table:formula="of:=[.B66]/[.$B$66]" office:value-type="float" office:value="1">
            <text:p>1</text:p>
          </table:table-cell>
          <table:table-cell table:number-columns-repeated="21"/>
        </table:table-row>
        <table:table-row table:style-name="ro2">
          <table:table-cell table:number-columns-repeated="28"/>
        </table:table-row>
        <table:table-row table:style-name="ro1">
          <table:table-cell office:value-type="string">
            <text:p>write</text:p>
          </table:table-cell>
          <table:table-cell table:number-columns-repeated="27"/>
        </table:table-row>
        <table:table-row table:style-name="ro1">
          <table:table-cell office:value-type="string">
            <text:p>name</text:p>
          </table:table-cell>
          <table:table-cell office:value-type="string">
            <text:p>11(direct=false)</text:p>
          </table:table-cell>
          <table:table-cell office:value-type="float" office:value="512">
            <text:p>512</text:p>
          </table:table-cell>
          <table:table-cell office:value-type="string">
            <text:p>4k</text:p>
          </table:table-cell>
          <table:table-cell office:value-type="string">
            <text:p>32k</text:p>
          </table:table-cell>
          <table:table-cell office:value-type="string">
            <text:p>512k</text:p>
          </table:table-cell>
          <table:table-cell office:value-type="string">
            <text:p>1m(sequential)</text:p>
          </table:table-cell>
          <table:table-cell table:number-columns-repeated="21"/>
        </table:table-row>
        <table:table-row table:style-name="ro1">
          <table:table-cell office:value-type="string">
            <text:p>xen</text:p>
          </table:table-cell>
          <table:table-cell table:formula="of:=[.B9]/[.$B$12]" office:value-type="float" office:value="2.62304409672831">
            <text:p>2.6230440967</text:p>
          </table:table-cell>
          <table:table-cell table:formula="of:=[.B21]/[.$B$24]" office:value-type="float" office:value="1.23063503140265">
            <text:p>1.2306350314</text:p>
          </table:table-cell>
          <table:table-cell table:formula="of:=[.B33]/[.$B$36]" office:value-type="float" office:value="5.89955971670555">
            <text:p>5.8995597167</text:p>
          </table:table-cell>
          <table:table-cell table:formula="of:=[.B45]/[.$B$48]" office:value-type="float" office:value="3.16527891418395">
            <text:p>3.1652789142</text:p>
          </table:table-cell>
          <table:table-cell table:formula="of:=[.B57]/[.$B$60]" office:value-type="float" office:value="1.40096277278562">
            <text:p>1.4009627728</text:p>
          </table:table-cell>
          <table:table-cell table:formula="of:=[.B69]/[.$B$72]" office:value-type="float" office:value="1.06100214845104">
            <text:p>1.0610021485</text:p>
          </table:table-cell>
          <table:table-cell table:number-columns-repeated="21"/>
        </table:table-row>
        <table:table-row table:style-name="ro1">
          <table:table-cell office:value-type="string">
            <text:p>kvm2</text:p>
          </table:table-cell>
          <table:table-cell table:formula="of:=[.B10]/[.$B$12]" office:value-type="float" office:value="0.992176386913229">
            <text:p>0.9921763869</text:p>
          </table:table-cell>
          <table:table-cell table:formula="of:=[.B22]/[.$B$24]" office:value-type="float" office:value="0.843183955823902">
            <text:p>0.8431839558</text:p>
          </table:table-cell>
          <table:table-cell table:formula="of:=[.B34]/[.$B$36]" office:value-type="float" office:value="0.88458719500662">
            <text:p>0.884587195</text:p>
          </table:table-cell>
          <table:table-cell table:formula="of:=[.B46]/[.$B$48]" office:value-type="float" office:value="0.964022717427925">
            <text:p>0.9640227174</text:p>
          </table:table-cell>
          <table:table-cell table:formula="of:=[.B58]/[.$B$60]" office:value-type="float" office:value="1.01007702182285">
            <text:p>1.0100770218</text:p>
          </table:table-cell>
          <table:table-cell table:formula="of:=[.B70]/[.$B$72]" office:value-type="float" office:value="1.01764502044494">
            <text:p>1.0176450204</text:p>
          </table:table-cell>
          <table:table-cell table:number-columns-repeated="21"/>
        </table:table-row>
        <table:table-row table:style-name="ro1">
          <table:table-cell office:value-type="string">
            <text:p>kvm1</text:p>
          </table:table-cell>
          <table:table-cell table:formula="of:=[.B11]/[.$B$12]" office:value-type="float" office:value="2843.10099573257">
            <text:p>2843.1009957326</text:p>
          </table:table-cell>
          <table:table-cell table:formula="of:=[.B23]/[.$B$24]" office:value-type="float" office:value="0.472966412815923">
            <text:p>0.4729664128</text:p>
          </table:table-cell>
          <table:table-cell table:formula="of:=[.B35]/[.$B$36]" office:value-type="float" office:value="0.526769014143707">
            <text:p>0.5267690141</text:p>
          </table:table-cell>
          <table:table-cell table:formula="of:=[.B47]/[.$B$48]" office:value-type="float" office:value="0.643187178129663">
            <text:p>0.6431871781</text:p>
          </table:table-cell>
          <table:table-cell table:formula="of:=[.B59]/[.$B$60]" office:value-type="float" office:value="0.761906290115533">
            <text:p>0.7619062901</text:p>
          </table:table-cell>
          <table:table-cell table:formula="of:=[.B71]/[.$B$72]" office:value-type="float" office:value="0.583408413611477">
            <text:p>0.5834084136</text:p>
          </table:table-cell>
          <table:table-cell table:number-columns-repeated="21"/>
        </table:table-row>
        <table:table-row table:style-name="ro1">
          <table:table-cell office:value-type="string">
            <text:p>host</text:p>
          </table:table-cell>
          <table:table-cell table:formula="of:=[.B12]/[.$B$12]" office:value-type="float" office:value="1">
            <text:p>1</text:p>
          </table:table-cell>
          <table:table-cell table:formula="of:=[.B24]/[.$B$24]" office:value-type="float" office:value="1">
            <text:p>1</text:p>
          </table:table-cell>
          <table:table-cell table:formula="of:=[.B36]/[.$B$36]" office:value-type="float" office:value="1">
            <text:p>1</text:p>
          </table:table-cell>
          <table:table-cell table:formula="of:=[.B48]/[.$B$48]" office:value-type="float" office:value="1">
            <text:p>1</text:p>
          </table:table-cell>
          <table:table-cell table:formula="of:=[.B60]/[.$B$60]" office:value-type="float" office:value="1">
            <text:p>1</text:p>
          </table:table-cell>
          <table:table-cell table:formula="of:=[.B72]/[.$B$72]" office:value-type="float" office:value="1">
            <text:p>1</text:p>
          </table:table-cell>
          <table:table-cell table:number-columns-repeated="21"/>
        </table:table-row>
      </table:table>
      <table:table table:name="11byte" table:style-name="ta1">
        <table:shapes>
          <draw:frame draw:z-index="0" draw:style-name="gr1" svg:width="20.21cm" svg:height="8.999cm" svg:x="0cm" svg:y="7.25cm">
            <draw:object draw:notify-on-update-of-ranges="11byte.A5:11byte.A8 11byte.B4:11byte.B4 11byte.B5:11byte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21cm" svg:height="8.999cm" svg:x="20.375cm" svg:y="7.253cm">
            <draw:object draw:notify-on-update-of-ranges="11byte.A12:11byte.A15 11byte.B11:11byte.B11 11byte.B12:11byte.B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21cm" svg:height="8.999cm" svg:x="0cm" svg:y="17.188cm">
            <draw:object draw:notify-on-update-of-ranges="11byte.A5:11byte.A8 11byte.C4:11byte.C4 11byte.C5:11byte.C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21cm" svg:height="8.999cm" svg:x="20.347cm" svg:y="17.161cm">
            <draw:object draw:notify-on-update-of-ranges="11byte.A12:11byte.A15 11byte.C11:11byte.C11 11byte.C12:11byte.C1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21cm" svg:height="8.999cm" svg:x="0cm" svg:y="27.092cm">
            <draw:object draw:notify-on-update-of-ranges="11byte.A5:11byte.A8 11byte.D4:11byte.D4 11byte.D5:11byte.D8 11byte.E4:11byte.E4 11byte.E5:11byte.E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20.21cm" svg:height="8.999cm" svg:x="20.32cm" svg:y="27.094cm">
            <draw:object draw:notify-on-update-of-ranges="11byte.A12:11byte.A15 11byte.D11:11byte.D11 11byte.D12:11byte.D15 11byte.E11:11byte.E11 11byte.E12:11byte.E1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20.21cm" svg:height="8.999cm" svg:x="0cm" svg:y="37.004cm">
            <draw:object draw:notify-on-update-of-ranges="11byte.A5:11byte.A8 11byte.G4:11byte.G4 11byte.G5:11byte.G8 11byte.H4:11byte.H4 11byte.H5:11byte.H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20.21cm" svg:height="8.999cm" svg:x="20.348cm" svg:y="36.977cm">
            <draw:object draw:notify-on-update-of-ranges="11byte.A12:11byte.A15 11byte.G11:11byte.G11 11byte.G12:11byte.G15 11byte.H11:11byte.H11 11byte.H12:11byte.H1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20.237cm" svg:height="8.999cm" svg:x="0cm" svg:y="46.934cm">
            <draw:object draw:notify-on-update-of-ranges="11byte.I4:11byte.Z4 11byte.A8:11byte.A8 11byte.I8:11byte.Z8 11byte.A7:11byte.A7 11byte.I7:11byte.Z7 11byte.A6:11byte.A6 11byte.I6:11byte.Z6 11byte.A5:11byte.A5 11byte.I5:11byte.Z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20.237cm" svg:height="8.999cm" svg:x="20.358cm" svg:y="46.911cm">
            <draw:object draw:notify-on-update-of-ranges="11byte.I11:11byte.AB11 11byte.A15:11byte.A15 11byte.I15:11byte.AB15 11byte.A14:11byte.A14 11byte.I14:11byte.AB14 11byte.A13:11byte.A13 11byte.I13:11byte.AB13 11byte.A12:11byte.A12 11byte.I12:11byte.AB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0" table:number-columns-repeated="28" table:default-cell-style-name="Default"/>
        <table:table-row table:style-name="ro1">
          <table:table-cell office:value-type="string">
            <text:p>11byte direct=false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・read summary</text:p>
          </table:table-cell>
          <table:table-cell table:number-columns-repeated="27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office:value-type="string">
            <text:p>xen</text:p>
          </table:table-cell>
          <table:table-cell office:value-type="float" office:value="2.27">
            <text:p>2.27</text:p>
          </table:table-cell>
          <table:table-cell office:value-type="float" office:value="206">
            <text:p>206</text:p>
          </table:table-cell>
          <table:table-cell office:value-type="float" office:value="0.89">
            <text:p>0.89</text:p>
          </table:table-cell>
          <table:table-cell office:value-type="float" office:value="10.7027027027">
            <text:p>10.7027027027</text:p>
          </table:table-cell>
          <table:table-cell office:value-type="float" office:value="5.6027027027">
            <text:p>5.6027027027</text:p>
          </table:table-cell>
          <table:table-cell office:value-type="float" office:value="99.56">
            <text:p>99.56</text:p>
          </table:table-cell>
          <table:table-cell office:value-type="float" office:value="96.3291666667">
            <text:p>96.3291666667</text:p>
          </table:table-cell>
          <table:table-cell office:value-type="float" office:value="0.08">
            <text:p>0.08</text:p>
          </table:table-cell>
          <table:table-cell office:value-type="float" office:value="1.5">
            <text:p>1.5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4.17">
            <text:p>14.17</text:p>
          </table:table-cell>
          <table:table-cell office:value-type="float" office:value="15.72">
            <text:p>15.72</text:p>
          </table:table-cell>
          <table:table-cell office:value-type="float" office:value="0.82">
            <text:p>0.8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5.71">
            <text:p>5.71</text:p>
          </table:table-cell>
          <table:table-cell office:value-type="float" office:value="43.58">
            <text:p>43.58</text:p>
          </table:table-cell>
          <table:table-cell office:value-type="float" office:value="12.66">
            <text:p>12.66</text:p>
          </table:table-cell>
          <table:table-cell office:value-type="float" office:value="0.34">
            <text:p>0.34</text:p>
          </table:table-cell>
          <table:table-cell table:number-columns-repeated="3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kvm2</text:p>
          </table:table-cell>
          <table:table-cell office:value-type="float" office:value="1.537">
            <text:p>1.537</text:p>
          </table:table-cell>
          <table:table-cell office:value-type="float" office:value="139">
            <text:p>139</text:p>
          </table:table-cell>
          <table:table-cell office:value-type="float" office:value="0.41">
            <text:p>0.41</text:p>
          </table:table-cell>
          <table:table-cell office:value-type="float" office:value="5.55">
            <text:p>5.55</text:p>
          </table:table-cell>
          <table:table-cell office:value-type="float" office:value="5.37222222222">
            <text:p>5.3722222222</text:p>
          </table:table-cell>
          <table:table-cell office:value-type="float" office:value="99.74">
            <text:p>99.74</text:p>
          </table:table-cell>
          <table:table-cell office:value-type="float" office:value="97.3308333333">
            <text:p>97.3308333333</text:p>
          </table:table-cell>
          <table:table-cell office:value-type="float" office:value="0.29">
            <text:p>0.29</text:p>
          </table:table-cell>
          <table:table-cell office:value-type="float" office:value="4.34">
            <text:p>4.34</text:p>
          </table:table-cell>
          <table:table-cell table:number-columns-repeated="2"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float" office:value="9.7">
            <text:p>9.7</text:p>
          </table:table-cell>
          <table:table-cell office:value-type="float" office:value="66.65">
            <text:p>66.65</text:p>
          </table:table-cell>
          <table:table-cell office:value-type="float" office:value="18">
            <text:p>18</text:p>
          </table:table-cell>
          <table:table-cell office:value-type="float" office:value="0.44">
            <text:p>0.4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kvm1</text:p>
          </table:table-cell>
          <table:table-cell office:value-type="float" office:value="7305.1">
            <text:p>7305.1</text:p>
          </table:table-cell>
          <table:table-cell office:value-type="float" office:value="680116">
            <text:p>680116</text:p>
          </table:table-cell>
          <table:table-cell office:value-type="float" office:value="94.77">
            <text:p>94.77</text:p>
          </table:table-cell>
          <table:table-cell office:value-type="float" office:value="87.9666666667">
            <text:p>87.9666666667</text:p>
          </table:table-cell>
          <table:table-cell office:value-type="float" office:value="87.7666666667">
            <text:p>87.7666666667</text:p>
          </table:table-cell>
          <table:table-cell office:value-type="float" office:value="7.7">
            <text:p>7.7</text:p>
          </table:table-cell>
          <table:table-cell office:value-type="float" office:value="16.2866666667">
            <text:p>16.2866666667</text:p>
          </table:table-cell>
          <table:table-cell office:value-type="float" office:value="99.61">
            <text:p>99.61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ost</text:p>
          </table:table-cell>
          <table:table-cell office:value-type="float" office:value="1.578">
            <text:p>1.578</text:p>
          </table:table-cell>
          <table:table-cell office:value-type="float" office:value="143">
            <text:p>143</text:p>
          </table:table-cell>
          <table:table-cell office:value-type="float" office:value="0.92">
            <text:p>0.92</text:p>
          </table:table-cell>
          <table:table-cell office:value-type="float" office:value="3.39189189189">
            <text:p>3.3918918919</text:p>
          </table:table-cell>
          <table:table-cell office:value-type="float" office:value="0">
            <text:p>0</text:p>
          </table:table-cell>
          <table:table-cell office:value-type="float" office:value="99.59">
            <text:p>99.59</text:p>
          </table:table-cell>
          <table:table-cell office:value-type="float" office:value="97.6481081081">
            <text:p>97.6481081081</text:p>
          </table:table-cell>
          <table:table-cell office:value-type="float" office:value="0.38">
            <text:p>0.38</text:p>
          </table:table-cell>
          <table:table-cell office:value-type="float" office:value="4.45">
            <text:p>4.45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37">
            <text:p>0.37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11.17">
            <text:p>11.17</text:p>
          </table:table-cell>
          <table:table-cell office:value-type="float" office:value="67.1">
            <text:p>67.1</text:p>
          </table:table-cell>
          <table:table-cell office:value-type="float" office:value="15.93">
            <text:p>15.93</text:p>
          </table:table-cell>
          <table:table-cell office:value-type="float" office:value="0.36">
            <text:p>0.36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28"/>
        </table:table-row>
        <table:table-row table:style-name="ro1">
          <table:table-cell office:value-type="string">
            <text:p>・write summary</text:p>
          </table:table-cell>
          <table:table-cell table:number-columns-repeated="27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xen</text:p>
          </table:table-cell>
          <table:table-cell office:value-type="float" office:value="3.688">
            <text:p>3.688</text:p>
          </table:table-cell>
          <table:table-cell office:value-type="float" office:value="335">
            <text:p>335</text:p>
          </table:table-cell>
          <table:table-cell office:value-type="float" office:value="1.3">
            <text:p>1.3</text:p>
          </table:table-cell>
          <table:table-cell office:value-type="float" office:value="13.7">
            <text:p>13.7</text:p>
          </table:table-cell>
          <table:table-cell office:value-type="float" office:value="4.26486486486">
            <text:p>4.2648648649</text:p>
          </table:table-cell>
          <table:table-cell office:value-type="float" office:value="99.46">
            <text:p>99.46</text:p>
          </table:table-cell>
          <table:table-cell office:value-type="float" office:value="96.175">
            <text:p>96.17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5.96">
            <text:p>5.96</text:p>
          </table:table-cell>
          <table:table-cell office:value-type="float" office:value="4.74">
            <text:p>4.74</text:p>
          </table:table-cell>
          <table:table-cell office:value-type="float" office:value="0.03">
            <text:p>0.03</text:p>
          </table:table-cell>
          <table:table-cell office:value-type="float" office:value="49.98">
            <text:p>49.98</text:p>
          </table:table-cell>
          <table:table-cell office:value-type="float" office:value="7.94">
            <text:p>7.94</text:p>
          </table:table-cell>
          <table:table-cell office:value-type="float" office:value="0.93">
            <text:p>0.93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3.07">
            <text:p>3.07</text:p>
          </table:table-cell>
          <table:table-cell office:value-type="float" office:value="20.22">
            <text:p>20.22</text:p>
          </table:table-cell>
          <table:table-cell office:value-type="float" office:value="6.21">
            <text:p>6.21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office:value-type="float" office:value="0.43">
            <text:p>0.43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vm2</text:p>
          </table:table-cell>
          <table:table-cell office:value-type="float" office:value="1.395">
            <text:p>1.395</text:p>
          </table:table-cell>
          <table:table-cell office:value-type="float" office:value="126">
            <text:p>126</text:p>
          </table:table-cell>
          <table:table-cell office:value-type="float" office:value="0.43">
            <text:p>0.43</text:p>
          </table:table-cell>
          <table:table-cell office:value-type="float" office:value="4.46666666667">
            <text:p>4.4666666667</text:p>
          </table:table-cell>
          <table:table-cell office:value-type="float" office:value="4.29444444444">
            <text:p>4.2944444444</text:p>
          </table:table-cell>
          <table:table-cell office:value-type="float" office:value="99.73">
            <text:p>99.73</text:p>
          </table:table-cell>
          <table:table-cell office:value-type="float" office:value="97.6355555556">
            <text:p>97.6355555556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3.93">
            <text:p>3.93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7">
            <text:p>0.37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float" office:value="9.25">
            <text:p>9.25</text:p>
          </table:table-cell>
          <table:table-cell office:value-type="float" office:value="65.13">
            <text:p>65.13</text:p>
          </table:table-cell>
          <table:table-cell office:value-type="float" office:value="19.12">
            <text:p>19.12</text:p>
          </table:table-cell>
          <table:table-cell office:value-type="float" office:value="1.27">
            <text:p>1.27</text:p>
          </table:table-cell>
          <table:table-cell office:value-type="float" office:value="0.45">
            <text:p>0.45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vm1</text:p>
          </table:table-cell>
          <table:table-cell office:value-type="float" office:value="3997.4">
            <text:p>3997.4</text:p>
          </table:table-cell>
          <table:table-cell office:value-type="float" office:value="372087">
            <text:p>372087</text:p>
          </table:table-cell>
          <table:table-cell office:value-type="float" office:value="87.46">
            <text:p>87.46</text:p>
          </table:table-cell>
          <table:table-cell office:value-type="float" office:value="91.74">
            <text:p>91.74</text:p>
          </table:table-cell>
          <table:table-cell office:value-type="float" office:value="91.5">
            <text:p>91.5</text:p>
          </table:table-cell>
          <table:table-cell office:value-type="float" office:value="13.7">
            <text:p>13.7</text:p>
          </table:table-cell>
          <table:table-cell office:value-type="float" office:value="10.588">
            <text:p>10.588</text:p>
          </table:table-cell>
          <table:table-cell office:value-type="float" office:value="75.67">
            <text:p>75.67</text:p>
          </table:table-cell>
          <table:table-cell office:value-type="float" office:value="23.8">
            <text:p>23.8</text:p>
          </table:table-cell>
          <table:table-cell office:value-type="float" office:value="0.21">
            <text:p>0.21</text:p>
          </table:table-cell>
          <table:table-cell office:value-type="float" office:value="0.06">
            <text:p>0.06</text:p>
          </table:table-cell>
          <table:table-cell office:value-type="float" office:value="0.26">
            <text:p>0.26</text:p>
          </table:table-cell>
          <table:table-cell table:number-columns-repeated="3"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4" office:value-type="float" office:value="0.01">
            <text:p>0.01</text:p>
          </table:table-cell>
        </table:table-row>
        <table:table-row table:style-name="ro1">
          <table:table-cell office:value-type="string">
            <text:p>host</text:p>
          </table:table-cell>
          <table:table-cell office:value-type="float" office:value="1.406">
            <text:p>1.406</text:p>
          </table:table-cell>
          <table:table-cell office:value-type="float" office:value="127">
            <text:p>127</text:p>
          </table:table-cell>
          <table:table-cell office:value-type="float" office:value="0.87">
            <text:p>0.87</text:p>
          </table:table-cell>
          <table:table-cell office:value-type="float" office:value="1.33888888889">
            <text:p>1.3388888889</text:p>
          </table:table-cell>
          <table:table-cell office:value-type="float" office:value="0">
            <text:p>0</text:p>
          </table:table-cell>
          <table:table-cell office:value-type="float" office:value="99.56">
            <text:p>99.56</text:p>
          </table:table-cell>
          <table:table-cell office:value-type="float" office:value="99.4583333333">
            <text:p>99.4583333333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3.97">
            <text:p>3.97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1">
            <text:p>0.21</text:p>
          </table:table-cell>
          <table:table-cell office:value-type="float" office:value="10.86">
            <text:p>10.86</text:p>
          </table:table-cell>
          <table:table-cell office:value-type="float" office:value="65.18">
            <text:p>65.18</text:p>
          </table:table-cell>
          <table:table-cell office:value-type="float" office:value="17.31">
            <text:p>17.31</text:p>
          </table:table-cell>
          <table:table-cell office:value-type="float" office:value="0.98">
            <text:p>0.98</text:p>
          </table:table-cell>
          <table:table-cell office:value-type="float" office:value="0.8">
            <text:p>0.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 office:value-type="string">
            <text:p>・bandwidth(kB/s)</text:p>
          </table:table-cell>
          <table:table-cell table:number-columns-repeated="27"/>
        </table:table-row>
        <table:table-row table:style-name="ro2" table:number-rows-repeated="21">
          <table:table-cell table:number-columns-repeated="28"/>
        </table:table-row>
        <table:table-row table:style-name="ro1">
          <table:table-cell office:value-type="string">
            <text:p>・IOPS</text:p>
          </table:table-cell>
          <table:table-cell table:number-columns-repeated="27"/>
        </table:table-row>
        <table:table-row table:style-name="ro2" table:number-rows-repeated="21">
          <table:table-cell table:number-columns-repeated="28"/>
        </table:table-row>
        <table:table-row table:style-name="ro1">
          <table:table-cell office:value-type="string">
            <text:p>・CPU usage</text:p>
          </table:table-cell>
          <table:table-cell table:number-columns-repeated="27"/>
        </table:table-row>
        <table:table-row table:style-name="ro2" table:number-rows-repeated="21">
          <table:table-cell table:number-columns-repeated="28"/>
        </table:table-row>
        <table:table-row table:style-name="ro1">
          <table:table-cell office:value-type="string">
            <text:p>・IO %util</text:p>
          </table:table-cell>
          <table:table-cell table:number-columns-repeated="27"/>
        </table:table-row>
        <table:table-row table:style-name="ro2" table:number-rows-repeated="21">
          <table:table-cell table:number-columns-repeated="28"/>
        </table:table-row>
        <table:table-row table:style-name="ro1">
          <table:table-cell office:value-type="string">
            <text:p>・latency distribution</text:p>
          </table:table-cell>
          <table:table-cell table:number-columns-repeated="27"/>
        </table:table-row>
      </table:table>
      <table:table table:name="512byte" table:style-name="ta1">
        <table:shapes>
          <draw:frame draw:z-index="0" draw:style-name="gr1" svg:width="20.21cm" svg:height="8.999cm" svg:x="0cm" svg:y="7.25cm">
            <draw:object draw:notify-on-update-of-ranges="512byte.A5:512byte.A8 512byte.B4:512byte.B4 512byte.B5:512byte.B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svg:width="20.21cm" svg:height="8.999cm" svg:x="20.375cm" svg:y="7.275cm">
            <draw:object draw:notify-on-update-of-ranges="512byte.A12:512byte.A15 512byte.B11:512byte.B11 512byte.B12:512byte.B1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svg:width="20.21cm" svg:height="8.999cm" svg:x="0cm" svg:y="17.188cm">
            <draw:object draw:notify-on-update-of-ranges="512byte.A5:512byte.A8 512byte.C4:512byte.C4 512byte.C5:512byte.C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svg:width="20.21cm" svg:height="8.999cm" svg:x="20.347cm" svg:y="17.161cm">
            <draw:object draw:notify-on-update-of-ranges="512byte.A12:512byte.A15 512byte.C11:512byte.C11 512byte.C12:512byte.C1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svg:width="20.21cm" svg:height="8.999cm" svg:x="0cm" svg:y="27.092cm">
            <draw:object draw:notify-on-update-of-ranges="512byte.A5:512byte.A8 512byte.D4:512byte.D4 512byte.D5:512byte.D8 512byte.E4:512byte.E4 512byte.E5:512byte.E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5" draw:style-name="gr1" svg:width="20.21cm" svg:height="8.999cm" svg:x="20.32cm" svg:y="27.094cm">
            <draw:object draw:notify-on-update-of-ranges="512byte.A12:512byte.A15 512byte.D11:512byte.D11 512byte.D12:512byte.D15 512byte.E11:512byte.E11 512byte.E12:512byte.E15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6" draw:style-name="gr1" svg:width="20.21cm" svg:height="8.999cm" svg:x="0cm" svg:y="37.004cm">
            <draw:object draw:notify-on-update-of-ranges="512byte.A5:512byte.A8 512byte.G4:512byte.G4 512byte.G5:512byte.G8 512byte.H4:512byte.H4 512byte.H5:512byte.H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7" draw:style-name="gr1" svg:width="20.21cm" svg:height="8.999cm" svg:x="20.348cm" svg:y="36.977cm">
            <draw:object draw:notify-on-update-of-ranges="512byte.A12:512byte.A15 512byte.G11:512byte.G11 512byte.G12:512byte.G15 512byte.H11:512byte.H11 512byte.H12:512byte.H1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8" draw:style-name="gr1" svg:width="20.237cm" svg:height="8.999cm" svg:x="0cm" svg:y="46.941cm">
            <draw:object draw:notify-on-update-of-ranges="512byte.I4:512byte.V4 512byte.A8:512byte.A8 512byte.I8:512byte.V8 512byte.A7:512byte.A7 512byte.I7:512byte.V7 512byte.A6:512byte.A6 512byte.I6:512byte.V6 512byte.A5:512byte.A5 512byte.I5:512byte.V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svg:width="20.237cm" svg:height="8.999cm" svg:x="20.358cm" svg:y="46.944cm">
            <draw:object draw:notify-on-update-of-ranges="512byte.I11:512byte.V11 512byte.A15:512byte.A15 512byte.I15:512byte.V15 512byte.A14:512byte.A14 512byte.I14:512byte.V14 512byte.A13:512byte.A13 512byte.I13:512byte.V13 512byte.A12:512byte.A12 512byte.I12:512byte.V12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0" table:number-columns-repeated="23" table:default-cell-style-name="Default"/>
        <table:table-row table:style-name="ro1">
          <table:table-cell office:value-type="string">
            <text:p>512byte direct=false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・read summary</text:p>
          </table:table-cell>
          <table:table-cell table:number-columns-repeated="22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xen</text:p>
          </table:table-cell>
          <table:table-cell office:value-type="float" office:value="115.275">
            <text:p>115.275</text:p>
          </table:table-cell>
          <table:table-cell office:value-type="float" office:value="225">
            <text:p>225</text:p>
          </table:table-cell>
          <table:table-cell office:value-type="float" office:value="0.95">
            <text:p>0.95</text:p>
          </table:table-cell>
          <table:table-cell office:value-type="float" office:value="11.9944444444">
            <text:p>11.9944444444</text:p>
          </table:table-cell>
          <table:table-cell office:value-type="float" office:value="3.16944444444">
            <text:p>3.1694444444</text:p>
          </table:table-cell>
          <table:table-cell office:value-type="float" office:value="99.72">
            <text:p>99.72</text:p>
          </table:table-cell>
          <table:table-cell office:value-type="float" office:value="99.595">
            <text:p>99.595</text:p>
          </table:table-cell>
          <table:table-cell office:value-type="float" office:value="0.01">
            <text:p>0.01</text:p>
          </table:table-cell>
          <table:table-cell office:value-type="float" office:value="24.33">
            <text:p>24.33</text:p>
          </table:table-cell>
          <table:table-cell office:value-type="float" office:value="24.15">
            <text:p>24.15</text:p>
          </table:table-cell>
          <table:table-cell office:value-type="float" office:value="1.68">
            <text:p>1.6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3.51">
            <text:p>3.51</text:p>
          </table:table-cell>
          <table:table-cell office:value-type="float" office:value="32">
            <text:p>32</text:p>
          </table:table-cell>
          <table:table-cell office:value-type="float" office:value="12.97">
            <text:p>12.97</text:p>
          </table:table-cell>
          <table:table-cell office:value-type="float" office:value="1.08">
            <text:p>1.08</text:p>
          </table:table-cell>
          <table:table-cell office:value-type="float" office:value="0.16">
            <text:p>0.16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office:value-type="string">
            <text:p>kvm2</text:p>
          </table:table-cell>
          <table:table-cell office:value-type="float" office:value="62.645">
            <text:p>62.645</text:p>
          </table:table-cell>
          <table:table-cell office:value-type="float" office:value="122">
            <text:p>122</text:p>
          </table:table-cell>
          <table:table-cell office:value-type="float" office:value="0.4">
            <text:p>0.4</text:p>
          </table:table-cell>
          <table:table-cell office:value-type="float" office:value="5.18333333333">
            <text:p>5.1833333333</text:p>
          </table:table-cell>
          <table:table-cell office:value-type="float" office:value="4.99444444444">
            <text:p>4.9944444444</text:p>
          </table:table-cell>
          <table:table-cell office:value-type="float" office:value="99.78">
            <text:p>99.78</text:p>
          </table:table-cell>
          <table:table-cell office:value-type="float" office:value="97.7883333333">
            <text:p>97.788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38">
            <text:p>0.3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0.48">
            <text:p>10.48</text:p>
          </table:table-cell>
          <table:table-cell office:value-type="float" office:value="69.22">
            <text:p>69.22</text:p>
          </table:table-cell>
          <table:table-cell office:value-type="float" office:value="19.01">
            <text:p>19.01</text:p>
          </table:table-cell>
          <table:table-cell office:value-type="float" office:value="0.65">
            <text:p>0.65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vm1</text:p>
          </table:table-cell>
          <table:table-cell office:value-type="float" office:value="11932">
            <text:p>11932</text:p>
          </table:table-cell>
          <table:table-cell office:value-type="float" office:value="23864">
            <text:p>23864</text:p>
          </table:table-cell>
          <table:table-cell office:value-type="float" office:value="34.82">
            <text:p>34.82</text:p>
          </table:table-cell>
          <table:table-cell office:value-type="float" office:value="124.155555556">
            <text:p>124.155555556</text:p>
          </table:table-cell>
          <table:table-cell office:value-type="float" office:value="123.933333333">
            <text:p>123.933333333</text:p>
          </table:table-cell>
          <table:table-cell office:value-type="float" office:value="75.11">
            <text:p>75.11</text:p>
          </table:table-cell>
          <table:table-cell office:value-type="float" office:value="8.135">
            <text:p>8.135</text:p>
          </table:table-cell>
          <table:table-cell office:value-type="float" office:value="98.57">
            <text:p>98.57</text:p>
          </table:table-cell>
          <table:table-cell office:value-type="float" office:value="1.42">
            <text:p>1.42</text:p>
          </table:table-cell>
          <table:table-cell table:number-columns-repeated="2"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ost</text:p>
          </table:table-cell>
          <table:table-cell office:value-type="float" office:value="64.413">
            <text:p>64.413</text:p>
          </table:table-cell>
          <table:table-cell office:value-type="float" office:value="125">
            <text:p>125</text:p>
          </table:table-cell>
          <table:table-cell office:value-type="float" office:value="0.88">
            <text:p>0.88</text:p>
          </table:table-cell>
          <table:table-cell office:value-type="float" office:value="1.26486486486">
            <text:p>1.2648648649</text:p>
          </table:table-cell>
          <table:table-cell office:value-type="float" office:value="0">
            <text:p>0</text:p>
          </table:table-cell>
          <table:table-cell office:value-type="float" office:value="99.61">
            <text:p>99.61</text:p>
          </table:table-cell>
          <table:table-cell office:value-type="float" office:value="99.3727777778">
            <text:p>99.3727777778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12.13">
            <text:p>12.13</text:p>
          </table:table-cell>
          <table:table-cell office:value-type="float" office:value="69.42">
            <text:p>69.42</text:p>
          </table:table-cell>
          <table:table-cell office:value-type="float" office:value="17.33">
            <text:p>17.33</text:p>
          </table:table-cell>
          <table:table-cell office:value-type="float" office:value="0.39">
            <text:p>0.39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table:number-columns-repeated="23"/>
        </table:table-row>
        <table:table-row table:style-name="ro1">
          <table:table-cell office:value-type="string">
            <text:p>・write summary</text:p>
          </table:table-cell>
          <table:table-cell table:number-columns-repeated="22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xen</text:p>
          </table:table-cell>
          <table:table-cell office:value-type="float" office:value="162.242">
            <text:p>162.242</text:p>
          </table:table-cell>
          <table:table-cell office:value-type="float" office:value="316">
            <text:p>316</text:p>
          </table:table-cell>
          <table:table-cell office:value-type="float" office:value="1.26">
            <text:p>1.26</text:p>
          </table:table-cell>
          <table:table-cell office:value-type="float" office:value="12.2555555556">
            <text:p>12.2555555556</text:p>
          </table:table-cell>
          <table:table-cell office:value-type="float" office:value="3.78611111111">
            <text:p>3.7861111111</text:p>
          </table:table-cell>
          <table:table-cell office:value-type="float" office:value="99.62">
            <text:p>99.62</text:p>
          </table:table-cell>
          <table:table-cell office:value-type="float" office:value="97.4238888889">
            <text:p>97.4238888889</text:p>
          </table:table-cell>
          <table:table-cell office:value-type="float" office:value="3.4">
            <text:p>3.4</text:p>
          </table:table-cell>
          <table:table-cell office:value-type="float" office:value="49.42">
            <text:p>49.42</text:p>
          </table:table-cell>
          <table:table-cell office:value-type="float" office:value="14.29">
            <text:p>14.29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2.47">
            <text:p>2.47</text:p>
          </table:table-cell>
          <table:table-cell office:value-type="float" office:value="21.49">
            <text:p>21.49</text:p>
          </table:table-cell>
          <table:table-cell office:value-type="float" office:value="7.3">
            <text:p>7.3</text:p>
          </table:table-cell>
          <table:table-cell office:value-type="float" office:value="0.35">
            <text:p>0.35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vm2</text:p>
          </table:table-cell>
          <table:table-cell office:value-type="float" office:value="111.162">
            <text:p>111.162</text:p>
          </table:table-cell>
          <table:table-cell office:value-type="float" office:value="217">
            <text:p>217</text:p>
          </table:table-cell>
          <table:table-cell office:value-type="float" office:value="0.63">
            <text:p>0.63</text:p>
          </table:table-cell>
          <table:table-cell office:value-type="float" office:value="5.83888888889">
            <text:p>5.8388888889</text:p>
          </table:table-cell>
          <table:table-cell office:value-type="float" office:value="5.61111111111">
            <text:p>5.6111111111</text:p>
          </table:table-cell>
          <table:table-cell office:value-type="float" office:value="99.54">
            <text:p>99.54</text:p>
          </table:table-cell>
          <table:table-cell office:value-type="float" office:value="96.5227777778">
            <text:p>96.5227777778</text:p>
          </table:table-cell>
          <table:table-cell table:number-columns-repeated="2" office:value-type="float" office:value="0">
            <text:p>0</text:p>
          </table:table-cell>
          <table:table-cell office:value-type="float" office:value="3.66">
            <text:p>3.66</text:p>
          </table:table-cell>
          <table:table-cell office:value-type="float" office:value="5.62">
            <text:p>5.62</text:p>
          </table:table-cell>
          <table:table-cell office:value-type="float" office:value="0.25">
            <text:p>0.25</text:p>
          </table:table-cell>
          <table:table-cell office:value-type="float" office:value="0.12">
            <text:p>0.12</text:p>
          </table:table-cell>
          <table:table-cell office:value-type="float" office:value="2.56">
            <text:p>2.56</text:p>
          </table:table-cell>
          <table:table-cell office:value-type="float" office:value="69.23">
            <text:p>69.23</text:p>
          </table:table-cell>
          <table:table-cell office:value-type="float" office:value="3.4">
            <text:p>3.4</text:p>
          </table:table-cell>
          <table:table-cell office:value-type="float" office:value="14.82">
            <text:p>14.8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kvm1</text:p>
          </table:table-cell>
          <table:table-cell office:value-type="float" office:value="62.354">
            <text:p>62.354</text:p>
          </table:table-cell>
          <table:table-cell office:value-type="float" office:value="121">
            <text:p>121</text:p>
          </table:table-cell>
          <table:table-cell office:value-type="float" office:value="0.42">
            <text:p>0.42</text:p>
          </table:table-cell>
          <table:table-cell office:value-type="float" office:value="11.1388888889">
            <text:p>11.1388888889</text:p>
          </table:table-cell>
          <table:table-cell office:value-type="float" office:value="10.6777777778">
            <text:p>10.6777777778</text:p>
          </table:table-cell>
          <table:table-cell office:value-type="float" office:value="99.67">
            <text:p>99.67</text:p>
          </table:table-cell>
          <table:table-cell office:value-type="float" office:value="94.2222222222">
            <text:p>94.2222222222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9.29">
            <text:p>9.29</text:p>
          </table:table-cell>
          <table:table-cell office:value-type="float" office:value="62.86">
            <text:p>62.86</text:p>
          </table:table-cell>
          <table:table-cell office:value-type="float" office:value="27.39">
            <text:p>27.39</text:p>
          </table:table-cell>
          <table:table-cell office:value-type="float" office:value="0.38">
            <text:p>0.38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ost</text:p>
          </table:table-cell>
          <table:table-cell office:value-type="float" office:value="131.836">
            <text:p>131.836</text:p>
          </table:table-cell>
          <table:table-cell office:value-type="float" office:value="257">
            <text:p>257</text:p>
          </table:table-cell>
          <table:table-cell office:value-type="float" office:value="1.73">
            <text:p>1.73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99.19">
            <text:p>99.19</text:p>
          </table:table-cell>
          <table:table-cell office:value-type="float" office:value="98.9416666667">
            <text:p>98.941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4.53">
            <text:p>4.53</text:p>
          </table:table-cell>
          <table:table-cell office:value-type="float" office:value="1.74">
            <text:p>1.74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2.68">
            <text:p>2.68</text:p>
          </table:table-cell>
          <table:table-cell office:value-type="float" office:value="77.58">
            <text:p>77.58</text:p>
          </table:table-cell>
          <table:table-cell office:value-type="float" office:value="4.75">
            <text:p>4.75</text:p>
          </table:table-cell>
          <table:table-cell office:value-type="float" office:value="8.33">
            <text:p>8.33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3"/>
        </table:table-row>
        <table:table-row table:style-name="ro1">
          <table:table-cell office:value-type="string">
            <text:p>・bandwidth(kB/s)</text:p>
          </table:table-cell>
          <table:table-cell table:number-columns-repeated="22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office:value-type="string">
            <text:p>・IOPS</text:p>
          </table:table-cell>
          <table:table-cell table:number-columns-repeated="22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office:value-type="string">
            <text:p>・CPU usage</text:p>
          </table:table-cell>
          <table:table-cell table:number-columns-repeated="22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office:value-type="string">
            <text:p>・IO %util</text:p>
          </table:table-cell>
          <table:table-cell table:number-columns-repeated="22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office:value-type="string">
            <text:p>・latency distribution</text:p>
          </table:table-cell>
          <table:table-cell table:number-columns-repeated="22"/>
        </table:table-row>
      </table:table>
      <table:table table:name="4kbyte" table:style-name="ta1">
        <table:shapes>
          <draw:frame draw:z-index="0" draw:style-name="gr1" svg:width="20.21cm" svg:height="8.999cm" svg:x="0cm" svg:y="7.25cm">
            <draw:object draw:notify-on-update-of-ranges="4kbyte.A5:4kbyte.A8 4kbyte.B4:4kbyte.B4 4kbyte.B5:4kbyte.B8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svg:width="20.21cm" svg:height="8.999cm" svg:x="20.32cm" svg:y="7.28cm">
            <draw:object draw:notify-on-update-of-ranges="4kbyte.A12:4kbyte.A15 4kbyte.B11:4kbyte.B11 4kbyte.B12:4kbyte.B15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svg:width="20.21cm" svg:height="8.999cm" svg:x="0cm" svg:y="17.188cm">
            <draw:object draw:notify-on-update-of-ranges="4kbyte.A5:4kbyte.A8 4kbyte.C4:4kbyte.C4 4kbyte.C5:4kbyte.C8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svg:width="20.21cm" svg:height="8.999cm" svg:x="20.43cm" svg:y="17.161cm">
            <draw:object draw:notify-on-update-of-ranges="4kbyte.A12:4kbyte.A15 4kbyte.C11:4kbyte.C11 4kbyte.C12:4kbyte.C15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4" draw:style-name="gr1" svg:width="20.21cm" svg:height="8.999cm" svg:x="0cm" svg:y="27.092cm">
            <draw:object draw:notify-on-update-of-ranges="4kbyte.A5:4kbyte.A8 4kbyte.D4:4kbyte.D4 4kbyte.D5:4kbyte.D8 4kbyte.E4:4kbyte.E4 4kbyte.E5:4kbyte.E8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5" draw:style-name="gr1" svg:width="20.21cm" svg:height="8.999cm" svg:x="20.32cm" svg:y="27.094cm">
            <draw:object draw:notify-on-update-of-ranges="4kbyte.A12:4kbyte.A15 4kbyte.D11:4kbyte.D11 4kbyte.D12:4kbyte.D15 4kbyte.E11:4kbyte.E11 4kbyte.E12:4kbyte.E15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6" draw:style-name="gr1" svg:width="20.21cm" svg:height="8.999cm" svg:x="0cm" svg:y="37.004cm">
            <draw:object draw:notify-on-update-of-ranges="4kbyte.A5:4kbyte.A8 4kbyte.G4:4kbyte.G4 4kbyte.G5:4kbyte.G8 4kbyte.H4:4kbyte.H4 4kbyte.H5:4kbyte.H8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7" draw:style-name="gr1" svg:width="20.21cm" svg:height="8.999cm" svg:x="20.348cm" svg:y="36.977cm">
            <draw:object draw:notify-on-update-of-ranges="4kbyte.A12:4kbyte.A15 4kbyte.G11:4kbyte.G11 4kbyte.G12:4kbyte.G15 4kbyte.H11:4kbyte.H11 4kbyte.H12:4kbyte.H15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8" draw:style-name="gr1" svg:width="20.237cm" svg:height="8.999cm" svg:x="0cm" svg:y="46.941cm">
            <draw:object draw:notify-on-update-of-ranges="4kbyte.I4:4kbyte.U4 4kbyte.A8:4kbyte.A8 4kbyte.I8:4kbyte.U8 4kbyte.A7:4kbyte.A7 4kbyte.I7:4kbyte.U7 4kbyte.A6:4kbyte.A6 4kbyte.I6:4kbyte.U6 4kbyte.A5:4kbyte.A5 4kbyte.I5:4kbyte.U5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9" draw:style-name="gr1" svg:width="20.237cm" svg:height="8.999cm" svg:x="20.358cm" svg:y="46.944cm">
            <draw:object draw:notify-on-update-of-ranges="4kbyte.I11:4kbyte.V11 4kbyte.A15:4kbyte.A15 4kbyte.I15:4kbyte.V15 4kbyte.A14:4kbyte.A14 4kbyte.I14:4kbyte.V14 4kbyte.A13:4kbyte.A13 4kbyte.I13:4kbyte.V13 4kbyte.A12:4kbyte.A12 4kbyte.I12:4kbyte.V12"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0" table:number-columns-repeated="23" table:default-cell-style-name="Default"/>
        <table:table-row table:style-name="ro1">
          <table:table-cell office:value-type="string">
            <text:p>4kbyte direct=false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・read summary</text:p>
          </table:table-cell>
          <table:table-cell table:number-columns-repeated="22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string">
            <text:p>xen</text:p>
          </table:table-cell>
          <table:table-cell office:value-type="float" office:value="546.118">
            <text:p>546.118</text:p>
          </table:table-cell>
          <table:table-cell office:value-type="float" office:value="133">
            <text:p>133</text:p>
          </table:table-cell>
          <table:table-cell office:value-type="float" office:value="0.6">
            <text:p>0.6</text:p>
          </table:table-cell>
          <table:table-cell office:value-type="float" office:value="10.9027027027">
            <text:p>10.9027027027</text:p>
          </table:table-cell>
          <table:table-cell office:value-type="float" office:value="3.17297297297">
            <text:p>3.172972973</text:p>
          </table:table-cell>
          <table:table-cell office:value-type="float" office:value="99.7">
            <text:p>99.7</text:p>
          </table:table-cell>
          <table:table-cell office:value-type="float" office:value="97.4988888889">
            <text:p>97.4988888889</text:p>
          </table:table-cell>
          <table:table-cell office:value-type="float" office:value="2.44">
            <text:p>2.44</text:p>
          </table:table-cell>
          <table:table-cell office:value-type="float" office:value="8.4">
            <text:p>8.4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3.79">
            <text:p>3.79</text:p>
          </table:table-cell>
          <table:table-cell office:value-type="float" office:value="59.55">
            <text:p>59.55</text:p>
          </table:table-cell>
          <table:table-cell office:value-type="float" office:value="24.57">
            <text:p>24.57</text:p>
          </table:table-cell>
          <table:table-cell office:value-type="float" office:value="0.79">
            <text:p>0.79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kvm2</text:p>
          </table:table-cell>
          <table:table-cell office:value-type="float" office:value="489.936">
            <text:p>489.936</text:p>
          </table:table-cell>
          <table:table-cell office:value-type="float" office:value="119">
            <text:p>119</text:p>
          </table:table-cell>
          <table:table-cell office:value-type="float" office:value="0.35">
            <text:p>0.35</text:p>
          </table:table-cell>
          <table:table-cell office:value-type="float" office:value="4.00540540541">
            <text:p>4.0054054054</text:p>
          </table:table-cell>
          <table:table-cell office:value-type="float" office:value="3.84864864865">
            <text:p>3.8486486487</text:p>
          </table:table-cell>
          <table:table-cell office:value-type="float" office:value="99.76">
            <text:p>99.76</text:p>
          </table:table-cell>
          <table:table-cell office:value-type="float" office:value="97.9827027027">
            <text:p>97.982702702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3.5">
            <text:p>3.5</text:p>
          </table:table-cell>
          <table:table-cell office:value-type="float" office:value="66.45">
            <text:p>66.45</text:p>
          </table:table-cell>
          <table:table-cell office:value-type="float" office:value="29.25">
            <text:p>29.25</text:p>
          </table:table-cell>
          <table:table-cell office:value-type="float" office:value="0.53">
            <text:p>0.5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kvm1</text:p>
          </table:table-cell>
          <table:table-cell office:value-type="float" office:value="641.802">
            <text:p>641.802</text:p>
          </table:table-cell>
          <table:table-cell office:value-type="float" office:value="156">
            <text:p>156</text:p>
          </table:table-cell>
          <table:table-cell office:value-type="float" office:value="0.39">
            <text:p>0.39</text:p>
          </table:table-cell>
          <table:table-cell office:value-type="float" office:value="5.49189189189">
            <text:p>5.4918918919</text:p>
          </table:table-cell>
          <table:table-cell office:value-type="float" office:value="5.12432432432">
            <text:p>5.1243243243</text:p>
          </table:table-cell>
          <table:table-cell office:value-type="float" office:value="99.76">
            <text:p>99.76</text:p>
          </table:table-cell>
          <table:table-cell office:value-type="float" office:value="96.9266666667">
            <text:p>96.9266666667</text:p>
          </table:table-cell>
          <table:table-cell office:value-type="float" office:value="16.12">
            <text:p>16.12</text:p>
          </table:table-cell>
          <table:table-cell office:value-type="float" office:value="8.1">
            <text:p>8.1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3.23">
            <text:p>3.23</text:p>
          </table:table-cell>
          <table:table-cell office:value-type="float" office:value="49.76">
            <text:p>49.76</text:p>
          </table:table-cell>
          <table:table-cell office:value-type="float" office:value="22.01">
            <text:p>22.01</text:p>
          </table:table-cell>
          <table:table-cell office:value-type="float" office:value="0.53">
            <text:p>0.53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ost</text:p>
          </table:table-cell>
          <table:table-cell office:value-type="float" office:value="516.314">
            <text:p>516.314</text:p>
          </table:table-cell>
          <table:table-cell office:value-type="float" office:value="126">
            <text:p>126</text:p>
          </table:table-cell>
          <table:table-cell office:value-type="float" office:value="0.88">
            <text:p>0.88</text:p>
          </table:table-cell>
          <table:table-cell office:value-type="float" office:value="1.42777777778">
            <text:p>1.4277777778</text:p>
          </table:table-cell>
          <table:table-cell office:value-type="float" office:value="0">
            <text:p>0</text:p>
          </table:table-cell>
          <table:table-cell office:value-type="float" office:value="99.56">
            <text:p>99.56</text:p>
          </table:table-cell>
          <table:table-cell office:value-type="float" office:value="99.4083333333">
            <text:p>99.4083333333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5.69">
            <text:p>5.69</text:p>
          </table:table-cell>
          <table:table-cell office:value-type="float" office:value="69.35">
            <text:p>69.35</text:p>
          </table:table-cell>
          <table:table-cell office:value-type="float" office:value="24.24">
            <text:p>24.24</text:p>
          </table:table-cell>
          <table:table-cell office:value-type="float" office:value="0.37">
            <text:p>0.37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23"/>
        </table:table-row>
        <table:table-row table:style-name="ro1">
          <table:table-cell office:value-type="string">
            <text:p>・write summary</text:p>
          </table:table-cell>
          <table:table-cell table:number-columns-repeated="22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xen</text:p>
          </table:table-cell>
          <table:table-cell office:value-type="float" office:value="4491.5">
            <text:p>4491.5</text:p>
          </table:table-cell>
          <table:table-cell office:value-type="float" office:value="1122">
            <text:p>1122</text:p>
          </table:table-cell>
          <table:table-cell office:value-type="float" office:value="2.88">
            <text:p>2.88</text:p>
          </table:table-cell>
          <table:table-cell office:value-type="float" office:value="21.5611111111">
            <text:p>21.5611111111</text:p>
          </table:table-cell>
          <table:table-cell office:value-type="float" office:value="7.32222222222">
            <text:p>7.3222222222</text:p>
          </table:table-cell>
          <table:table-cell office:value-type="float" office:value="99">
            <text:p>99</text:p>
          </table:table-cell>
          <table:table-cell office:value-type="float" office:value="99.2977777778">
            <text:p>99.2977777778</text:p>
          </table:table-cell>
          <table:table-cell office:value-type="float" office:value="18.51">
            <text:p>18.51</text:p>
          </table:table-cell>
          <table:table-cell office:value-type="float" office:value="69.17">
            <text:p>69.17</text:p>
          </table:table-cell>
          <table:table-cell office:value-type="float" office:value="9.57">
            <text:p>9.57</text:p>
          </table:table-cell>
          <table:table-cell office:value-type="float" office:value="0.28">
            <text:p>0.28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1.97">
            <text:p>1.97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vm2</text:p>
          </table:table-cell>
          <table:table-cell office:value-type="float" office:value="673.461">
            <text:p>673.461</text:p>
          </table:table-cell>
          <table:table-cell office:value-type="float" office:value="164">
            <text:p>164</text:p>
          </table:table-cell>
          <table:table-cell office:value-type="float" office:value="0.48">
            <text:p>0.48</text:p>
          </table:table-cell>
          <table:table-cell office:value-type="float" office:value="4.75555555556">
            <text:p>4.7555555556</text:p>
          </table:table-cell>
          <table:table-cell office:value-type="float" office:value="4.55555555556">
            <text:p>4.5555555556</text:p>
          </table:table-cell>
          <table:table-cell office:value-type="float" office:value="99.68">
            <text:p>99.68</text:p>
          </table:table-cell>
          <table:table-cell office:value-type="float" office:value="97.3738888889">
            <text:p>97.3738888889</text:p>
          </table:table-cell>
          <table:table-cell table:number-columns-repeated="2" office:value-type="float" office:value="0">
            <text:p>0</text:p>
          </table:table-cell>
          <table:table-cell office:value-type="float" office:value="4.4">
            <text:p>4.4</text:p>
          </table:table-cell>
          <table:table-cell office:value-type="float" office:value="9.08">
            <text:p>9.08</text:p>
          </table:table-cell>
          <table:table-cell office:value-type="float" office:value="0.46">
            <text:p>0.46</text:p>
          </table:table-cell>
          <table:table-cell office:value-type="float" office:value="0.21">
            <text:p>0.21</text:p>
          </table:table-cell>
          <table:table-cell office:value-type="float" office:value="0.74">
            <text:p>0.74</text:p>
          </table:table-cell>
          <table:table-cell office:value-type="float" office:value="45.05">
            <text:p>45.05</text:p>
          </table:table-cell>
          <table:table-cell office:value-type="float" office:value="16.01">
            <text:p>16.01</text:p>
          </table:table-cell>
          <table:table-cell office:value-type="float" office:value="23.57">
            <text:p>23.57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kvm1</text:p>
          </table:table-cell>
          <table:table-cell office:value-type="float" office:value="401.044">
            <text:p>401.044</text:p>
          </table:table-cell>
          <table:table-cell office:value-type="float" office:value="97">
            <text:p>97</text:p>
          </table:table-cell>
          <table:table-cell office:value-type="float" office:value="0.35">
            <text:p>0.35</text:p>
          </table:table-cell>
          <table:table-cell office:value-type="float" office:value="5.50810810811">
            <text:p>5.5081081081</text:p>
          </table:table-cell>
          <table:table-cell office:value-type="float" office:value="5.1027027027">
            <text:p>5.1027027027</text:p>
          </table:table-cell>
          <table:table-cell office:value-type="float" office:value="99.78">
            <text:p>99.78</text:p>
          </table:table-cell>
          <table:table-cell office:value-type="float" office:value="96.8783333333">
            <text:p>96.878333333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office:value-type="float" office:value="47.56">
            <text:p>47.56</text:p>
          </table:table-cell>
          <table:table-cell office:value-type="float" office:value="49.66">
            <text:p>49.66</text:p>
          </table:table-cell>
          <table:table-cell office:value-type="float" office:value="0.88">
            <text:p>0.88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ost</text:p>
          </table:table-cell>
          <table:table-cell office:value-type="float" office:value="761.328">
            <text:p>761.328</text:p>
          </table:table-cell>
          <table:table-cell office:value-type="float" office:value="185">
            <text:p>185</text:p>
          </table:table-cell>
          <table:table-cell office:value-type="float" office:value="1.26">
            <text:p>1.26</text:p>
          </table:table-cell>
          <table:table-cell office:value-type="float" office:value="1.66666666667">
            <text:p>1.6666666667</text:p>
          </table:table-cell>
          <table:table-cell office:value-type="float" office:value="0">
            <text:p>0</text:p>
          </table:table-cell>
          <table:table-cell office:value-type="float" office:value="99.39">
            <text:p>99.39</text:p>
          </table:table-cell>
          <table:table-cell office:value-type="float" office:value="99.2555555556">
            <text:p>99.2555555556</text:p>
          </table:table-cell>
          <table:table-cell table:number-columns-repeated="2" office:value-type="float" office:value="0">
            <text:p>0</text:p>
          </table:table-cell>
          <table:table-cell office:value-type="float" office:value="5.94">
            <text:p>5.94</text:p>
          </table:table-cell>
          <table:table-cell office:value-type="float" office:value="1.69">
            <text:p>1.69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office:value-type="float" office:value="0.71">
            <text:p>0.71</text:p>
          </table:table-cell>
          <table:table-cell office:value-type="float" office:value="54.87">
            <text:p>54.87</text:p>
          </table:table-cell>
          <table:table-cell office:value-type="float" office:value="17.53">
            <text:p>17.53</text:p>
          </table:table-cell>
          <table:table-cell office:value-type="float" office:value="18.73">
            <text:p>18.73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3"/>
        </table:table-row>
        <table:table-row table:style-name="ro1">
          <table:table-cell office:value-type="string">
            <text:p>・bandwidth(kB/s)</text:p>
          </table:table-cell>
          <table:table-cell table:number-columns-repeated="22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office:value-type="string">
            <text:p>・IOPS</text:p>
          </table:table-cell>
          <table:table-cell table:number-columns-repeated="22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office:value-type="string">
            <text:p>・CPU usage</text:p>
          </table:table-cell>
          <table:table-cell table:number-columns-repeated="22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office:value-type="string">
            <text:p>・IO %util</text:p>
          </table:table-cell>
          <table:table-cell table:number-columns-repeated="22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office:value-type="string">
            <text:p>・latency distribution</text:p>
          </table:table-cell>
          <table:table-cell table:number-columns-repeated="22"/>
        </table:table-row>
      </table:table>
      <table:table table:name="32kbyte" table:style-name="ta1">
        <table:shapes>
          <draw:frame draw:z-index="0" draw:style-name="gr1" svg:width="20.21cm" svg:height="8.999cm" svg:x="0cm" svg:y="7.256cm">
            <draw:object draw:notify-on-update-of-ranges="32kbyte.A5:32kbyte.A8 32kbyte.B4:32kbyte.B4 32kbyte.B5:32kbyte.B8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" draw:style-name="gr1" svg:width="20.21cm" svg:height="8.999cm" svg:x="20.32cm" svg:y="7.28cm">
            <draw:object draw:notify-on-update-of-ranges="32kbyte.A12:32kbyte.A15 32kbyte.B11:32kbyte.B11 32kbyte.B12:32kbyte.B15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2" draw:style-name="gr1" svg:width="20.21cm" svg:height="8.999cm" svg:x="0cm" svg:y="17.188cm">
            <draw:object draw:notify-on-update-of-ranges="32kbyte.A5:32kbyte.A8 32kbyte.C4:32kbyte.C4 32kbyte.C5:32kbyte.C8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3" draw:style-name="gr1" svg:width="20.21cm" svg:height="8.999cm" svg:x="20.347cm" svg:y="17.161cm">
            <draw:object draw:notify-on-update-of-ranges="32kbyte.A12:32kbyte.A15 32kbyte.C11:32kbyte.C11 32kbyte.C12:32kbyte.C15"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4" draw:style-name="gr1" svg:width="20.21cm" svg:height="8.999cm" svg:x="0cm" svg:y="27.092cm">
            <draw:object draw:notify-on-update-of-ranges="32kbyte.A5:32kbyte.A8 32kbyte.D4:32kbyte.D4 32kbyte.D5:32kbyte.D8 32kbyte.E4:32kbyte.E4 32kbyte.E5:32kbyte.E8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5" draw:style-name="gr1" svg:width="20.21cm" svg:height="8.999cm" svg:x="20.32cm" svg:y="27.094cm">
            <draw:object draw:notify-on-update-of-ranges="32kbyte.A12:32kbyte.A15 32kbyte.D11:32kbyte.D11 32kbyte.D12:32kbyte.D15 32kbyte.E11:32kbyte.E11 32kbyte.E12:32kbyte.E15"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6" draw:style-name="gr1" svg:width="20.21cm" svg:height="8.999cm" svg:x="0cm" svg:y="37.004cm">
            <draw:object draw:notify-on-update-of-ranges="32kbyte.A5:32kbyte.A8 32kbyte.G4:32kbyte.G4 32kbyte.G5:32kbyte.G8 32kbyte.H4:32kbyte.H4 32kbyte.H5:32kbyte.H8"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7" draw:style-name="gr1" svg:width="20.21cm" svg:height="8.999cm" svg:x="20.348cm" svg:y="36.977cm">
            <draw:object draw:notify-on-update-of-ranges="32kbyte.A12:32kbyte.A15 32kbyte.G11:32kbyte.G11 32kbyte.G12:32kbyte.G15 32kbyte.H11:32kbyte.H11 32kbyte.H12:32kbyte.H15"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8" draw:style-name="gr1" svg:width="20.237cm" svg:height="8.999cm" svg:x="0cm" svg:y="46.941cm">
            <draw:object draw:notify-on-update-of-ranges="32kbyte.I4:32kbyte.W4 32kbyte.A8:32kbyte.A8 32kbyte.I8:32kbyte.W8 32kbyte.A7:32kbyte.A7 32kbyte.I7:32kbyte.W7 32kbyte.A6:32kbyte.A6 32kbyte.I6:32kbyte.W6 32kbyte.A5:32kbyte.A5 32kbyte.I5:32kbyte.W5"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9" draw:style-name="gr1" svg:width="20.237cm" svg:height="8.999cm" svg:x="20.358cm" svg:y="46.944cm">
            <draw:object draw:notify-on-update-of-ranges="32kbyte.I11:32kbyte.U11 32kbyte.A15:32kbyte.A15 32kbyte.I15:32kbyte.U15 32kbyte.A14:32kbyte.A14 32kbyte.I14:32kbyte.U14 32kbyte.A13:32kbyte.A13 32kbyte.I13:32kbyte.U13 32kbyte.A12:32kbyte.A12 32kbyte.I12:32kbyte.U12" xlink:href="./Object 40" xlink:type="simple" xlink:show="embed" xlink:actuate="onLoad"/>
            <draw:image xlink:href="./ObjectReplacements/Object 40" xlink:type="simple" xlink:show="embed" xlink:actuate="onLoad"/>
          </draw:frame>
        </table:shapes>
        <table:table-column table:style-name="co10" table:number-columns-repeated="23" table:default-cell-style-name="Default"/>
        <table:table-row table:style-name="ro1">
          <table:table-cell office:value-type="string">
            <text:p>32kbyte direct=false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・read summary</text:p>
          </table:table-cell>
          <table:table-cell table:number-columns-repeated="22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xen</text:p>
          </table:table-cell>
          <table:table-cell office:value-type="float" office:value="2764.9">
            <text:p>2764.9</text:p>
          </table:table-cell>
          <table:table-cell office:value-type="float" office:value="86">
            <text:p>86</text:p>
          </table:table-cell>
          <table:table-cell office:value-type="float" office:value="0.44">
            <text:p>0.44</text:p>
          </table:table-cell>
          <table:table-cell office:value-type="float" office:value="14.8111111111">
            <text:p>14.8111111111</text:p>
          </table:table-cell>
          <table:table-cell office:value-type="float" office:value="2.29444444444">
            <text:p>2.2944444444</text:p>
          </table:table-cell>
          <table:table-cell office:value-type="float" office:value="99.94">
            <text:p>99.94</text:p>
          </table:table-cell>
          <table:table-cell office:value-type="float" office:value="99.4302702703">
            <text:p>99.4302702703</text:p>
          </table:table-cell>
          <table:table-cell office:value-type="float" office:value="0.03">
            <text:p>0.03</text:p>
          </table:table-cell>
          <table:table-cell office:value-type="float" office:value="7.1">
            <text:p>7.1</text:p>
          </table:table-cell>
          <table:table-cell office:value-type="float" office:value="1.47">
            <text:p>1.47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67">
            <text:p>0.67</text:p>
          </table:table-cell>
          <table:table-cell office:value-type="float" office:value="47.26">
            <text:p>47.26</text:p>
          </table:table-cell>
          <table:table-cell office:value-type="float" office:value="40">
            <text:p>40</text:p>
          </table:table-cell>
          <table:table-cell office:value-type="float" office:value="2.62">
            <text:p>2.62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46">
            <text:p>0.46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kvm2</text:p>
          </table:table-cell>
          <table:table-cell office:value-type="float" office:value="3519.6">
            <text:p>3519.6</text:p>
          </table:table-cell>
          <table:table-cell office:value-type="float" office:value="109">
            <text:p>109</text:p>
          </table:table-cell>
          <table:table-cell office:value-type="float" office:value="0.3">
            <text:p>0.3</text:p>
          </table:table-cell>
          <table:table-cell office:value-type="float" office:value="3.57297297297">
            <text:p>3.572972973</text:p>
          </table:table-cell>
          <table:table-cell office:value-type="float" office:value="3.38378378378">
            <text:p>3.3837837838</text:p>
          </table:table-cell>
          <table:table-cell office:value-type="float" office:value="99.77">
            <text:p>99.77</text:p>
          </table:table-cell>
          <table:table-cell office:value-type="float" office:value="97.9416666667">
            <text:p>97.941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79">
            <text:p>1.79</text:p>
          </table:table-cell>
          <table:table-cell office:value-type="float" office:value="60.28">
            <text:p>60.28</text:p>
          </table:table-cell>
          <table:table-cell office:value-type="float" office:value="36.62">
            <text:p>36.62</text:p>
          </table:table-cell>
          <table:table-cell office:value-type="float" office:value="0.91">
            <text:p>0.91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kvm1</text:p>
          </table:table-cell>
          <table:table-cell office:value-type="float" office:value="3215.6">
            <text:p>3215.6</text:p>
          </table:table-cell>
          <table:table-cell office:value-type="float" office:value="100">
            <text:p>100</text:p>
          </table:table-cell>
          <table:table-cell office:value-type="float" office:value="0.31">
            <text:p>0.31</text:p>
          </table:table-cell>
          <table:table-cell office:value-type="float" office:value="5.69189189189">
            <text:p>5.6918918919</text:p>
          </table:table-cell>
          <table:table-cell office:value-type="float" office:value="5.23243243243">
            <text:p>5.2324324324</text:p>
          </table:table-cell>
          <table:table-cell office:value-type="float" office:value="99.83">
            <text:p>99.83</text:p>
          </table:table-cell>
          <table:table-cell office:value-type="float" office:value="98.6955555556">
            <text:p>98.6955555556</text:p>
          </table:table-cell>
          <table:table-cell office:value-type="float" office:value="4.15">
            <text:p>4.15</text:p>
          </table:table-cell>
          <table:table-cell office:value-type="float" office:value="11.83">
            <text:p>11.83</text:p>
          </table:table-cell>
          <table:table-cell office:value-type="float" office:value="1.14">
            <text:p>1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 office:value-type="float" office:value="33.75">
            <text:p>33.75</text:p>
          </table:table-cell>
          <table:table-cell office:value-type="float" office:value="42.3">
            <text:p>42.3</text:p>
          </table:table-cell>
          <table:table-cell office:value-type="float" office:value="6.12">
            <text:p>6.12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ost</text:p>
          </table:table-cell>
          <table:table-cell office:value-type="float" office:value="3736.9">
            <text:p>3736.9</text:p>
          </table:table-cell>
          <table:table-cell office:value-type="float" office:value="116">
            <text:p>116</text:p>
          </table:table-cell>
          <table:table-cell office:value-type="float" office:value="0.78">
            <text:p>0.78</text:p>
          </table:table-cell>
          <table:table-cell office:value-type="float" office:value="1.17222222222">
            <text:p>1.1722222222</text:p>
          </table:table-cell>
          <table:table-cell office:value-type="float" office:value="0">
            <text:p>0</text:p>
          </table:table-cell>
          <table:table-cell office:value-type="float" office:value="99.56">
            <text:p>99.56</text:p>
          </table:table-cell>
          <table:table-cell office:value-type="float" office:value="99.2988888889">
            <text:p>99.2988888889</text:p>
          </table:table-cell>
          <table:table-cell table:number-columns-repeated="2"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3.45">
            <text:p>3.45</text:p>
          </table:table-cell>
          <table:table-cell office:value-type="float" office:value="64.19">
            <text:p>64.19</text:p>
          </table:table-cell>
          <table:table-cell office:value-type="float" office:value="31.54">
            <text:p>31.54</text:p>
          </table:table-cell>
          <table:table-cell office:value-type="float" office:value="0.49">
            <text:p>0.49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number-columns-repeated="23"/>
        </table:table-row>
        <table:table-row table:style-name="ro1">
          <table:table-cell office:value-type="string">
            <text:p>・write summary</text:p>
          </table:table-cell>
          <table:table-cell table:number-columns-repeated="22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string">
            <text:p>xen</text:p>
          </table:table-cell>
          <table:table-cell office:value-type="float" office:value="13153">
            <text:p>13153</text:p>
          </table:table-cell>
          <table:table-cell office:value-type="float" office:value="411">
            <text:p>411</text:p>
          </table:table-cell>
          <table:table-cell office:value-type="float" office:value="1.85">
            <text:p>1.85</text:p>
          </table:table-cell>
          <table:table-cell office:value-type="float" office:value="16.5888888889">
            <text:p>16.5888888889</text:p>
          </table:table-cell>
          <table:table-cell office:value-type="float" office:value="4.93611111111">
            <text:p>4.9361111111</text:p>
          </table:table-cell>
          <table:table-cell office:value-type="float" office:value="99.78">
            <text:p>99.78</text:p>
          </table:table-cell>
          <table:table-cell office:value-type="float" office:value="99.5533333333">
            <text:p>99.5533333333</text:p>
          </table:table-cell>
          <table:table-cell office:value-type="float" office:value="0.11">
            <text:p>0.11</text:p>
          </table:table-cell>
          <table:table-cell office:value-type="float" office:value="61.27">
            <text:p>61.27</text:p>
          </table:table-cell>
          <table:table-cell office:value-type="float" office:value="15.59">
            <text:p>15.59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12.58">
            <text:p>12.58</text:p>
          </table:table-cell>
          <table:table-cell office:value-type="float" office:value="9.94">
            <text:p>9.94</text:p>
          </table:table-cell>
          <table:table-cell office:value-type="float" office:value="0.33">
            <text:p>0.33</text:p>
          </table:table-cell>
          <table:table-cell table:number-columns-repeated="3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kvm2</text:p>
          </table:table-cell>
          <table:table-cell office:value-type="float" office:value="4005.9">
            <text:p>4005.9</text:p>
          </table:table-cell>
          <table:table-cell office:value-type="float" office:value="125">
            <text:p>125</text:p>
          </table:table-cell>
          <table:table-cell office:value-type="float" office:value="0.37">
            <text:p>0.37</text:p>
          </table:table-cell>
          <table:table-cell office:value-type="float" office:value="3.70555555556">
            <text:p>3.7055555556</text:p>
          </table:table-cell>
          <table:table-cell office:value-type="float" office:value="3.55">
            <text:p>3.55</text:p>
          </table:table-cell>
          <table:table-cell office:value-type="float" office:value="99.77">
            <text:p>99.77</text:p>
          </table:table-cell>
          <table:table-cell office:value-type="float" office:value="97.6777777778">
            <text:p>97.6777777778</text:p>
          </table:table-cell>
          <table:table-cell table:number-columns-repeated="2" office:value-type="float" office:value="0">
            <text:p>0</text:p>
          </table:table-cell>
          <table:table-cell office:value-type="float" office:value="27.18">
            <text:p>27.18</text:p>
          </table:table-cell>
          <table:table-cell office:value-type="float" office:value="30.27">
            <text:p>30.27</text:p>
          </table:table-cell>
          <table:table-cell office:value-type="float" office:value="0.41">
            <text:p>0.41</text:p>
          </table:table-cell>
          <table:table-cell office:value-type="float" office:value="0.92">
            <text:p>0.92</text:p>
          </table:table-cell>
          <table:table-cell office:value-type="float" office:value="5.6">
            <text:p>5.6</text:p>
          </table:table-cell>
          <table:table-cell office:value-type="float" office:value="9.43">
            <text:p>9.43</text:p>
          </table:table-cell>
          <table:table-cell office:value-type="float" office:value="15.3">
            <text:p>15.3</text:p>
          </table:table-cell>
          <table:table-cell office:value-type="float" office:value="9">
            <text:p>9</text:p>
          </table:table-cell>
          <table:table-cell office:value-type="float" office:value="1.29">
            <text:p>1.29</text:p>
          </table:table-cell>
          <table:table-cell office:value-type="float" office:value="0.45">
            <text:p>0.45</text:p>
          </table:table-cell>
          <table:table-cell office:value-type="float" office:value="0.14">
            <text:p>0.14</text:p>
          </table:table-cell>
          <table:table-cell table:number-columns-repeated="2"/>
        </table:table-row>
        <table:table-row table:style-name="ro1">
          <table:table-cell office:value-type="string">
            <text:p>kvm1</text:p>
          </table:table-cell>
          <table:table-cell office:value-type="float" office:value="2672.7">
            <text:p>2672.7</text:p>
          </table:table-cell>
          <table:table-cell office:value-type="float" office:value="83">
            <text:p>83</text:p>
          </table:table-cell>
          <table:table-cell office:value-type="float" office:value="0.28">
            <text:p>0.28</text:p>
          </table:table-cell>
          <table:table-cell office:value-type="float" office:value="5.08888888889">
            <text:p>5.0888888889</text:p>
          </table:table-cell>
          <table:table-cell office:value-type="float" office:value="4.67777777778">
            <text:p>4.6777777778</text:p>
          </table:table-cell>
          <table:table-cell office:value-type="float" office:value="99.79">
            <text:p>99.79</text:p>
          </table:table-cell>
          <table:table-cell office:value-type="float" office:value="97.1459459459">
            <text:p>97.1459459459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  <table:table-cell office:value-type="float" office:value="30.67">
            <text:p>30.67</text:p>
          </table:table-cell>
          <table:table-cell office:value-type="float" office:value="66.54">
            <text:p>66.54</text:p>
          </table:table-cell>
          <table:table-cell office:value-type="float" office:value="2">
            <text:p>2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ost</text:p>
          </table:table-cell>
          <table:table-cell office:value-type="float" office:value="4155.4">
            <text:p>4155.4</text:p>
          </table:table-cell>
          <table:table-cell office:value-type="float" office:value="129">
            <text:p>129</text:p>
          </table:table-cell>
          <table:table-cell office:value-type="float" office:value="0.91">
            <text:p>0.91</text:p>
          </table:table-cell>
          <table:table-cell office:value-type="float" office:value="1.35">
            <text:p>1.35</text:p>
          </table:table-cell>
          <table:table-cell office:value-type="float" office:value="0">
            <text:p>0</text:p>
          </table:table-cell>
          <table:table-cell office:value-type="float" office:value="99.58">
            <text:p>99.58</text:p>
          </table:table-cell>
          <table:table-cell office:value-type="float" office:value="99.46">
            <text:p>99.46</text:p>
          </table:table-cell>
          <table:table-cell office:value-type="float" office:value="0">
            <text:p>0</text:p>
          </table:table-cell>
          <table:table-cell office:value-type="float" office:value="3.7">
            <text:p>3.7</text:p>
          </table:table-cell>
          <table:table-cell office:value-type="float" office:value="45.74">
            <text:p>45.74</text:p>
          </table:table-cell>
          <table:table-cell office:value-type="float" office:value="2.61">
            <text:p>2.61</text:p>
          </table:table-cell>
          <table:table-cell office:value-type="float" office:value="0.14">
            <text:p>0.14</text:p>
          </table:table-cell>
          <table:table-cell office:value-type="float" office:value="0.62">
            <text:p>0.62</text:p>
          </table:table-cell>
          <table:table-cell office:value-type="float" office:value="7.46">
            <text:p>7.46</text:p>
          </table:table-cell>
          <table:table-cell office:value-type="float" office:value="11.41">
            <text:p>11.41</text:p>
          </table:table-cell>
          <table:table-cell office:value-type="float" office:value="17.4">
            <text:p>17.4</text:p>
          </table:table-cell>
          <table:table-cell office:value-type="float" office:value="9.59">
            <text:p>9.59</text:p>
          </table:table-cell>
          <table:table-cell office:value-type="float" office:value="1.01">
            <text:p>1.01</text:p>
          </table:table-cell>
          <table:table-cell office:value-type="float" office:value="0.23">
            <text:p>0.23</text:p>
          </table:table-cell>
          <table:table-cell office:value-type="float" office:value="0.08">
            <text:p>0.08</text:p>
          </table:table-cell>
          <table:table-cell table:number-columns-repeated="2"/>
        </table:table-row>
        <table:table-row table:style-name="ro2">
          <table:table-cell table:number-columns-repeated="23"/>
        </table:table-row>
        <table:table-row table:style-name="ro1">
          <table:table-cell office:value-type="string">
            <text:p>・bandwidth(kB/s)</text:p>
          </table:table-cell>
          <table:table-cell table:number-columns-repeated="22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office:value-type="string">
            <text:p>・IOPS</text:p>
          </table:table-cell>
          <table:table-cell table:number-columns-repeated="22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office:value-type="string">
            <text:p>・CPU usage</text:p>
          </table:table-cell>
          <table:table-cell table:number-columns-repeated="22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office:value-type="string">
            <text:p>・IO %util</text:p>
          </table:table-cell>
          <table:table-cell table:number-columns-repeated="22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office:value-type="string">
            <text:p>・latency distribution</text:p>
          </table:table-cell>
          <table:table-cell table:number-columns-repeated="22"/>
        </table:table-row>
      </table:table>
      <table:table table:name="512kbyte" table:style-name="ta1">
        <table:shapes>
          <draw:frame draw:z-index="0" draw:style-name="gr1" svg:width="20.21cm" svg:height="8.999cm" svg:x="0cm" svg:y="7.25cm">
            <draw:object draw:notify-on-update-of-ranges="512kbyte.A5:512kbyte.A8 512kbyte.B4:512kbyte.B4 512kbyte.B5:512kbyte.B8"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1" draw:style-name="gr1" svg:width="20.21cm" svg:height="8.999cm" svg:x="20.32cm" svg:y="7.28cm">
            <draw:object draw:notify-on-update-of-ranges="512kbyte.A12:512kbyte.A15 512kbyte.B11:512kbyte.B11 512kbyte.B12:512kbyte.B15"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2" draw:style-name="gr1" svg:width="20.21cm" svg:height="8.999cm" svg:x="0cm" svg:y="17.188cm">
            <draw:object draw:notify-on-update-of-ranges="512kbyte.A5:512kbyte.A8 512kbyte.C4:512kbyte.C4 512kbyte.C5:512kbyte.C8"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3" draw:style-name="gr1" svg:width="20.21cm" svg:height="8.999cm" svg:x="20.347cm" svg:y="17.161cm">
            <draw:object draw:notify-on-update-of-ranges="512kbyte.A12:512kbyte.A15 512kbyte.C11:512kbyte.C11 512kbyte.C12:512kbyte.C15"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4" draw:style-name="gr1" svg:width="20.21cm" svg:height="8.999cm" svg:x="0cm" svg:y="27.092cm">
            <draw:object draw:notify-on-update-of-ranges="512kbyte.A5:512kbyte.A8 512kbyte.D4:512kbyte.D4 512kbyte.D5:512kbyte.D8 512kbyte.E4:512kbyte.E4 512kbyte.E5:512kbyte.E8" xlink:href="./Object 45" xlink:type="simple" xlink:show="embed" xlink:actuate="onLoad"/>
            <draw:image xlink:href="./ObjectReplacements/Object 45" xlink:type="simple" xlink:show="embed" xlink:actuate="onLoad"/>
          </draw:frame>
          <draw:frame draw:z-index="5" draw:style-name="gr1" svg:width="20.21cm" svg:height="8.999cm" svg:x="20.32cm" svg:y="27.094cm">
            <draw:object draw:notify-on-update-of-ranges="512kbyte.A12:512kbyte.A15 512kbyte.D11:512kbyte.D11 512kbyte.D12:512kbyte.D15 512kbyte.E11:512kbyte.E11 512kbyte.E12:512kbyte.E15"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6" draw:style-name="gr1" svg:width="20.21cm" svg:height="8.999cm" svg:x="0cm" svg:y="37.004cm">
            <draw:object draw:notify-on-update-of-ranges="512kbyte.A5:512kbyte.A8 512kbyte.G4:512kbyte.G4 512kbyte.G5:512kbyte.G8 512kbyte.H4:512kbyte.H4 512kbyte.H5:512kbyte.H8"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7" draw:style-name="gr1" svg:width="20.21cm" svg:height="8.999cm" svg:x="20.348cm" svg:y="36.977cm">
            <draw:object draw:notify-on-update-of-ranges="512kbyte.A12:512kbyte.A15 512kbyte.G11:512kbyte.G11 512kbyte.G12:512kbyte.G15 512kbyte.H11:512kbyte.H11 512kbyte.H12:512kbyte.H15" xlink:href="./Object 48" xlink:type="simple" xlink:show="embed" xlink:actuate="onLoad"/>
            <draw:image xlink:href="./ObjectReplacements/Object 48" xlink:type="simple" xlink:show="embed" xlink:actuate="onLoad"/>
          </draw:frame>
          <draw:frame draw:z-index="8" draw:style-name="gr1" svg:width="20.237cm" svg:height="8.999cm" svg:x="0cm" svg:y="46.941cm">
            <draw:object draw:notify-on-update-of-ranges="512kbyte.I4:512kbyte.T4 512kbyte.A8:512kbyte.A8 512kbyte.I8:512kbyte.T8 512kbyte.A7:512kbyte.A7 512kbyte.I7:512kbyte.T7 512kbyte.A6:512kbyte.A6 512kbyte.I6:512kbyte.T6 512kbyte.A5:512kbyte.A5 512kbyte.I5:512kbyte.T5" xlink:href="./Object 49" xlink:type="simple" xlink:show="embed" xlink:actuate="onLoad"/>
            <draw:image xlink:href="./ObjectReplacements/Object 49" xlink:type="simple" xlink:show="embed" xlink:actuate="onLoad"/>
          </draw:frame>
          <draw:frame draw:z-index="9" draw:style-name="gr1" svg:width="20.237cm" svg:height="8.999cm" svg:x="20.358cm" svg:y="46.944cm">
            <draw:object draw:notify-on-update-of-ranges="512kbyte.I11:512kbyte.V11 512kbyte.A15:512kbyte.A15 512kbyte.I15:512kbyte.V15 512kbyte.A14:512kbyte.A14 512kbyte.I14:512kbyte.V14 512kbyte.A13:512kbyte.A13 512kbyte.I13:512kbyte.V13 512kbyte.A12:512kbyte.A12 512kbyte.I12:512kbyte.V12" xlink:href="./Object 50" xlink:type="simple" xlink:show="embed" xlink:actuate="onLoad"/>
            <draw:image xlink:href="./ObjectReplacements/Object 50" xlink:type="simple" xlink:show="embed" xlink:actuate="onLoad"/>
          </draw:frame>
        </table:shapes>
        <table:table-column table:style-name="co10" table:number-columns-repeated="22" table:default-cell-style-name="Default"/>
        <table:table-row table:style-name="ro1">
          <table:table-cell office:value-type="string">
            <text:p>512byte direct=false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・read summary</text:p>
          </table:table-cell>
          <table:table-cell table:number-columns-repeated="21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">
          <table:table-cell office:value-type="string">
            <text:p>xen</text:p>
          </table:table-cell>
          <table:table-cell office:value-type="float" office:value="25994">
            <text:p>25994</text:p>
          </table:table-cell>
          <table:table-cell office:value-type="float" office:value="50">
            <text:p>50</text:p>
          </table:table-cell>
          <table:table-cell office:value-type="float" office:value="0.74">
            <text:p>0.74</text:p>
          </table:table-cell>
          <table:table-cell office:value-type="float" office:value="19.536">
            <text:p>19.536</text:p>
          </table:table-cell>
          <table:table-cell office:value-type="float" office:value="3.028">
            <text:p>3.028</text:p>
          </table:table-cell>
          <table:table-cell office:value-type="float" office:value="99.92">
            <text:p>99.92</text:p>
          </table:table-cell>
          <table:table-cell office:value-type="float" office:value="99.9133333333">
            <text:p>99.913333333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3.58">
            <text:p>3.58</text:p>
          </table:table-cell>
          <table:table-cell office:value-type="float" office:value="73.63">
            <text:p>73.63</text:p>
          </table:table-cell>
          <table:table-cell office:value-type="float" office:value="20.69">
            <text:p>20.69</text:p>
          </table:table-cell>
          <table:table-cell office:value-type="float" office:value="1.43">
            <text:p>1.43</text:p>
          </table:table-cell>
          <table:table-cell office:value-type="float" office:value="0.36">
            <text:p>0.36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kvm2</text:p>
          </table:table-cell>
          <table:table-cell office:value-type="float" office:value="31602">
            <text:p>31602</text:p>
          </table:table-cell>
          <table:table-cell office:value-type="float" office:value="61">
            <text:p>61</text:p>
          </table:table-cell>
          <table:table-cell office:value-type="float" office:value="0.33">
            <text:p>0.33</text:p>
          </table:table-cell>
          <table:table-cell office:value-type="float" office:value="2.98">
            <text:p>2.98</text:p>
          </table:table-cell>
          <table:table-cell office:value-type="float" office:value="2.82">
            <text:p>2.82</text:p>
          </table:table-cell>
          <table:table-cell office:value-type="float" office:value="99.77">
            <text:p>99.77</text:p>
          </table:table-cell>
          <table:table-cell office:value-type="float" office:value="98.092">
            <text:p>98.092</text:p>
          </table:table-cell>
          <table:table-cell table:number-columns-repeated="4" office:value-type="float" office:value="0">
            <text:p>0</text:p>
          </table:table-cell>
          <table:table-cell office:value-type="float" office:value="2.91">
            <text:p>2.91</text:p>
          </table:table-cell>
          <table:table-cell office:value-type="float" office:value="86.72">
            <text:p>86.72</text:p>
          </table:table-cell>
          <table:table-cell office:value-type="float" office:value="9.88">
            <text:p>9.88</text:p>
          </table:table-cell>
          <table:table-cell office:value-type="float" office:value="0.47">
            <text:p>0.47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kvm1</text:p>
          </table:table-cell>
          <table:table-cell office:value-type="float" office:value="21314">
            <text:p>21314</text:p>
          </table:table-cell>
          <table:table-cell office:value-type="float" office:value="41">
            <text:p>41</text:p>
          </table:table-cell>
          <table:table-cell office:value-type="float" office:value="0.23">
            <text:p>0.23</text:p>
          </table:table-cell>
          <table:table-cell office:value-type="float" office:value="5.85517241379">
            <text:p>5.8551724138</text:p>
          </table:table-cell>
          <table:table-cell office:value-type="float" office:value="5.33793103448">
            <text:p>5.3379310345</text:p>
          </table:table-cell>
          <table:table-cell office:value-type="float" office:value="99.89">
            <text:p>99.89</text:p>
          </table:table-cell>
          <table:table-cell office:value-type="float" office:value="99.1910344828">
            <text:p>99.1910344828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2.16">
            <text:p>2.16</text:p>
          </table:table-cell>
          <table:table-cell office:value-type="float" office:value="19.99">
            <text:p>19.99</text:p>
          </table:table-cell>
          <table:table-cell office:value-type="float" office:value="76.4">
            <text:p>76.4</text:p>
          </table:table-cell>
          <table:table-cell office:value-type="float" office:value="0.76">
            <text:p>0.76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ost</text:p>
          </table:table-cell>
          <table:table-cell office:value-type="float" office:value="32843">
            <text:p>32843</text:p>
          </table:table-cell>
          <table:table-cell office:value-type="float" office:value="64">
            <text:p>64</text:p>
          </table:table-cell>
          <table:table-cell office:value-type="float" office:value="0.59">
            <text:p>0.59</text:p>
          </table:table-cell>
          <table:table-cell office:value-type="float" office:value="0.989473684211">
            <text:p>0.9894736842</text:p>
          </table:table-cell>
          <table:table-cell office:value-type="float" office:value="0">
            <text:p>0</text:p>
          </table:table-cell>
          <table:table-cell office:value-type="float" office:value="99.34">
            <text:p>99.34</text:p>
          </table:table-cell>
          <table:table-cell office:value-type="float" office:value="99.1621052632">
            <text:p>99.1621052632</text:p>
          </table:table-cell>
          <table:table-cell table:number-columns-repeated="4" office:value-type="float" office:value="0">
            <text:p>0</text:p>
          </table:table-cell>
          <table:table-cell office:value-type="float" office:value="3.71">
            <text:p>3.71</text:p>
          </table:table-cell>
          <table:table-cell office:value-type="float" office:value="89.5">
            <text:p>89.5</text:p>
          </table:table-cell>
          <table:table-cell office:value-type="float" office:value="6.62">
            <text:p>6.62</text:p>
          </table:table-cell>
          <table:table-cell office:value-type="float" office:value="0.16">
            <text:p>0.1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22"/>
        </table:table-row>
        <table:table-row table:style-name="ro1">
          <table:table-cell office:value-type="string">
            <text:p>・write summary</text:p>
          </table:table-cell>
          <table:table-cell table:number-columns-repeated="21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xen</text:p>
          </table:table-cell>
          <table:table-cell office:value-type="float" office:value="43654">
            <text:p>43654</text:p>
          </table:table-cell>
          <table:table-cell office:value-type="float" office:value="85">
            <text:p>85</text:p>
          </table:table-cell>
          <table:table-cell office:value-type="float" office:value="1.36">
            <text:p>1.36</text:p>
          </table:table-cell>
          <table:table-cell office:value-type="float" office:value="21.2785714286">
            <text:p>21.2785714286</text:p>
          </table:table-cell>
          <table:table-cell office:value-type="float" office:value="3.66428571429">
            <text:p>3.6642857143</text:p>
          </table:table-cell>
          <table:table-cell office:value-type="float" office:value="99.97">
            <text:p>99.97</text:p>
          </table:table-cell>
          <table:table-cell office:value-type="float" office:value="99.3706666667">
            <text:p>99.3706666667</text:p>
          </table:table-cell>
          <table:table-cell table:number-columns-repeated="2" office:value-type="float" office:value="2.05">
            <text:p>2.05</text:p>
          </table:table-cell>
          <table:table-cell office:value-type="float" office:value="2.26">
            <text:p>2.26</text:p>
          </table:table-cell>
          <table:table-cell office:value-type="float" office:value="0.78">
            <text:p>0.78</text:p>
          </table:table-cell>
          <table:table-cell office:value-type="float" office:value="0.02">
            <text:p>0.02</text:p>
          </table:table-cell>
          <table:table-cell office:value-type="float" office:value="40.36">
            <text:p>40.36</text:p>
          </table:table-cell>
          <table:table-cell office:value-type="float" office:value="51.61">
            <text:p>51.61</text:p>
          </table:table-cell>
          <table:table-cell office:value-type="float" office:value="0.81">
            <text:p>0.8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kvm2</text:p>
          </table:table-cell>
          <table:table-cell office:value-type="float" office:value="31474">
            <text:p>31474</text:p>
          </table:table-cell>
          <table:table-cell office:value-type="float" office:value="61">
            <text:p>61</text:p>
          </table:table-cell>
          <table:table-cell office:value-type="float" office:value="0.43">
            <text:p>0.43</text:p>
          </table:table-cell>
          <table:table-cell office:value-type="float" office:value="3.52">
            <text:p>3.52</text:p>
          </table:table-cell>
          <table:table-cell office:value-type="float" office:value="3.38">
            <text:p>3.38</text:p>
          </table:table-cell>
          <table:table-cell office:value-type="float" office:value="99.7">
            <text:p>99.7</text:p>
          </table:table-cell>
          <table:table-cell office:value-type="float" office:value="97.755">
            <text:p>97.755</text:p>
          </table:table-cell>
          <table:table-cell table:number-columns-repeated="4"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4.9">
            <text:p>4.9</text:p>
          </table:table-cell>
          <table:table-cell office:value-type="float" office:value="1.92">
            <text:p>1.92</text:p>
          </table:table-cell>
          <table:table-cell office:value-type="float" office:value="28.86">
            <text:p>28.86</text:p>
          </table:table-cell>
          <table:table-cell office:value-type="float" office:value="7.45">
            <text:p>7.45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kvm1</text:p>
          </table:table-cell>
          <table:table-cell office:value-type="float" office:value="23741">
            <text:p>23741</text:p>
          </table:table-cell>
          <table:table-cell office:value-type="float" office:value="46">
            <text:p>46</text:p>
          </table:table-cell>
          <table:table-cell office:value-type="float" office:value="0.31">
            <text:p>0.31</text:p>
          </table:table-cell>
          <table:table-cell office:value-type="float" office:value="5.87407407407">
            <text:p>5.8740740741</text:p>
          </table:table-cell>
          <table:table-cell office:value-type="float" office:value="5.20740740741">
            <text:p>5.2074074074</text:p>
          </table:table-cell>
          <table:table-cell office:value-type="float" office:value="99.83">
            <text:p>99.83</text:p>
          </table:table-cell>
          <table:table-cell office:value-type="float" office:value="96.6474074074">
            <text:p>96.6474074074</text:p>
          </table:table-cell>
          <table:table-cell table:number-columns-repeated="5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37.16">
            <text:p>37.16</text:p>
          </table:table-cell>
          <table:table-cell office:value-type="float" office:value="62.35">
            <text:p>62.35</text:p>
          </table:table-cell>
          <table:table-cell office:value-type="float" office:value="0.46">
            <text:p>0.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host</text:p>
          </table:table-cell>
          <table:table-cell office:value-type="float" office:value="31160">
            <text:p>31160</text:p>
          </table:table-cell>
          <table:table-cell office:value-type="float" office:value="60">
            <text:p>60</text:p>
          </table:table-cell>
          <table:table-cell office:value-type="float" office:value="0.86">
            <text:p>0.86</text:p>
          </table:table-cell>
          <table:table-cell office:value-type="float" office:value="1.21">
            <text:p>1.21</text:p>
          </table:table-cell>
          <table:table-cell office:value-type="float" office:value="0">
            <text:p>0</text:p>
          </table:table-cell>
          <table:table-cell office:value-type="float" office:value="99.55">
            <text:p>99.55</text:p>
          </table:table-cell>
          <table:table-cell office:value-type="float" office:value="99.0047619048">
            <text:p>99.0047619048</text:p>
          </table:table-cell>
          <table:table-cell table:number-columns-repeated="4" office:value-type="float" office:value="0">
            <text:p>0</text:p>
          </table:table-cell>
          <table:table-cell office:value-type="float" office:value="57.15">
            <text:p>57.15</text:p>
          </table:table-cell>
          <table:table-cell office:value-type="float" office:value="5.01">
            <text:p>5.01</text:p>
          </table:table-cell>
          <table:table-cell office:value-type="float" office:value="1.48">
            <text:p>1.48</text:p>
          </table:table-cell>
          <table:table-cell office:value-type="float" office:value="28.26">
            <text:p>28.26</text:p>
          </table:table-cell>
          <table:table-cell office:value-type="float" office:value="8.04">
            <text:p>8.04</text:p>
          </table:table-cell>
          <table:table-cell office:value-type="float" office:value="0.07">
            <text:p>0.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・bandwidth(kB/s)</text:p>
          </table:table-cell>
          <table:table-cell table:number-columns-repeated="21"/>
        </table:table-row>
        <table:table-row table:style-name="ro2" table:number-rows-repeated="21">
          <table:table-cell table:number-columns-repeated="22"/>
        </table:table-row>
        <table:table-row table:style-name="ro1">
          <table:table-cell office:value-type="string">
            <text:p>・IOPS</text:p>
          </table:table-cell>
          <table:table-cell table:number-columns-repeated="21"/>
        </table:table-row>
        <table:table-row table:style-name="ro2" table:number-rows-repeated="21">
          <table:table-cell table:number-columns-repeated="22"/>
        </table:table-row>
        <table:table-row table:style-name="ro1">
          <table:table-cell office:value-type="string">
            <text:p>・CPU usage</text:p>
          </table:table-cell>
          <table:table-cell table:number-columns-repeated="21"/>
        </table:table-row>
        <table:table-row table:style-name="ro2" table:number-rows-repeated="21">
          <table:table-cell table:number-columns-repeated="22"/>
        </table:table-row>
        <table:table-row table:style-name="ro1">
          <table:table-cell office:value-type="string">
            <text:p>・IO %util</text:p>
          </table:table-cell>
          <table:table-cell table:number-columns-repeated="21"/>
        </table:table-row>
        <table:table-row table:style-name="ro2" table:number-rows-repeated="21">
          <table:table-cell table:number-columns-repeated="22"/>
        </table:table-row>
        <table:table-row table:style-name="ro1">
          <table:table-cell office:value-type="string">
            <text:p>・latency distribution</text:p>
          </table:table-cell>
          <table:table-cell table:number-columns-repeated="21"/>
        </table:table-row>
      </table:table>
      <table:table table:name="1mbyte" table:style-name="ta1">
        <table:shapes>
          <draw:frame draw:z-index="0" draw:style-name="gr1" svg:width="20.21cm" svg:height="8.999cm" svg:x="0cm" svg:y="7.25cm">
            <draw:object draw:notify-on-update-of-ranges="1mbyte.A5:1mbyte.A8 1mbyte.B4:1mbyte.B4 1mbyte.B5:1mbyte.B8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1" draw:style-name="gr1" svg:width="20.21cm" svg:height="8.999cm" svg:x="20.32cm" svg:y="7.28cm">
            <draw:object draw:notify-on-update-of-ranges="1mbyte.A12:1mbyte.A15 1mbyte.B11:1mbyte.B11 1mbyte.B12:1mbyte.B15"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2" draw:style-name="gr1" svg:width="20.21cm" svg:height="8.999cm" svg:x="0cm" svg:y="17.188cm">
            <draw:object draw:notify-on-update-of-ranges="1mbyte.A5:1mbyte.A8 1mbyte.C4:1mbyte.C4 1mbyte.C5:1mbyte.C8" xlink:href="./Object 53" xlink:type="simple" xlink:show="embed" xlink:actuate="onLoad"/>
            <draw:image xlink:href="./ObjectReplacements/Object 53" xlink:type="simple" xlink:show="embed" xlink:actuate="onLoad"/>
          </draw:frame>
          <draw:frame draw:z-index="3" draw:style-name="gr1" svg:width="20.21cm" svg:height="8.999cm" svg:x="20.347cm" svg:y="17.161cm">
            <draw:object draw:notify-on-update-of-ranges="1mbyte.A12:1mbyte.A15 1mbyte.C11:1mbyte.C11 1mbyte.C12:1mbyte.C15" xlink:href="./Object 54" xlink:type="simple" xlink:show="embed" xlink:actuate="onLoad"/>
            <draw:image xlink:href="./ObjectReplacements/Object 54" xlink:type="simple" xlink:show="embed" xlink:actuate="onLoad"/>
          </draw:frame>
          <draw:frame draw:z-index="4" draw:style-name="gr1" svg:width="20.21cm" svg:height="8.999cm" svg:x="0cm" svg:y="27.092cm">
            <draw:object draw:notify-on-update-of-ranges="1mbyte.A5:1mbyte.A8 1mbyte.D4:1mbyte.D4 1mbyte.D5:1mbyte.D8 1mbyte.E4:1mbyte.E4 1mbyte.E5:1mbyte.E8" xlink:href="./Object 55" xlink:type="simple" xlink:show="embed" xlink:actuate="onLoad"/>
            <draw:image xlink:href="./ObjectReplacements/Object 55" xlink:type="simple" xlink:show="embed" xlink:actuate="onLoad"/>
          </draw:frame>
          <draw:frame draw:z-index="5" draw:style-name="gr1" svg:width="20.21cm" svg:height="8.999cm" svg:x="20.32cm" svg:y="27.094cm">
            <draw:object draw:notify-on-update-of-ranges="1mbyte.A12:1mbyte.A15 1mbyte.D11:1mbyte.D11 1mbyte.D12:1mbyte.D15 1mbyte.E11:1mbyte.E11 1mbyte.E12:1mbyte.E15" xlink:href="./Object 56" xlink:type="simple" xlink:show="embed" xlink:actuate="onLoad"/>
            <draw:image xlink:href="./ObjectReplacements/Object 56" xlink:type="simple" xlink:show="embed" xlink:actuate="onLoad"/>
          </draw:frame>
          <draw:frame draw:z-index="6" draw:style-name="gr1" svg:width="20.21cm" svg:height="8.999cm" svg:x="0cm" svg:y="37.004cm">
            <draw:object draw:notify-on-update-of-ranges="1mbyte.A5:1mbyte.A8 1mbyte.G4:1mbyte.G4 1mbyte.G5:1mbyte.G8 1mbyte.H4:1mbyte.H4 1mbyte.H5:1mbyte.H8" xlink:href="./Object 57" xlink:type="simple" xlink:show="embed" xlink:actuate="onLoad"/>
            <draw:image xlink:href="./ObjectReplacements/Object 57" xlink:type="simple" xlink:show="embed" xlink:actuate="onLoad"/>
          </draw:frame>
          <draw:frame draw:z-index="7" draw:style-name="gr1" svg:width="20.21cm" svg:height="8.999cm" svg:x="20.348cm" svg:y="36.977cm">
            <draw:object draw:notify-on-update-of-ranges="1mbyte.A12:1mbyte.A15 1mbyte.G11:1mbyte.G11 1mbyte.G12:1mbyte.G15 1mbyte.H11:1mbyte.H11 1mbyte.H12:1mbyte.H15" xlink:href="./Object 58" xlink:type="simple" xlink:show="embed" xlink:actuate="onLoad"/>
            <draw:image xlink:href="./ObjectReplacements/Object 58" xlink:type="simple" xlink:show="embed" xlink:actuate="onLoad"/>
          </draw:frame>
          <draw:frame draw:z-index="8" draw:style-name="gr1" svg:width="20.237cm" svg:height="8.999cm" svg:x="0cm" svg:y="46.947cm">
            <draw:object draw:notify-on-update-of-ranges="1mbyte.I4:1mbyte.S4 1mbyte.A8:1mbyte.A8 1mbyte.I8:1mbyte.S8 1mbyte.A7:1mbyte.A7 1mbyte.I7:1mbyte.S7 1mbyte.A6:1mbyte.A6 1mbyte.I6:1mbyte.S6 1mbyte.A5:1mbyte.A5 1mbyte.I5:1mbyte.S5" xlink:href="./Object 59" xlink:type="simple" xlink:show="embed" xlink:actuate="onLoad"/>
            <draw:image xlink:href="./ObjectReplacements/Object 59" xlink:type="simple" xlink:show="embed" xlink:actuate="onLoad"/>
          </draw:frame>
          <draw:frame draw:z-index="9" draw:style-name="gr1" svg:width="20.237cm" svg:height="8.999cm" svg:x="20.358cm" svg:y="46.944cm">
            <draw:object draw:notify-on-update-of-ranges="1mbyte.I11:1mbyte.S11 1mbyte.A15:1mbyte.A15 1mbyte.I15:1mbyte.S15 1mbyte.A14:1mbyte.A14 1mbyte.I14:1mbyte.S14 1mbyte.A13:1mbyte.A13 1mbyte.I13:1mbyte.S13 1mbyte.A12:1mbyte.A12 1mbyte.I12:1mbyte.S12" xlink:href="./Object 60" xlink:type="simple" xlink:show="embed" xlink:actuate="onLoad"/>
            <draw:image xlink:href="./ObjectReplacements/Object 60" xlink:type="simple" xlink:show="embed" xlink:actuate="onLoad"/>
          </draw:frame>
        </table:shapes>
        <table:table-column table:style-name="co10" table:number-columns-repeated="19" table:default-cell-style-name="Default"/>
        <table:table-row table:style-name="ro1">
          <table:table-cell office:value-type="string">
            <text:p>512byte direct=false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・read summary</text:p>
          </table:table-cell>
          <table:table-cell table:number-columns-repeated="18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xen</text:p>
          </table:table-cell>
          <table:table-cell office:value-type="float" office:value="71539">
            <text:p>71539</text:p>
          </table:table-cell>
          <table:table-cell office:value-type="float" office:value="69">
            <text:p>69</text:p>
          </table:table-cell>
          <table:table-cell office:value-type="float" office:value="1.74">
            <text:p>1.74</text:p>
          </table:table-cell>
          <table:table-cell office:value-type="float" office:value="28.5888888889">
            <text:p>28.5888888889</text:p>
          </table:table-cell>
          <table:table-cell office:value-type="float" office:value="4.91111111111">
            <text:p>4.9111111111</text:p>
          </table:table-cell>
          <table:table-cell office:value-type="float" office:value="99.61">
            <text:p>99.6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0.23">
            <text:p>0.23</text:p>
          </table:table-cell>
          <table:table-cell office:value-type="float" office:value="98.11">
            <text:p>98.11</text:p>
          </table:table-cell>
          <table:table-cell office:value-type="float" office:value="0.42">
            <text:p>0.42</text:p>
          </table:table-cell>
          <table:table-cell office:value-type="float" office:value="0.75">
            <text:p>0.75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03">
            <text:p>0.03</text:p>
          </table:table-cell>
        </table:table-row>
        <table:table-row table:style-name="ro1">
          <table:table-cell office:value-type="string">
            <text:p>kvm2</text:p>
          </table:table-cell>
          <table:table-cell office:value-type="float" office:value="64206">
            <text:p>64206</text:p>
          </table:table-cell>
          <table:table-cell office:value-type="float" office:value="62">
            <text:p>62</text:p>
          </table:table-cell>
          <table:table-cell office:value-type="float" office:value="0.52">
            <text:p>0.52</text:p>
          </table:table-cell>
          <table:table-cell office:value-type="float" office:value="5.46666666667">
            <text:p>5.4666666667</text:p>
          </table:table-cell>
          <table:table-cell office:value-type="float" office:value="5.26666666667">
            <text:p>5.2666666667</text:p>
          </table:table-cell>
          <table:table-cell office:value-type="float" office:value="99.62">
            <text:p>99.62</text:p>
          </table:table-cell>
          <table:table-cell office:value-type="float" office:value="97.544">
            <text:p>97.544</text:p>
          </table:table-cell>
          <table:table-cell table:number-columns-repeated="5" office:value-type="float" office:value="0">
            <text:p>0</text:p>
          </table:table-cell>
          <table:table-cell office:value-type="float" office:value="85.35">
            <text:p>85.35</text:p>
          </table:table-cell>
          <table:table-cell office:value-type="float" office:value="14.26">
            <text:p>14.26</text:p>
          </table:table-cell>
          <table:table-cell office:value-type="float" office:value="0.33">
            <text:p>0.33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vm1</text:p>
          </table:table-cell>
          <table:table-cell office:value-type="float" office:value="58736">
            <text:p>58736</text:p>
          </table:table-cell>
          <table:table-cell office:value-type="float" office:value="57">
            <text:p>57</text:p>
          </table:table-cell>
          <table:table-cell office:value-type="float" office:value="0.53">
            <text:p>0.53</text:p>
          </table:table-cell>
          <table:table-cell office:value-type="float" office:value="10.5">
            <text:p>10.5</text:p>
          </table:table-cell>
          <table:table-cell office:value-type="float" office:value="10.24">
            <text:p>10.24</text:p>
          </table:table-cell>
          <table:table-cell office:value-type="float" office:value="99.67">
            <text:p>99.67</text:p>
          </table:table-cell>
          <table:table-cell office:value-type="float" office:value="98.902">
            <text:p>98.902</text:p>
          </table:table-cell>
          <table:table-cell office:value-type="float" office:value="0.33">
            <text:p>0.33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83.43">
            <text:p>83.43</text:p>
          </table:table-cell>
          <table:table-cell office:value-type="float" office:value="15.27">
            <text:p>15.27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ost</text:p>
          </table:table-cell>
          <table:table-cell office:value-type="float" office:value="69800">
            <text:p>69800</text:p>
          </table:table-cell>
          <table:table-cell office:value-type="float" office:value="68">
            <text:p>68</text:p>
          </table:table-cell>
          <table:table-cell office:value-type="float" office:value="0.81">
            <text:p>0.81</text:p>
          </table:table-cell>
          <table:table-cell office:value-type="float" office:value="1.33333333333">
            <text:p>1.3333333333</text:p>
          </table:table-cell>
          <table:table-cell office:value-type="float" office:value="0">
            <text:p>0</text:p>
          </table:table-cell>
          <table:table-cell office:value-type="float" office:value="99.14">
            <text:p>99.14</text:p>
          </table:table-cell>
          <table:table-cell office:value-type="float" office:value="98.262">
            <text:p>98.262</text:p>
          </table:table-cell>
          <table:table-cell table:number-columns-repeated="5" office:value-type="float" office:value="0">
            <text:p>0</text:p>
          </table:table-cell>
          <table:table-cell office:value-type="float" office:value="96.09">
            <text:p>96.09</text:p>
          </table:table-cell>
          <table:table-cell office:value-type="float" office:value="3.68">
            <text:p>3.68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・write summary</text:p>
          </table:table-cell>
          <table:table-cell table:number-columns-repeated="18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string">
            <text:p>xen</text:p>
          </table:table-cell>
          <table:table-cell office:value-type="float" office:value="76546">
            <text:p>76546</text:p>
          </table:table-cell>
          <table:table-cell office:value-type="float" office:value="74">
            <text:p>74</text:p>
          </table:table-cell>
          <table:table-cell office:value-type="float" office:value="2.23">
            <text:p>2.23</text:p>
          </table:table-cell>
          <table:table-cell office:value-type="float" office:value="29.82">
            <text:p>29.82</text:p>
          </table:table-cell>
          <table:table-cell office:value-type="float" office:value="5.84">
            <text:p>5.84</text:p>
          </table:table-cell>
          <table:table-cell office:value-type="float" office:value="99.1">
            <text:p>99.1</text:p>
          </table:table-cell>
          <table:table-cell office:value-type="float" office:value="98.26">
            <text:p>98.26</text:p>
          </table:table-cell>
          <table:table-cell office:value-type="float" office:value="0.36">
            <text:p>0.36</text:p>
          </table:table-cell>
          <table:table-cell office:value-type="float" office:value="2.93">
            <text:p>2.93</text:p>
          </table:table-cell>
          <table:table-cell office:value-type="float" office:value="4.72">
            <text:p>4.72</text:p>
          </table:table-cell>
          <table:table-cell office:value-type="float" office:value="0.07">
            <text:p>0.07</text:p>
          </table:table-cell>
          <table:table-cell office:value-type="float" office:value="9.47">
            <text:p>9.47</text:p>
          </table:table-cell>
          <table:table-cell office:value-type="float" office:value="80.34">
            <text:p>80.34</text:p>
          </table:table-cell>
          <table:table-cell office:value-type="float" office:value="2.12">
            <text:p>2.1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kvm2</text:p>
          </table:table-cell>
          <table:table-cell office:value-type="float" office:value="73418">
            <text:p>73418</text:p>
          </table:table-cell>
          <table:table-cell office:value-type="float" office:value="71">
            <text:p>71</text:p>
          </table:table-cell>
          <table:table-cell office:value-type="float" office:value="0.74">
            <text:p>0.74</text:p>
          </table:table-cell>
          <table:table-cell office:value-type="float" office:value="4.6">
            <text:p>4.6</text:p>
          </table:table-cell>
          <table:table-cell office:value-type="float" office:value="4.375">
            <text:p>4.375</text:p>
          </table:table-cell>
          <table:table-cell office:value-type="float" office:value="99.51">
            <text:p>99.51</text:p>
          </table:table-cell>
          <table:table-cell office:value-type="float" office:value="97.1244444444">
            <text:p>97.1244444444</text:p>
          </table:table-cell>
          <table:table-cell table:number-columns-repeated="4" office:value-type="float" office:value="0">
            <text:p>0</text:p>
          </table:table-cell>
          <table:table-cell office:value-type="float" office:value="1.82">
            <text:p>1.82</text:p>
          </table:table-cell>
          <table:table-cell office:value-type="float" office:value="95.96">
            <text:p>95.96</text:p>
          </table:table-cell>
          <table:table-cell office:value-type="float" office:value="1.43">
            <text:p>1.43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kvm1</text:p>
          </table:table-cell>
          <table:table-cell office:value-type="float" office:value="42090">
            <text:p>42090</text:p>
          </table:table-cell>
          <table:table-cell office:value-type="float" office:value="41">
            <text:p>41</text:p>
          </table:table-cell>
          <table:table-cell office:value-type="float" office:value="0.46">
            <text:p>0.46</text:p>
          </table:table-cell>
          <table:table-cell office:value-type="float" office:value="8.44">
            <text:p>8.44</text:p>
          </table:table-cell>
          <table:table-cell office:value-type="float" office:value="7.78666666667">
            <text:p>7.7866666667</text:p>
          </table:table-cell>
          <table:table-cell office:value-type="float" office:value="99.74">
            <text:p>99.74</text:p>
          </table:table-cell>
          <table:table-cell office:value-type="float" office:value="95.7866666667">
            <text:p>95.7866666667</text:p>
          </table:table-cell>
          <table:table-cell table:number-columns-repeated="5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98.96">
            <text:p>98.96</text:p>
          </table:table-cell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ost</text:p>
          </table:table-cell>
          <table:table-cell office:value-type="float" office:value="72145">
            <text:p>72145</text:p>
          </table:table-cell>
          <table:table-cell office:value-type="float" office:value="70">
            <text:p>70</text:p>
          </table:table-cell>
          <table:table-cell office:value-type="float" office:value="1.24">
            <text:p>1.24</text:p>
          </table:table-cell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office:value-type="float" office:value="99.32">
            <text:p>99.32</text:p>
          </table:table-cell>
          <table:table-cell office:value-type="float" office:value="99.505">
            <text:p>99.505</text:p>
          </table:table-cell>
          <table:table-cell table:number-columns-repeated="4"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98.18">
            <text:p>98.18</text:p>
          </table:table-cell>
          <table:table-cell office:value-type="float" office:value="0.91">
            <text:p>0.91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table:number-columns-repeated="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・bandwidth(kB/s)</text:p>
          </table:table-cell>
          <table:table-cell table:number-columns-repeated="18"/>
        </table:table-row>
        <table:table-row table:style-name="ro2" table:number-rows-repeated="21">
          <table:table-cell table:number-columns-repeated="19"/>
        </table:table-row>
        <table:table-row table:style-name="ro1">
          <table:table-cell office:value-type="string">
            <text:p>・IOPS</text:p>
          </table:table-cell>
          <table:table-cell table:number-columns-repeated="18"/>
        </table:table-row>
        <table:table-row table:style-name="ro2" table:number-rows-repeated="21">
          <table:table-cell table:number-columns-repeated="19"/>
        </table:table-row>
        <table:table-row table:style-name="ro1">
          <table:table-cell office:value-type="string">
            <text:p>・CPU usage</text:p>
          </table:table-cell>
          <table:table-cell table:number-columns-repeated="18"/>
        </table:table-row>
        <table:table-row table:style-name="ro2" table:number-rows-repeated="21">
          <table:table-cell table:number-columns-repeated="19"/>
        </table:table-row>
        <table:table-row table:style-name="ro1">
          <table:table-cell office:value-type="string">
            <text:p>・IO %util</text:p>
          </table:table-cell>
          <table:table-cell table:number-columns-repeated="18"/>
        </table:table-row>
        <table:table-row table:style-name="ro2" table:number-rows-repeated="21">
          <table:table-cell table:number-columns-repeated="19"/>
        </table:table-row>
        <table:table-row table:style-name="ro1">
          <table:table-cell office:value-type="string">
            <text:p>・latency distribution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00/00/00</text:date>, <text:time style:data-style-name="N2" text:time-value="0000-00-00T23:11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0T00:18:35</dc:date>
    <dc:creator>nknytk </dc:creator>
    <meta:generator>LibreOffice/3.6$Linux_X86_64 LibreOffice_project/360m1$Build-2</meta:generator>
    <meta:editing-duration>PT3H48M12S</meta:editing-duration>
    <meta:editing-cycles>82</meta:editing-cycles>
    <meta:document-statistic meta:table-count="7" meta:cell-count="2773" meta:object-count="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5cm" svg:y="0.315cm" chart:style-name="ch2">
          <text:p>11byte direct=false</text:p>
        </chart:title>
        <chart:subtitle svg:x="7.311cm" svg:y="0.931cm" chart:style-name="ch3">
          <text:p>randomread bandwidth(kB/s)</text:p>
        </chart:subtitle>
        <chart:plot-area chart:style-name="ch4" table:cell-range-address="11byte.A5:11byte.B8 11byte.B4:11byte.B4" chart:data-source-has-labels="both" svg:x="0.552cm" svg:y="1.58cm" svg:width="18.138cm" svg:height="6.788cm">
          <chartooo:coordinate-region svg:x="1.65cm" svg:y="1.58cm" svg:width="16.827cm" svg:height="6.168cm"/>
          <chart:axis chart:dimension="x" chart:name="primary-x" chart:style-name="ch5" chartooo:axis-type="auto">
            <chartooo:date-scale/>
            <chart:categories table:cell-range-address="11byte.A5:11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1byte.B5:11byte.B8" chart:label-cell-address="11byte.B4:11byte.B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11byte.B4:11byte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1byte.A5:11byte.A8</svg:desc>
                </draw:g>
              </table:table-cell>
              <table:table-cell office:value-type="float" office:value="2.27">
                <text:p>2.27</text:p>
                <draw:g>
                  <svg:desc>11byte.B5:11byte.B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1.537">
                <text:p>1.537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7305.1">
                <text:p>7305.1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.578">
                <text:p>1.5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34cm" svg:y="0.156cm" chart:style-name="ch2">
          <text:p>11byte direct=false</text:p>
        </chart:title>
        <chart:subtitle svg:x="6.965cm" svg:y="0.805cm" chart:style-name="ch3">
          <text:p>random write latency distribution</text:p>
        </chart:subtitle>
        <chart:legend chart:legend-position="end" svg:x="18.047cm" svg:y="3.508cm" style:legend-expansion="high" chart:style-name="ch4"/>
        <chart:plot-area chart:style-name="ch5" table:cell-range-address="11byte.I11:11byte.AB15 11byte.A12:11byte.A15" chart:data-source-has-labels="both" svg:x="0.255cm" svg:y="1.37cm" svg:width="17.792cm" svg:height="7.187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9cm" svg:y="8.466cm" chart:style-name="ch7">
              <text:p>latency(msec)</text:p>
            </chart:title>
            <chart:categories table:cell-range-address="11byte.I11:11byte.AB11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11byte.I15:11byte.AB15" chart:label-cell-address="11byte.A15:11byte.A15" chart:class="chart:line">
            <chart:data-point chart:repeated="20"/>
          </chart:series>
          <chart:series chart:style-name="ch12" chart:values-cell-range-address="11byte.I14:11byte.AB14" chart:label-cell-address="11byte.A14:11byte.A14" chart:class="chart:line">
            <chart:data-point chart:repeated="20"/>
          </chart:series>
          <chart:series chart:style-name="ch13" chart:values-cell-range-address="11byte.I13:11byte.AB13" chart:label-cell-address="11byte.A13:11byte.A13" chart:class="chart:line">
            <chart:data-point chart:repeated="20"/>
          </chart:series>
          <chart:series chart:style-name="ch14" chart:values-cell-range-address="11byte.I12:11byte.AB12" chart:label-cell-address="11byte.A12:11byte.A12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0.002">
                <text:p>0</text:p>
                <draw:g>
                  <svg:desc>11byte.I11:11byte.AB11</svg:desc>
                </draw:g>
              </table:table-cell>
              <table:table-cell office:value-type="float" office:value="0.004">
                <text:p>0</text:p>
              </table:table-cell>
              <table:table-cell office:value-type="float" office:value="0.01">
                <text:p>0</text:p>
              </table:table-cell>
              <table:table-cell office:value-type="float" office:value="0.02">
                <text:p>0</text:p>
              </table:table-cell>
              <table:table-cell office:value-type="float" office:value="0.05">
                <text:p>0</text:p>
              </table:table-cell>
              <table:table-cell office:value-type="float" office:value="0.1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11byte.A15:11byte.A15</svg:desc>
                </draw:g>
              </table:table-cell>
              <table:table-cell office:value-type="float" office:value="0">
                <text:p>0</text:p>
                <draw:g>
                  <svg:desc>11byte.I15:11byte.AB15</svg:desc>
                </draw:g>
              </table:table-cell>
              <table:table-cell office:value-type="float" office:value="0.23">
                <text:p>0.23</text:p>
              </table:table-cell>
              <table:table-cell office:value-type="float" office:value="3.97">
                <text:p>3.97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21">
                <text:p>0.21</text:p>
              </table:table-cell>
              <table:table-cell office:value-type="float" office:value="10.86">
                <text:p>10.86</text:p>
              </table:table-cell>
              <table:table-cell office:value-type="float" office:value="65.18">
                <text:p>65.18</text:p>
              </table:table-cell>
              <table:table-cell office:value-type="float" office:value="17.31">
                <text:p>17.31</text:p>
              </table:table-cell>
              <table:table-cell office:value-type="float" office:value="0.98">
                <text:p>0.98</text:p>
              </table:table-cell>
              <table:table-cell office:value-type="float" office:value="0.8">
                <text:p>0.8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1</text:p>
                <draw:g>
                  <svg:desc>11byte.A14:11byte.A14</svg:desc>
                </draw:g>
              </table:table-cell>
              <table:table-cell office:value-type="float" office:value="75.67">
                <text:p>75.67</text:p>
                <draw:g>
                  <svg:desc>11byte.I14:11byte.AB14</svg:desc>
                </draw:g>
              </table:table-cell>
              <table:table-cell office:value-type="float" office:value="23.8">
                <text:p>23.8</text:p>
              </table:table-cell>
              <table:table-cell office:value-type="float" office:value="0.21">
                <text:p>0.21</text:p>
              </table:table-cell>
              <table:table-cell office:value-type="float" office:value="0.06">
                <text:p>0.06</text:p>
              </table:table-cell>
              <table:table-cell office:value-type="float" office:value="0.26">
                <text:p>0.2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kvm2</text:p>
                <draw:g>
                  <svg:desc>11byte.A13:11byte.A13</svg:desc>
                </draw:g>
              </table:table-cell>
              <table:table-cell office:value-type="float" office:value="0">
                <text:p>0</text:p>
                <draw:g>
                  <svg:desc>11byte.I13:11byte.AB13</svg:desc>
                </draw:g>
              </table:table-cell>
              <table:table-cell office:value-type="float" office:value="0.22">
                <text:p>0.22</text:p>
              </table:table-cell>
              <table:table-cell office:value-type="float" office:value="3.93">
                <text:p>3.9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37">
                <text:p>0.37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  <table:table-cell office:value-type="float" office:value="9.25">
                <text:p>9.25</text:p>
              </table:table-cell>
              <table:table-cell office:value-type="float" office:value="65.13">
                <text:p>65.13</text:p>
              </table:table-cell>
              <table:table-cell office:value-type="float" office:value="19.12">
                <text:p>19.12</text:p>
              </table:table-cell>
              <table:table-cell office:value-type="float" office:value="1.27">
                <text:p>1.27</text:p>
              </table:table-cell>
              <table:table-cell office:value-type="float" office:value="0.45">
                <text:p>0.4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en</text:p>
                <draw:g>
                  <svg:desc>11byte.A12:11byte.A12</svg:desc>
                </draw:g>
              </table:table-cell>
              <table:table-cell office:value-type="float" office:value="0">
                <text:p>0</text:p>
                <draw:g>
                  <svg:desc>11byte.I12:11byte.AB12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5.96">
                <text:p>5.96</text:p>
              </table:table-cell>
              <table:table-cell office:value-type="float" office:value="4.74">
                <text:p>4.74</text:p>
              </table:table-cell>
              <table:table-cell office:value-type="float" office:value="0.03">
                <text:p>0.03</text:p>
              </table:table-cell>
              <table:table-cell office:value-type="float" office:value="49.98">
                <text:p>49.98</text:p>
              </table:table-cell>
              <table:table-cell office:value-type="float" office:value="7.94">
                <text:p>7.94</text:p>
              </table:table-cell>
              <table:table-cell office:value-type="float" office:value="0.93">
                <text:p>0.93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11">
                <text:p>0.11</text:p>
              </table:table-cell>
              <table:table-cell office:value-type="float" office:value="3.07">
                <text:p>3.07</text:p>
              </table:table-cell>
              <table:table-cell office:value-type="float" office:value="20.22">
                <text:p>20.22</text:p>
              </table:table-cell>
              <table:table-cell office:value-type="float" office:value="6.21">
                <text:p>6.21</text:p>
              </table:table-cell>
              <table:table-cell office:value-type="float" office:value="0.28">
                <text:p>0.28</text:p>
              </table:table-cell>
              <table:table-cell office:value-type="float" office:value="0.01">
                <text:p>0.01</text:p>
              </table:table-cell>
              <table:table-cell office:value-type="float" office:value="0.43">
                <text:p>0.4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5cm" svg:y="0.315cm" chart:style-name="ch2">
          <text:p>512byte direct=true</text:p>
        </chart:title>
        <chart:subtitle svg:x="7.311cm" svg:y="0.931cm" chart:style-name="ch3">
          <text:p>randomread bandwidth(kB/s)</text:p>
        </chart:subtitle>
        <chart:plot-area chart:style-name="ch4" table:cell-range-address="512byte.A5:512byte.B8 512byte.B4:512byte.B4" chart:data-source-has-labels="both" svg:x="0.552cm" svg:y="1.58cm" svg:width="18.652cm" svg:height="6.788cm">
          <chartooo:coordinate-region svg:x="1.65cm" svg:y="1.58cm" svg:width="17.129cm" svg:height="6.168cm"/>
          <chart:axis chart:dimension="x" chart:name="primary-x" chart:style-name="ch5" chartooo:axis-type="auto">
            <chartooo:date-scale/>
            <chart:categories table:cell-range-address="512byte.A5:512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12byte.B5:512byte.B8" chart:label-cell-address="512byte.B4:512byte.B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512byte.B4:512byte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byte.A5:512byte.A8</svg:desc>
                </draw:g>
              </table:table-cell>
              <table:table-cell office:value-type="float" office:value="115.275">
                <text:p>115.275</text:p>
                <draw:g>
                  <svg:desc>512byte.B5:512byte.B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62.645">
                <text:p>62.645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11932">
                <text:p>11932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64.413">
                <text:p>64.4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5cm" svg:y="0.315cm" chart:style-name="ch2">
          <text:p>512byte direct=true</text:p>
        </chart:title>
        <chart:subtitle svg:x="7.311cm" svg:y="0.932cm" chart:style-name="ch3">
          <text:p>randomwrite bandwidth(kB/s)</text:p>
        </chart:subtitle>
        <chart:plot-area chart:style-name="ch4" table:cell-range-address="512byte.A12:512byte.B15 512byte.B11:512byte.B11" chart:data-source-has-labels="both" svg:x="0.553cm" svg:y="1.58cm" svg:width="18.846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512byte.A12:512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12byte.B12:512byte.B15" chart:label-cell-address="512byte.B11:512byte.B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512byte.B11:512byte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byte.A12:512byte.A15</svg:desc>
                </draw:g>
              </table:table-cell>
              <table:table-cell office:value-type="float" office:value="162.242">
                <text:p>162.242</text:p>
                <draw:g>
                  <svg:desc>512byte.B12:512byte.B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111.162">
                <text:p>111.162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62.354">
                <text:p>62.354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31.836">
                <text:p>131.8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9cm" svg:y="0.315cm" chart:style-name="ch2">
          <text:p>512byte direct=true</text:p>
        </chart:title>
        <chart:subtitle svg:x="8.41cm" svg:y="0.906cm" chart:style-name="ch3">
          <text:p>randomread IOPS</text:p>
        </chart:subtitle>
        <chart:plot-area chart:style-name="ch4" table:cell-range-address="512byte.A5:512byte.A8 512byte.C4:512byte.C8" chart:data-source-has-labels="both" svg:x="0.553cm" svg:y="1.58cm" svg:width="18.569cm" svg:height="6.788cm">
          <chartooo:coordinate-region svg:x="1.651cm" svg:y="1.58cm" svg:width="17.046cm" svg:height="6.168cm"/>
          <chart:axis chart:dimension="x" chart:name="primary-x" chart:style-name="ch5" chartooo:axis-type="auto">
            <chartooo:date-scale/>
            <chart:categories table:cell-range-address="512byte.A5:512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12byte.C5:512byte.C8" chart:label-cell-address="512byte.C4:512byte.C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512byte.C4:512byte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byte.A5:512byte.A8</svg:desc>
                </draw:g>
              </table:table-cell>
              <table:table-cell office:value-type="float" office:value="225">
                <text:p>225</text:p>
                <draw:g>
                  <svg:desc>512byte.C5:512byte.C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23864">
                <text:p>23864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5cm" svg:y="0.315cm" chart:style-name="ch2">
          <text:p>512byte direct=true</text:p>
        </chart:title>
        <chart:subtitle svg:x="8.516cm" svg:y="0.934cm" chart:style-name="ch3">
          <text:p>randomwrite IOPS</text:p>
        </chart:subtitle>
        <chart:plot-area chart:style-name="ch4" table:cell-range-address="512byte.A12:512byte.A15 512byte.C11:512byte.C15" chart:data-source-has-labels="both" svg:x="0.553cm" svg:y="1.58cm" svg:width="18.846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512byte.A12:512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12byte.C12:512byte.C15" chart:label-cell-address="512byte.C11:512byte.C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512byte.C11:512byte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byte.A12:512byte.A15</svg:desc>
                </draw:g>
              </table:table-cell>
              <table:table-cell office:value-type="float" office:value="316">
                <text:p>316</text:p>
                <draw:g>
                  <svg:desc>512byte.C12:512byte.C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257">
                <text:p>25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6cm" svg:y="0.316cm" chart:style-name="ch2">
          <text:p>512byte direct=true</text:p>
        </chart:title>
        <chart:subtitle svg:x="6.523cm" svg:y="1.075cm" chart:style-name="ch3">
          <text:p>random read CPU usage (100%=1core)</text:p>
        </chart:subtitle>
        <chart:legend svg:x="15.232cm" svg:y="0.643cm" style:legend-expansion="custom" chartooo:width="2.212cm" chartooo:height="1.042cm" style:legend-expansion-aspect-ratio="2.12284069097889" chart:style-name="ch4"/>
        <chart:plot-area chart:style-name="ch5" table:cell-range-address="512byte.A5:512byte.A8 512byte.D4:512byte.E8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512byte.A5:512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512byte.D5:512byte.D8" chart:label-cell-address="512byte.D4:512byte.D4" chart:class="chart:bar">
            <chart:data-point chart:repeated="4"/>
          </chart:series>
          <chart:series chart:style-name="ch10" chart:values-cell-range-address="512byte.E5:512byte.E8" chart:label-cell-address="512byte.E4:512byte.E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cpu</text:p>
                <draw:g>
                  <svg:desc>512byte.D4:512byte.D4</svg:desc>
                </draw:g>
              </table:table-cell>
              <table:table-cell office:value-type="string">
                <text:p>host_cpu</text:p>
                <draw:g>
                  <svg:desc>512byte.E4:512byte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byte.A5:512byte.A8</svg:desc>
                </draw:g>
              </table:table-cell>
              <table:table-cell office:value-type="float" office:value="0.95">
                <text:p>0.95</text:p>
                <draw:g>
                  <svg:desc>512byte.D5:512byte.D8</svg:desc>
                </draw:g>
              </table:table-cell>
              <table:table-cell office:value-type="float" office:value="11.9944444444">
                <text:p>11.9944444444</text:p>
                <draw:g>
                  <svg:desc>512byte.E5:512byte.E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0.4">
                <text:p>0.4</text:p>
              </table:table-cell>
              <table:table-cell office:value-type="float" office:value="5.18333333333">
                <text:p>5.18333333333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34.82">
                <text:p>34.82</text:p>
              </table:table-cell>
              <table:table-cell office:value-type="float" office:value="124.155555556">
                <text:p>124.155555556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0.88">
                <text:p>0.88</text:p>
              </table:table-cell>
              <table:table-cell office:value-type="float" office:value="1.26486486486">
                <text:p>1.2648648648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5cm" svg:y="0.315cm" chart:style-name="ch2">
          <text:p>512byte direct=true</text:p>
        </chart:title>
        <chart:subtitle svg:x="6.517cm" svg:y="1.076cm" chart:style-name="ch3">
          <text:p>random write CPU usage (100%=1core)</text:p>
        </chart:subtitle>
        <chart:legend svg:x="15.232cm" svg:y="0.643cm" style:legend-expansion="custom" chartooo:width="2.212cm" chartooo:height="1.042cm" style:legend-expansion-aspect-ratio="2.12284069097889" chart:style-name="ch4"/>
        <chart:plot-area chart:style-name="ch5" table:cell-range-address="512byte.A12:512byte.A15 512byte.D11:512byte.E15" chart:data-source-has-labels="both" svg:x="0.386cm" svg:y="1.878cm" svg:width="18.962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512byte.A12:512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512byte.D12:512byte.D15" chart:label-cell-address="512byte.D11:512byte.D11" chart:class="chart:bar">
            <chart:data-point chart:repeated="4"/>
          </chart:series>
          <chart:series chart:style-name="ch10" chart:values-cell-range-address="512byte.E12:512byte.E15" chart:label-cell-address="512byte.E11:512byt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cpu</text:p>
                <draw:g>
                  <svg:desc>512byte.D11:512byte.D11</svg:desc>
                </draw:g>
              </table:table-cell>
              <table:table-cell office:value-type="string">
                <text:p>host_cpu</text:p>
                <draw:g>
                  <svg:desc>512byte.E11:512byte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byte.A12:512byte.A15</svg:desc>
                </draw:g>
              </table:table-cell>
              <table:table-cell office:value-type="float" office:value="1.26">
                <text:p>1.26</text:p>
                <draw:g>
                  <svg:desc>512byte.D12:512byte.D15</svg:desc>
                </draw:g>
              </table:table-cell>
              <table:table-cell office:value-type="float" office:value="12.2555555556">
                <text:p>12.2555555556</text:p>
                <draw:g>
                  <svg:desc>512byte.E12:512byte.E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0.63">
                <text:p>0.63</text:p>
              </table:table-cell>
              <table:table-cell office:value-type="float" office:value="5.83888888889">
                <text:p>5.83888888889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0.42">
                <text:p>0.42</text:p>
              </table:table-cell>
              <table:table-cell office:value-type="float" office:value="11.1388888889">
                <text:p>11.1388888889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.73">
                <text:p>1.73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5cm" svg:y="0.315cm" chart:style-name="ch2">
          <text:p>512byte direct=true</text:p>
        </chart:title>
        <chart:subtitle svg:x="8.12cm" svg:y="1.076cm" chart:style-name="ch3">
          <text:p>random read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512byte.A5:512byte.A8 512byte.G4:512byte.H8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512byte.A5:512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512byte.G5:512byte.G8" chart:label-cell-address="512byte.G4:512byte.G4" chart:class="chart:bar">
            <chart:data-point chart:repeated="4"/>
          </chart:series>
          <chart:series chart:style-name="ch10" chart:values-cell-range-address="512byte.H5:512byte.H8" chart:label-cell-address="512byte.H4:512byte.H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io_util</text:p>
                <draw:g>
                  <svg:desc>512byte.G4:512byte.G4</svg:desc>
                </draw:g>
              </table:table-cell>
              <table:table-cell office:value-type="string">
                <text:p>host_io_util</text:p>
                <draw:g>
                  <svg:desc>512byte.H4:512byte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byte.A5:512byte.A8</svg:desc>
                </draw:g>
              </table:table-cell>
              <table:table-cell office:value-type="float" office:value="99.72">
                <text:p>99.72</text:p>
                <draw:g>
                  <svg:desc>512byte.G5:512byte.G8</svg:desc>
                </draw:g>
              </table:table-cell>
              <table:table-cell office:value-type="float" office:value="99.595">
                <text:p>99.595</text:p>
                <draw:g>
                  <svg:desc>512byte.H5:512byte.H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9.78">
                <text:p>99.78</text:p>
              </table:table-cell>
              <table:table-cell office:value-type="float" office:value="97.7883333333">
                <text:p>97.7883333333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75.11">
                <text:p>75.11</text:p>
              </table:table-cell>
              <table:table-cell office:value-type="float" office:value="8.135">
                <text:p>8.135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99.61">
                <text:p>99.61</text:p>
              </table:table-cell>
              <table:table-cell office:value-type="float" office:value="99.3727777778">
                <text:p>99.372777777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5cm" svg:y="0.315cm" chart:style-name="ch2">
          <text:p>512byte direct=true</text:p>
        </chart:title>
        <chart:subtitle svg:x="8.12cm" svg:y="1.077cm" chart:style-name="ch3">
          <text:p>random write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512byte.A12:512byte.A15 512byte.G11:512byte.H15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512byte.A12:512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512byte.G12:512byte.G15" chart:label-cell-address="512byte.G11:512byte.G11" chart:class="chart:bar">
            <chart:data-point chart:repeated="4"/>
          </chart:series>
          <chart:series chart:style-name="ch10" chart:values-cell-range-address="512byte.H12:512byte.H15" chart:label-cell-address="512byte.H11:512byte.H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io_util</text:p>
                <draw:g>
                  <svg:desc>512byte.G11:512byte.G11</svg:desc>
                </draw:g>
              </table:table-cell>
              <table:table-cell office:value-type="string">
                <text:p>host_io_util</text:p>
                <draw:g>
                  <svg:desc>512byte.H11:512byte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byte.A12:512byte.A15</svg:desc>
                </draw:g>
              </table:table-cell>
              <table:table-cell office:value-type="float" office:value="99.62">
                <text:p>99.62</text:p>
                <draw:g>
                  <svg:desc>512byte.G12:512byte.G15</svg:desc>
                </draw:g>
              </table:table-cell>
              <table:table-cell office:value-type="float" office:value="97.4238888889">
                <text:p>97.4238888889</text:p>
                <draw:g>
                  <svg:desc>512byte.H12:512byte.H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9.54">
                <text:p>99.54</text:p>
              </table:table-cell>
              <table:table-cell office:value-type="float" office:value="96.5227777778">
                <text:p>96.5227777778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9.67">
                <text:p>99.67</text:p>
              </table:table-cell>
              <table:table-cell office:value-type="float" office:value="94.2222222222">
                <text:p>94.2222222222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99.19">
                <text:p>99.19</text:p>
              </table:table-cell>
              <table:table-cell office:value-type="float" office:value="98.9416666667">
                <text:p>98.94166666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26cm" svg:y="0.156cm" chart:style-name="ch2">
          <text:p>512byte direct=true</text:p>
        </chart:title>
        <chart:subtitle svg:x="6.963cm" svg:y="0.805cm" chart:style-name="ch3">
          <text:p>random read latency distribution</text:p>
        </chart:subtitle>
        <chart:legend chart:legend-position="end" svg:x="18.047cm" svg:y="3.508cm" style:legend-expansion="high" chart:style-name="ch4"/>
        <chart:plot-area chart:style-name="ch5" table:cell-range-address="512byte.I4:512byte.V8 512byte.A5:512byte.A8" chart:data-source-has-labels="both" svg:x="0.255cm" svg:y="1.37cm" svg:width="17.792cm" svg:height="6.975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9cm" svg:y="8.466cm" chart:style-name="ch7">
              <text:p>latency(msec)</text:p>
            </chart:title>
            <chart:categories table:cell-range-address="512byte.I4:512byte.V4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512byte.I8:512byte.V8" chart:label-cell-address="512byte.A8:512byte.A8" chart:class="chart:line">
            <chart:data-point chart:repeated="14"/>
          </chart:series>
          <chart:series chart:style-name="ch12" chart:values-cell-range-address="512byte.I7:512byte.V7" chart:label-cell-address="512byte.A7:512byte.A7" chart:class="chart:line">
            <chart:data-point chart:repeated="14"/>
          </chart:series>
          <chart:series chart:style-name="ch13" chart:values-cell-range-address="512byte.I6:512byte.V6" chart:label-cell-address="512byte.A6:512byte.A6" chart:class="chart:line">
            <chart:data-point chart:repeated="14"/>
          </chart:series>
          <chart:series chart:style-name="ch14" chart:values-cell-range-address="512byte.I5:512byte.V5" chart:label-cell-address="512byte.A5:512byte.A5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.05">
                <text:p>0</text:p>
                <draw:g>
                  <svg:desc>512byte.I4:512byte.V4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512byte.A8:512byte.A8</svg:desc>
                </draw:g>
              </table:table-cell>
              <table:table-cell office:value-type="float" office:value="0">
                <text:p>0</text:p>
                <draw:g>
                  <svg:desc>512byte.I8:512byte.V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12.13">
                <text:p>12.13</text:p>
              </table:table-cell>
              <table:table-cell office:value-type="float" office:value="69.42">
                <text:p>69.42</text:p>
              </table:table-cell>
              <table:table-cell office:value-type="float" office:value="17.33">
                <text:p>17.33</text:p>
              </table:table-cell>
              <table:table-cell office:value-type="float" office:value="0.39">
                <text:p>0.3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1</text:p>
                <draw:g>
                  <svg:desc>512byte.A7:512byte.A7</svg:desc>
                </draw:g>
              </table:table-cell>
              <table:table-cell office:value-type="float" office:value="98.57">
                <text:p>98.57</text:p>
                <draw:g>
                  <svg:desc>512byte.I7:512byte.V7</svg:desc>
                </draw:g>
              </table:table-cell>
              <table:table-cell office:value-type="float" office:value="1.42">
                <text:p>1.4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2</text:p>
                <draw:g>
                  <svg:desc>512byte.A6:512byte.A6</svg:desc>
                </draw:g>
              </table:table-cell>
              <table:table-cell office:value-type="float" office:value="0">
                <text:p>0</text:p>
                <draw:g>
                  <svg:desc>512byte.I6:512byte.V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38">
                <text:p>0.3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10.48">
                <text:p>10.48</text:p>
              </table:table-cell>
              <table:table-cell office:value-type="float" office:value="69.22">
                <text:p>69.22</text:p>
              </table:table-cell>
              <table:table-cell office:value-type="float" office:value="19.01">
                <text:p>19.01</text:p>
              </table:table-cell>
              <table:table-cell office:value-type="float" office:value="0.65">
                <text:p>0.65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en</text:p>
                <draw:g>
                  <svg:desc>512byte.A5:512byte.A5</svg:desc>
                </draw:g>
              </table:table-cell>
              <table:table-cell office:value-type="float" office:value="0.01">
                <text:p>0.01</text:p>
                <draw:g>
                  <svg:desc>512byte.I5:512byte.V5</svg:desc>
                </draw:g>
              </table:table-cell>
              <table:table-cell office:value-type="float" office:value="24.33">
                <text:p>24.33</text:p>
              </table:table-cell>
              <table:table-cell office:value-type="float" office:value="24.15">
                <text:p>24.15</text:p>
              </table:table-cell>
              <table:table-cell office:value-type="float" office:value="1.68">
                <text:p>1.68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3.51">
                <text:p>3.51</text:p>
              </table:table-cell>
              <table:table-cell office:value-type="float" office:value="32">
                <text:p>32</text:p>
              </table:table-cell>
              <table:table-cell office:value-type="float" office:value="12.97">
                <text:p>12.97</text:p>
              </table:table-cell>
              <table:table-cell office:value-type="float" office:value="1.08">
                <text:p>1.08</text:p>
              </table:table-cell>
              <table:table-cell office:value-type="float" office:value="0.16">
                <text:p>0.1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5cm" svg:y="0.315cm" chart:style-name="ch2">
          <text:p>11byte direct=false</text:p>
        </chart:title>
        <chart:subtitle svg:x="7.311cm" svg:y="0.933cm" chart:style-name="ch3">
          <text:p>randomwrite bandwidth(kB/s)</text:p>
        </chart:subtitle>
        <chart:plot-area chart:style-name="ch4" table:cell-range-address="11byte.A12:11byte.B15 11byte.B11:11byte.B11" chart:data-source-has-labels="both" svg:x="0.553cm" svg:y="1.58cm" svg:width="18.357cm" svg:height="6.788cm">
          <chartooo:coordinate-region svg:x="1.651cm" svg:y="1.58cm" svg:width="17.046cm" svg:height="6.168cm"/>
          <chart:axis chart:dimension="x" chart:name="primary-x" chart:style-name="ch5" chartooo:axis-type="auto">
            <chartooo:date-scale/>
            <chart:categories table:cell-range-address="11byte.A12:11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1byte.B12:11byte.B15" chart:label-cell-address="11byte.B11:11byte.B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11byte.B11:11byte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1byte.A12:11byte.A15</svg:desc>
                </draw:g>
              </table:table-cell>
              <table:table-cell office:value-type="float" office:value="3.688">
                <text:p>3.688</text:p>
                <draw:g>
                  <svg:desc>11byte.B12:11byte.B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3997.4">
                <text:p>3997.4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.406">
                <text:p>1.4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27cm" svg:y="0.156cm" chart:style-name="ch2">
          <text:p>512byte direct=true</text:p>
        </chart:title>
        <chart:subtitle svg:x="6.963cm" svg:y="0.805cm" chart:style-name="ch3">
          <text:p>random read latency distribution</text:p>
        </chart:subtitle>
        <chart:legend chart:legend-position="end" svg:x="18.047cm" svg:y="3.508cm" style:legend-expansion="high" chart:style-name="ch4"/>
        <chart:plot-area chart:style-name="ch5" table:cell-range-address="512byte.I11:512byte.V15 512byte.A12:512byte.A15" chart:data-source-has-labels="both" svg:x="0.255cm" svg:y="1.37cm" svg:width="17.792cm" svg:height="6.975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9cm" svg:y="8.466cm" chart:style-name="ch7">
              <text:p>latency(msec)</text:p>
            </chart:title>
            <chart:categories table:cell-range-address="512byte.I11:512byte.V11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512byte.I15:512byte.V15" chart:label-cell-address="512byte.A15:512byte.A15" chart:class="chart:line">
            <chart:data-point chart:repeated="14"/>
          </chart:series>
          <chart:series chart:style-name="ch12" chart:values-cell-range-address="512byte.I14:512byte.V14" chart:label-cell-address="512byte.A14:512byte.A14" chart:class="chart:line">
            <chart:data-point chart:repeated="14"/>
          </chart:series>
          <chart:series chart:style-name="ch13" chart:values-cell-range-address="512byte.I13:512byte.V13" chart:label-cell-address="512byte.A13:512byte.A13" chart:class="chart:line">
            <chart:data-point chart:repeated="14"/>
          </chart:series>
          <chart:series chart:style-name="ch14" chart:values-cell-range-address="512byte.I12:512byte.V12" chart:label-cell-address="512byte.A12:512byte.A12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.05">
                <text:p>0</text:p>
                <draw:g>
                  <svg:desc>512byte.I11:512byte.V11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512byte.A15:512byte.A15</svg:desc>
                </draw:g>
              </table:table-cell>
              <table:table-cell office:value-type="float" office:value="0">
                <text:p>0</text:p>
                <draw:g>
                  <svg:desc>512byte.I15:512byte.V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.53">
                <text:p>4.53</text:p>
              </table:table-cell>
              <table:table-cell office:value-type="float" office:value="1.74">
                <text:p>1.74</text:p>
              </table:table-cell>
              <table:table-cell office:value-type="float" office:value="0.13">
                <text:p>0.13</text:p>
              </table:table-cell>
              <table:table-cell office:value-type="float" office:value="0.09">
                <text:p>0.09</text:p>
              </table:table-cell>
              <table:table-cell office:value-type="float" office:value="2.68">
                <text:p>2.68</text:p>
              </table:table-cell>
              <table:table-cell office:value-type="float" office:value="77.58">
                <text:p>77.58</text:p>
              </table:table-cell>
              <table:table-cell office:value-type="float" office:value="4.75">
                <text:p>4.75</text:p>
              </table:table-cell>
              <table:table-cell office:value-type="float" office:value="8.33">
                <text:p>8.33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kvm1</text:p>
                <draw:g>
                  <svg:desc>512byte.A14:512byte.A14</svg:desc>
                </draw:g>
              </table:table-cell>
              <table:table-cell office:value-type="float" office:value="0">
                <text:p>0</text:p>
                <draw:g>
                  <svg:desc>512byte.I14:512byte.V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9.29">
                <text:p>9.29</text:p>
              </table:table-cell>
              <table:table-cell office:value-type="float" office:value="62.86">
                <text:p>62.86</text:p>
              </table:table-cell>
              <table:table-cell office:value-type="float" office:value="27.39">
                <text:p>27.39</text:p>
              </table:table-cell>
              <table:table-cell office:value-type="float" office:value="0.38">
                <text:p>0.38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2</text:p>
                <draw:g>
                  <svg:desc>512byte.A13:512byte.A13</svg:desc>
                </draw:g>
              </table:table-cell>
              <table:table-cell office:value-type="float" office:value="0">
                <text:p>0</text:p>
                <draw:g>
                  <svg:desc>512byte.I13:512byte.V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.66">
                <text:p>3.66</text:p>
              </table:table-cell>
              <table:table-cell office:value-type="float" office:value="5.62">
                <text:p>5.62</text:p>
              </table:table-cell>
              <table:table-cell office:value-type="float" office:value="0.25">
                <text:p>0.25</text:p>
              </table:table-cell>
              <table:table-cell office:value-type="float" office:value="0.12">
                <text:p>0.12</text:p>
              </table:table-cell>
              <table:table-cell office:value-type="float" office:value="2.56">
                <text:p>2.56</text:p>
              </table:table-cell>
              <table:table-cell office:value-type="float" office:value="69.23">
                <text:p>69.23</text:p>
              </table:table-cell>
              <table:table-cell office:value-type="float" office:value="3.4">
                <text:p>3.4</text:p>
              </table:table-cell>
              <table:table-cell office:value-type="float" office:value="14.82">
                <text:p>14.82</text:p>
              </table:table-cell>
              <table:table-cell office:value-type="float" office:value="0.2">
                <text:p>0.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xen</text:p>
                <draw:g>
                  <svg:desc>512byte.A12:512byte.A12</svg:desc>
                </draw:g>
              </table:table-cell>
              <table:table-cell office:value-type="float" office:value="3.4">
                <text:p>3.4</text:p>
                <draw:g>
                  <svg:desc>512byte.I12:512byte.V12</svg:desc>
                </draw:g>
              </table:table-cell>
              <table:table-cell office:value-type="float" office:value="49.42">
                <text:p>49.42</text:p>
              </table:table-cell>
              <table:table-cell office:value-type="float" office:value="14.29">
                <text:p>14.29</text:p>
              </table:table-cell>
              <table:table-cell office:value-type="float" office:value="0.8">
                <text:p>0.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2.47">
                <text:p>2.47</text:p>
              </table:table-cell>
              <table:table-cell office:value-type="float" office:value="21.49">
                <text:p>21.49</text:p>
              </table:table-cell>
              <table:table-cell office:value-type="float" office:value="7.3">
                <text:p>7.3</text:p>
              </table:table-cell>
              <table:table-cell office:value-type="float" office:value="0.35">
                <text:p>0.35</text:p>
              </table:table-cell>
              <table:table-cell office:value-type="float" office:value="0.05">
                <text:p>0.05</text:p>
              </table:table-cell>
              <table:table-cell office:value-type="float" office:value="0.35">
                <text:p>0.35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8.037cm" svg:y="0.315cm" chart:style-name="ch2">
          <text:p>4kbyte direct=true</text:p>
        </chart:title>
        <chart:subtitle svg:x="7.311cm" svg:y="0.932cm" chart:style-name="ch3">
          <text:p>randomread bandwidth(kB/s)</text:p>
        </chart:subtitle>
        <chart:plot-area chart:style-name="ch4" table:cell-range-address="4kbyte.A5:4kbyte.B8 4kbyte.B4:4kbyte.B4" chart:data-source-has-labels="both" svg:x="0.553cm" svg:y="1.58cm" svg:width="18.846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4kbyte.A5:4k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kbyte.B5:4kbyte.B8" chart:label-cell-address="4kbyte.B4:4kbyte.B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4kbyte.B4:4kbyte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4kbyte.A5:4kbyte.A8</svg:desc>
                </draw:g>
              </table:table-cell>
              <table:table-cell office:value-type="float" office:value="546.118">
                <text:p>546.118</text:p>
                <draw:g>
                  <svg:desc>4kbyte.B5:4kbyte.B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489.936">
                <text:p>489.936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641.802">
                <text:p>641.802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516.314">
                <text:p>516.31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8.037cm" svg:y="0.315cm" chart:style-name="ch2">
          <text:p>4kbyte direct=true</text:p>
        </chart:title>
        <chart:subtitle svg:x="7.311cm" svg:y="0.932cm" chart:style-name="ch3">
          <text:p>randomwrite bandwidth(kB/s)</text:p>
        </chart:subtitle>
        <chart:plot-area chart:style-name="ch4" table:cell-range-address="4kbyte.A12:4kbyte.B15 4kbyte.B11:4kbyte.B11" chart:data-source-has-labels="both" svg:x="0.553cm" svg:y="1.58cm" svg:width="18.952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4kbyte.A12:4k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kbyte.B12:4kbyte.B15" chart:label-cell-address="4kbyte.B11:4kbyte.B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4kbyte.B11:4kbyte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4kbyte.A12:4kbyte.A15</svg:desc>
                </draw:g>
              </table:table-cell>
              <table:table-cell office:value-type="float" office:value="4491.5">
                <text:p>4491.5</text:p>
                <draw:g>
                  <svg:desc>4kbyte.B12:4kbyte.B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673.461">
                <text:p>673.461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401.044">
                <text:p>401.044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761.328">
                <text:p>761.32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9cm" svg:y="0.315cm" chart:style-name="ch2">
          <text:p>4kbyte direct=true</text:p>
        </chart:title>
        <chart:subtitle svg:x="8.41cm" svg:y="0.907cm" chart:style-name="ch3">
          <text:p>randomread IOPS</text:p>
        </chart:subtitle>
        <chart:plot-area chart:style-name="ch4" table:cell-range-address="4kbyte.A5:4kbyte.A8 4kbyte.C4:4kbyte.C8" chart:data-source-has-labels="both" svg:x="0.553cm" svg:y="1.58cm" svg:width="18.846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4kbyte.A5:4k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kbyte.C5:4kbyte.C8" chart:label-cell-address="4kbyte.C4:4kbyte.C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4kbyte.C4:4kbyte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4kbyte.A5:4kbyte.A8</svg:desc>
                </draw:g>
              </table:table-cell>
              <table:table-cell office:value-type="float" office:value="133">
                <text:p>133</text:p>
                <draw:g>
                  <svg:desc>4kbyte.C5:4kbyte.C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26">
                <text:p>12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8.037cm" svg:y="0.315cm" chart:style-name="ch2">
          <text:p>4kbyte direct=true</text:p>
        </chart:title>
        <chart:subtitle svg:x="8.516cm" svg:y="0.934cm" chart:style-name="ch3">
          <text:p>randomwrite IOPS</text:p>
        </chart:subtitle>
        <chart:plot-area chart:style-name="ch4" table:cell-range-address="4kbyte.A12:4kbyte.A15 4kbyte.C11:4kbyte.C15" chart:data-source-has-labels="both" svg:x="0.553cm" svg:y="1.58cm" svg:width="18.952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4kbyte.A12:4k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kbyte.C12:4kbyte.C15" chart:label-cell-address="4kbyte.C11:4kbyte.C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4kbyte.C11:4kbyte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4kbyte.A12:4kbyte.A15</svg:desc>
                </draw:g>
              </table:table-cell>
              <table:table-cell office:value-type="float" office:value="1122">
                <text:p>1122</text:p>
                <draw:g>
                  <svg:desc>4kbyte.C12:4kbyte.C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85">
                <text:p>18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6cm" svg:y="0.316cm" chart:style-name="ch2">
          <text:p>4kbyte direct=true</text:p>
        </chart:title>
        <chart:subtitle svg:x="6.523cm" svg:y="1.076cm" chart:style-name="ch3">
          <text:p>random read CPU usage (100%=1core)</text:p>
        </chart:subtitle>
        <chart:legend svg:x="15.232cm" svg:y="0.643cm" style:legend-expansion="custom" chartooo:width="2.212cm" chartooo:height="1.042cm" style:legend-expansion-aspect-ratio="2.12284069097889" chart:style-name="ch4"/>
        <chart:plot-area chart:style-name="ch5" table:cell-range-address="4kbyte.A5:4kbyte.A8 4kbyte.D4:4kbyte.E8" chart:data-source-has-labels="both" svg:x="0.386cm" svg:y="1.878cm" svg:width="18.962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4kbyte.A5:4k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4kbyte.D5:4kbyte.D8" chart:label-cell-address="4kbyte.D4:4kbyte.D4" chart:class="chart:bar">
            <chart:data-point chart:repeated="4"/>
          </chart:series>
          <chart:series chart:style-name="ch10" chart:values-cell-range-address="4kbyte.E5:4kbyte.E8" chart:label-cell-address="4kbyte.E4:4kbyte.E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cpu</text:p>
                <draw:g>
                  <svg:desc>4kbyte.D4:4kbyte.D4</svg:desc>
                </draw:g>
              </table:table-cell>
              <table:table-cell office:value-type="string">
                <text:p>host_cpu</text:p>
                <draw:g>
                  <svg:desc>4kbyte.E4:4kbyte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4kbyte.A5:4kbyte.A8</svg:desc>
                </draw:g>
              </table:table-cell>
              <table:table-cell office:value-type="float" office:value="0.6">
                <text:p>0.6</text:p>
                <draw:g>
                  <svg:desc>4kbyte.D5:4kbyte.D8</svg:desc>
                </draw:g>
              </table:table-cell>
              <table:table-cell office:value-type="float" office:value="10.9027027027">
                <text:p>10.9027027027</text:p>
                <draw:g>
                  <svg:desc>4kbyte.E5:4kbyte.E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0.35">
                <text:p>0.35</text:p>
              </table:table-cell>
              <table:table-cell office:value-type="float" office:value="4.00540540541">
                <text:p>4.00540540541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0.39">
                <text:p>0.39</text:p>
              </table:table-cell>
              <table:table-cell office:value-type="float" office:value="5.49189189189">
                <text:p>5.49189189189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0.88">
                <text:p>0.88</text:p>
              </table:table-cell>
              <table:table-cell office:value-type="float" office:value="1.42777777778">
                <text:p>1.4277777777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8.037cm" svg:y="0.315cm" chart:style-name="ch2">
          <text:p>4kbyte direct=true</text:p>
        </chart:title>
        <chart:subtitle svg:x="6.517cm" svg:y="1.076cm" chart:style-name="ch3">
          <text:p>random write CPU usage (100%=1core)</text:p>
        </chart:subtitle>
        <chart:legend svg:x="15.232cm" svg:y="0.643cm" style:legend-expansion="custom" chartooo:width="2.212cm" chartooo:height="1.042cm" style:legend-expansion-aspect-ratio="2.12284069097889" chart:style-name="ch4"/>
        <chart:plot-area chart:style-name="ch5" table:cell-range-address="4kbyte.A12:4kbyte.A15 4kbyte.D11:4kbyte.E15" chart:data-source-has-labels="both" svg:x="0.386cm" svg:y="1.878cm" svg:width="18.962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4kbyte.A12:4k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4kbyte.D12:4kbyte.D15" chart:label-cell-address="4kbyte.D11:4kbyte.D11" chart:class="chart:bar">
            <chart:data-point chart:repeated="4"/>
          </chart:series>
          <chart:series chart:style-name="ch10" chart:values-cell-range-address="4kbyte.E12:4kbyte.E15" chart:label-cell-address="4kbyte.E11:4kbyt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cpu</text:p>
                <draw:g>
                  <svg:desc>4kbyte.D11:4kbyte.D11</svg:desc>
                </draw:g>
              </table:table-cell>
              <table:table-cell office:value-type="string">
                <text:p>host_cpu</text:p>
                <draw:g>
                  <svg:desc>4kbyte.E11:4kbyte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4kbyte.A12:4kbyte.A15</svg:desc>
                </draw:g>
              </table:table-cell>
              <table:table-cell office:value-type="float" office:value="2.88">
                <text:p>2.88</text:p>
                <draw:g>
                  <svg:desc>4kbyte.D12:4kbyte.D15</svg:desc>
                </draw:g>
              </table:table-cell>
              <table:table-cell office:value-type="float" office:value="21.5611111111">
                <text:p>21.5611111111</text:p>
                <draw:g>
                  <svg:desc>4kbyte.E12:4kbyte.E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0.48">
                <text:p>0.48</text:p>
              </table:table-cell>
              <table:table-cell office:value-type="float" office:value="4.75555555556">
                <text:p>4.75555555556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0.35">
                <text:p>0.35</text:p>
              </table:table-cell>
              <table:table-cell office:value-type="float" office:value="5.50810810811">
                <text:p>5.50810810811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.26">
                <text:p>1.26</text:p>
              </table:table-cell>
              <table:table-cell office:value-type="float" office:value="1.66666666667">
                <text:p>1.6666666666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8.037cm" svg:y="0.315cm" chart:style-name="ch2">
          <text:p>4kbyte direct=true</text:p>
        </chart:title>
        <chart:subtitle svg:x="8.12cm" svg:y="1.077cm" chart:style-name="ch3">
          <text:p>random read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4kbyte.A5:4kbyte.A8 4kbyte.G4:4kbyte.H8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4kbyte.A5:4k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4kbyte.G5:4kbyte.G8" chart:label-cell-address="4kbyte.G4:4kbyte.G4" chart:class="chart:bar">
            <chart:data-point chart:repeated="4"/>
          </chart:series>
          <chart:series chart:style-name="ch10" chart:values-cell-range-address="4kbyte.H5:4kbyte.H8" chart:label-cell-address="4kbyte.H4:4kbyte.H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io_util</text:p>
                <draw:g>
                  <svg:desc>4kbyte.G4:4kbyte.G4</svg:desc>
                </draw:g>
              </table:table-cell>
              <table:table-cell office:value-type="string">
                <text:p>host_io_util</text:p>
                <draw:g>
                  <svg:desc>4kbyte.H4:4kbyte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4kbyte.A5:4kbyte.A8</svg:desc>
                </draw:g>
              </table:table-cell>
              <table:table-cell office:value-type="float" office:value="99.7">
                <text:p>99.7</text:p>
                <draw:g>
                  <svg:desc>4kbyte.G5:4kbyte.G8</svg:desc>
                </draw:g>
              </table:table-cell>
              <table:table-cell office:value-type="float" office:value="97.4988888889">
                <text:p>97.4988888889</text:p>
                <draw:g>
                  <svg:desc>4kbyte.H5:4kbyte.H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9.76">
                <text:p>99.76</text:p>
              </table:table-cell>
              <table:table-cell office:value-type="float" office:value="97.9827027027">
                <text:p>97.9827027027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9.76">
                <text:p>99.76</text:p>
              </table:table-cell>
              <table:table-cell office:value-type="float" office:value="96.9266666667">
                <text:p>96.9266666667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99.56">
                <text:p>99.56</text:p>
              </table:table-cell>
              <table:table-cell office:value-type="float" office:value="99.4083333333">
                <text:p>99.408333333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8.037cm" svg:y="0.315cm" chart:style-name="ch2">
          <text:p>4kbyte direct=true</text:p>
        </chart:title>
        <chart:subtitle svg:x="8.12cm" svg:y="1.077cm" chart:style-name="ch3">
          <text:p>random write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4kbyte.A12:4kbyte.A15 4kbyte.G11:4kbyte.H15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4kbyte.A12:4k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4kbyte.G12:4kbyte.G15" chart:label-cell-address="4kbyte.G11:4kbyte.G11" chart:class="chart:bar">
            <chart:data-point chart:repeated="4"/>
          </chart:series>
          <chart:series chart:style-name="ch10" chart:values-cell-range-address="4kbyte.H12:4kbyte.H15" chart:label-cell-address="4kbyte.H11:4kbyte.H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io_util</text:p>
                <draw:g>
                  <svg:desc>4kbyte.G11:4kbyte.G11</svg:desc>
                </draw:g>
              </table:table-cell>
              <table:table-cell office:value-type="string">
                <text:p>host_io_util</text:p>
                <draw:g>
                  <svg:desc>4kbyte.H11:4kbyte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4kbyte.A12:4kbyte.A15</svg:desc>
                </draw:g>
              </table:table-cell>
              <table:table-cell office:value-type="float" office:value="99">
                <text:p>99</text:p>
                <draw:g>
                  <svg:desc>4kbyte.G12:4kbyte.G15</svg:desc>
                </draw:g>
              </table:table-cell>
              <table:table-cell office:value-type="float" office:value="99.2977777778">
                <text:p>99.2977777778</text:p>
                <draw:g>
                  <svg:desc>4kbyte.H12:4kbyte.H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9.68">
                <text:p>99.68</text:p>
              </table:table-cell>
              <table:table-cell office:value-type="float" office:value="97.3738888889">
                <text:p>97.3738888889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9.78">
                <text:p>99.78</text:p>
              </table:table-cell>
              <table:table-cell office:value-type="float" office:value="96.8783333333">
                <text:p>96.8783333333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99.39">
                <text:p>99.39</text:p>
              </table:table-cell>
              <table:table-cell office:value-type="float" office:value="99.2555555556">
                <text:p>99.2555555556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26cm" svg:y="0.156cm" chart:style-name="ch2">
          <text:p>4kbyte direct=true</text:p>
        </chart:title>
        <chart:subtitle svg:x="6.963cm" svg:y="0.805cm" chart:style-name="ch3">
          <text:p>random read latency distribution</text:p>
        </chart:subtitle>
        <chart:legend chart:legend-position="end" svg:x="18.047cm" svg:y="3.508cm" style:legend-expansion="high" chart:style-name="ch4"/>
        <chart:plot-area chart:style-name="ch5" table:cell-range-address="4kbyte.I4:4kbyte.U8 4kbyte.A5:4kbyte.A8" chart:data-source-has-labels="both" svg:x="0.255cm" svg:y="1.37cm" svg:width="17.792cm" svg:height="6.975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9cm" svg:y="8.466cm" chart:style-name="ch7">
              <text:p>latency(msec)</text:p>
            </chart:title>
            <chart:categories table:cell-range-address="4kbyte.I4:4kbyte.U4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4kbyte.I8:4kbyte.U8" chart:label-cell-address="4kbyte.A8:4kbyte.A8" chart:class="chart:line">
            <chart:data-point chart:repeated="13"/>
          </chart:series>
          <chart:series chart:style-name="ch12" chart:values-cell-range-address="4kbyte.I7:4kbyte.U7" chart:label-cell-address="4kbyte.A7:4kbyte.A7" chart:class="chart:line">
            <chart:data-point chart:repeated="13"/>
          </chart:series>
          <chart:series chart:style-name="ch13" chart:values-cell-range-address="4kbyte.I6:4kbyte.U6" chart:label-cell-address="4kbyte.A6:4kbyte.A6" chart:class="chart:line">
            <chart:data-point chart:repeated="13"/>
          </chart:series>
          <chart:series chart:style-name="ch14" chart:values-cell-range-address="4kbyte.I5:4kbyte.U5" chart:label-cell-address="4kbyte.A5:4kbyte.A5" chart:class="chart:line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4kbyte.I4:4kbyte.U4</svg:desc>
                </draw:g>
              </table:table-cell>
              <table:table-cell office:value-type="float" office:value="0.25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4kbyte.A8:4kbyte.A8</svg:desc>
                </draw:g>
              </table:table-cell>
              <table:table-cell office:value-type="float" office:value="0">
                <text:p>0</text:p>
                <draw:g>
                  <svg:desc>4kbyte.I8:4kbyte.U8</svg:desc>
                </draw:g>
              </table:table-cell>
              <table:table-cell office:value-type="float" office:value="0.28">
                <text:p>0.2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5.69">
                <text:p>5.69</text:p>
              </table:table-cell>
              <table:table-cell office:value-type="float" office:value="69.35">
                <text:p>69.35</text:p>
              </table:table-cell>
              <table:table-cell office:value-type="float" office:value="24.24">
                <text:p>24.24</text:p>
              </table:table-cell>
              <table:table-cell office:value-type="float" office:value="0.37">
                <text:p>0.3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1</text:p>
                <draw:g>
                  <svg:desc>4kbyte.A7:4kbyte.A7</svg:desc>
                </draw:g>
              </table:table-cell>
              <table:table-cell office:value-type="float" office:value="16.12">
                <text:p>16.12</text:p>
                <draw:g>
                  <svg:desc>4kbyte.I7:4kbyte.U7</svg:desc>
                </draw:g>
              </table:table-cell>
              <table:table-cell office:value-type="float" office:value="8.1">
                <text:p>8.1</text:p>
              </table:table-cell>
              <table:table-cell office:value-type="float" office:value="0.21">
                <text:p>0.2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3.23">
                <text:p>3.23</text:p>
              </table:table-cell>
              <table:table-cell office:value-type="float" office:value="49.76">
                <text:p>49.76</text:p>
              </table:table-cell>
              <table:table-cell office:value-type="float" office:value="22.01">
                <text:p>22.01</text:p>
              </table:table-cell>
              <table:table-cell office:value-type="float" office:value="0.53">
                <text:p>0.5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2</text:p>
                <draw:g>
                  <svg:desc>4kbyte.A6:4kbyte.A6</svg:desc>
                </draw:g>
              </table:table-cell>
              <table:table-cell office:value-type="float" office:value="0">
                <text:p>0</text:p>
                <draw:g>
                  <svg:desc>4kbyte.I6:4kbyte.U6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3.5">
                <text:p>3.5</text:p>
              </table:table-cell>
              <table:table-cell office:value-type="float" office:value="66.45">
                <text:p>66.45</text:p>
              </table:table-cell>
              <table:table-cell office:value-type="float" office:value="29.25">
                <text:p>29.25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en</text:p>
                <draw:g>
                  <svg:desc>4kbyte.A5:4kbyte.A5</svg:desc>
                </draw:g>
              </table:table-cell>
              <table:table-cell office:value-type="float" office:value="2.44">
                <text:p>2.44</text:p>
                <draw:g>
                  <svg:desc>4kbyte.I5:4kbyte.U5</svg:desc>
                </draw:g>
              </table:table-cell>
              <table:table-cell office:value-type="float" office:value="8.4">
                <text:p>8.4</text:p>
              </table:table-cell>
              <table:table-cell office:value-type="float" office:value="0.35">
                <text:p>0.3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3.79">
                <text:p>3.79</text:p>
              </table:table-cell>
              <table:table-cell office:value-type="float" office:value="59.55">
                <text:p>59.55</text:p>
              </table:table-cell>
              <table:table-cell office:value-type="float" office:value="24.57">
                <text:p>24.57</text:p>
              </table:table-cell>
              <table:table-cell office:value-type="float" office:value="0.79">
                <text:p>0.79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5cm" svg:y="0.315cm" chart:style-name="ch2">
          <text:p>11byte direct=false</text:p>
        </chart:title>
        <chart:subtitle svg:x="8.41cm" svg:y="0.906cm" chart:style-name="ch3">
          <text:p>randomread IOPS</text:p>
        </chart:subtitle>
        <chart:plot-area chart:style-name="ch4" table:cell-range-address="11byte.A5:11byte.A8 11byte.C4:11byte.C8" chart:data-source-has-labels="both" svg:x="0.552cm" svg:y="1.58cm" svg:width="18.46cm" svg:height="6.788cm">
          <chartooo:coordinate-region svg:x="1.65cm" svg:y="1.58cm" svg:width="16.937cm" svg:height="6.168cm"/>
          <chart:axis chart:dimension="x" chart:name="primary-x" chart:style-name="ch5" chartooo:axis-type="auto">
            <chartooo:date-scale/>
            <chart:categories table:cell-range-address="11byte.A5:11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1byte.C5:11byte.C8" chart:label-cell-address="11byte.C4:11byte.C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11byte.C4:11byte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1byte.A5:11byte.A8</svg:desc>
                </draw:g>
              </table:table-cell>
              <table:table-cell office:value-type="float" office:value="206">
                <text:p>206</text:p>
                <draw:g>
                  <svg:desc>11byte.C5:11byte.C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680116">
                <text:p>680116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43">
                <text:p>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8.098cm" svg:y="0.182cm" chart:style-name="ch2">
          <text:p>4kbyte direct=true</text:p>
        </chart:title>
        <chart:subtitle svg:x="6.963cm" svg:y="0.805cm" chart:style-name="ch3">
          <text:p>random read latency distribution</text:p>
        </chart:subtitle>
        <chart:legend chart:legend-position="end" svg:x="18.047cm" svg:y="3.508cm" style:legend-expansion="high" chart:style-name="ch4"/>
        <chart:plot-area chart:style-name="ch5" table:cell-range-address="4kbyte.I11:4kbyte.V15 4kbyte.A12:4kbyte.A15" chart:data-source-has-labels="both" svg:x="0.255cm" svg:y="1.37cm" svg:width="17.792cm" svg:height="6.975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9cm" svg:y="8.466cm" chart:style-name="ch7">
              <text:p>latency(msec)</text:p>
            </chart:title>
            <chart:categories table:cell-range-address="4kbyte.I11:4kbyte.V11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4kbyte.I15:4kbyte.V15" chart:label-cell-address="4kbyte.A15:4kbyte.A15" chart:class="chart:line">
            <chart:data-point chart:repeated="14"/>
          </chart:series>
          <chart:series chart:style-name="ch12" chart:values-cell-range-address="4kbyte.I14:4kbyte.V14" chart:label-cell-address="4kbyte.A14:4kbyte.A14" chart:class="chart:line">
            <chart:data-point chart:repeated="14"/>
          </chart:series>
          <chart:series chart:style-name="ch13" chart:values-cell-range-address="4kbyte.I13:4kbyte.V13" chart:label-cell-address="4kbyte.A13:4kbyte.A13" chart:class="chart:line">
            <chart:data-point chart:repeated="14"/>
          </chart:series>
          <chart:series chart:style-name="ch14" chart:values-cell-range-address="4kbyte.I12:4kbyte.V12" chart:label-cell-address="4kbyte.A12:4kbyte.A12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.05">
                <text:p>0</text:p>
                <draw:g>
                  <svg:desc>4kbyte.I11:4kbyte.V11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4kbyte.A15:4kbyte.A15</svg:desc>
                </draw:g>
              </table:table-cell>
              <table:table-cell office:value-type="float" office:value="0">
                <text:p>0</text:p>
                <draw:g>
                  <svg:desc>4kbyte.I15:4kbyte.V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.94">
                <text:p>5.94</text:p>
              </table:table-cell>
              <table:table-cell office:value-type="float" office:value="1.69">
                <text:p>1.69</text:p>
              </table:table-cell>
              <table:table-cell office:value-type="float" office:value="0.19">
                <text:p>0.19</text:p>
              </table:table-cell>
              <table:table-cell office:value-type="float" office:value="0.1">
                <text:p>0.1</text:p>
              </table:table-cell>
              <table:table-cell office:value-type="float" office:value="0.71">
                <text:p>0.71</text:p>
              </table:table-cell>
              <table:table-cell office:value-type="float" office:value="54.87">
                <text:p>54.87</text:p>
              </table:table-cell>
              <table:table-cell office:value-type="float" office:value="17.53">
                <text:p>17.53</text:p>
              </table:table-cell>
              <table:table-cell office:value-type="float" office:value="18.73">
                <text:p>18.73</text:p>
              </table:table-cell>
              <table:table-cell office:value-type="float" office:value="0.13">
                <text:p>0.1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kvm1</text:p>
                <draw:g>
                  <svg:desc>4kbyte.A14:4kbyte.A14</svg:desc>
                </draw:g>
              </table:table-cell>
              <table:table-cell office:value-type="float" office:value="0">
                <text:p>0</text:p>
                <draw:g>
                  <svg:desc>4kbyte.I14:4kbyte.V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85">
                <text:p>1.85</text:p>
              </table:table-cell>
              <table:table-cell office:value-type="float" office:value="47.56">
                <text:p>47.56</text:p>
              </table:table-cell>
              <table:table-cell office:value-type="float" office:value="49.66">
                <text:p>49.66</text:p>
              </table:table-cell>
              <table:table-cell office:value-type="float" office:value="0.88">
                <text:p>0.88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2</text:p>
                <draw:g>
                  <svg:desc>4kbyte.A13:4kbyte.A13</svg:desc>
                </draw:g>
              </table:table-cell>
              <table:table-cell office:value-type="float" office:value="0">
                <text:p>0</text:p>
                <draw:g>
                  <svg:desc>4kbyte.I13:4kbyte.V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  <table:table-cell office:value-type="float" office:value="9.08">
                <text:p>9.08</text:p>
              </table:table-cell>
              <table:table-cell office:value-type="float" office:value="0.46">
                <text:p>0.46</text:p>
              </table:table-cell>
              <table:table-cell office:value-type="float" office:value="0.21">
                <text:p>0.21</text:p>
              </table:table-cell>
              <table:table-cell office:value-type="float" office:value="0.74">
                <text:p>0.74</text:p>
              </table:table-cell>
              <table:table-cell office:value-type="float" office:value="45.05">
                <text:p>45.05</text:p>
              </table:table-cell>
              <table:table-cell office:value-type="float" office:value="16.01">
                <text:p>16.01</text:p>
              </table:table-cell>
              <table:table-cell office:value-type="float" office:value="23.57">
                <text:p>23.57</text:p>
              </table:table-cell>
              <table:table-cell office:value-type="float" office:value="0.26">
                <text:p>0.2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xen</text:p>
                <draw:g>
                  <svg:desc>4kbyte.A12:4kbyte.A12</svg:desc>
                </draw:g>
              </table:table-cell>
              <table:table-cell office:value-type="float" office:value="18.51">
                <text:p>18.51</text:p>
                <draw:g>
                  <svg:desc>4kbyte.I12:4kbyte.V12</svg:desc>
                </draw:g>
              </table:table-cell>
              <table:table-cell office:value-type="float" office:value="69.17">
                <text:p>69.17</text:p>
              </table:table-cell>
              <table:table-cell office:value-type="float" office:value="9.57">
                <text:p>9.57</text:p>
              </table:table-cell>
              <table:table-cell office:value-type="float" office:value="0.28">
                <text:p>0.28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1.97">
                <text:p>1.97</text:p>
              </table:table-cell>
              <table:table-cell office:value-type="float" office:value="0.18">
                <text:p>0.18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92cm" svg:y="0.315cm" chart:style-name="ch2">
          <text:p>32kbyte direct=true</text:p>
        </chart:title>
        <chart:subtitle svg:x="7.311cm" svg:y="0.931cm" chart:style-name="ch3">
          <text:p>randomread bandwidth(kB/s)</text:p>
        </chart:subtitle>
        <chart:plot-area chart:style-name="ch4" table:cell-range-address="32kbyte.A5:32kbyte.B8 32kbyte.B4:32kbyte.B4" chart:data-source-has-labels="both" svg:x="0.553cm" svg:y="1.58cm" svg:width="18.952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32kbyte.A5:32k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2kbyte.B5:32kbyte.B8" chart:label-cell-address="32kbyte.B4:32kbyte.B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32kbyte.B4:32kbyte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32kbyte.A5:32kbyte.A8</svg:desc>
                </draw:g>
              </table:table-cell>
              <table:table-cell office:value-type="float" office:value="2764.9">
                <text:p>2764.9</text:p>
                <draw:g>
                  <svg:desc>32kbyte.B5:32kbyte.B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3519.6">
                <text:p>3519.6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3215.6">
                <text:p>3215.6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3736.9">
                <text:p>3736.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92cm" svg:y="0.315cm" chart:style-name="ch2">
          <text:p>32kbyte direct=true</text:p>
        </chart:title>
        <chart:subtitle svg:x="7.311cm" svg:y="0.932cm" chart:style-name="ch3">
          <text:p>randomwrite bandwidth(kB/s)</text:p>
        </chart:subtitle>
        <chart:plot-area chart:style-name="ch4" table:cell-range-address="32kbyte.A12:32kbyte.B15 32kbyte.B11:32kbyte.B11" chart:data-source-has-labels="both" svg:x="0.553cm" svg:y="1.58cm" svg:width="19.058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32kbyte.A12:32k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2kbyte.B12:32kbyte.B15" chart:label-cell-address="32kbyte.B11:32kbyte.B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32kbyte.B11:32kbyte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32kbyte.A12:32kbyte.A15</svg:desc>
                </draw:g>
              </table:table-cell>
              <table:table-cell office:value-type="float" office:value="13153">
                <text:p>13153</text:p>
                <draw:g>
                  <svg:desc>32kbyte.B12:32kbyte.B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4005.9">
                <text:p>4005.9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2672.7">
                <text:p>2672.7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4155.4">
                <text:p>4155.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54cm" svg:y="0.315cm" chart:style-name="ch2">
          <text:p>32kbyte direct=true</text:p>
        </chart:title>
        <chart:subtitle svg:x="8.41cm" svg:y="0.906cm" chart:style-name="ch3">
          <text:p>randomread IOPS</text:p>
        </chart:subtitle>
        <chart:plot-area chart:style-name="ch4" table:cell-range-address="32kbyte.A5:32kbyte.A8 32kbyte.C4:32kbyte.C8" chart:data-source-has-labels="both" svg:x="0.553cm" svg:y="1.58cm" svg:width="18.846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32kbyte.A5:32k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2kbyte.C5:32kbyte.C8" chart:label-cell-address="32kbyte.C4:32kbyte.C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32kbyte.C4:32kbyte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32kbyte.A5:32kbyte.A8</svg:desc>
                </draw:g>
              </table:table-cell>
              <table:table-cell office:value-type="float" office:value="86">
                <text:p>86</text:p>
                <draw:g>
                  <svg:desc>32kbyte.C5:32kbyte.C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92cm" svg:y="0.315cm" chart:style-name="ch2">
          <text:p>32kbyte direct=true</text:p>
        </chart:title>
        <chart:subtitle svg:x="8.516cm" svg:y="0.934cm" chart:style-name="ch3">
          <text:p>randomwrite IOPS</text:p>
        </chart:subtitle>
        <chart:plot-area chart:style-name="ch4" table:cell-range-address="32kbyte.A12:32kbyte.A15 32kbyte.C11:32kbyte.C15" chart:data-source-has-labels="both" svg:x="0.553cm" svg:y="1.58cm" svg:width="18.845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32kbyte.A12:32k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2kbyte.C12:32kbyte.C15" chart:label-cell-address="32kbyte.C11:32kbyte.C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32kbyte.C11:32kbyte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32kbyte.A12:32kbyte.A15</svg:desc>
                </draw:g>
              </table:table-cell>
              <table:table-cell office:value-type="float" office:value="411">
                <text:p>411</text:p>
                <draw:g>
                  <svg:desc>32kbyte.C12:32kbyte.C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71cm" svg:y="0.316cm" chart:style-name="ch2">
          <text:p>32kbyte direct=true</text:p>
        </chart:title>
        <chart:subtitle svg:x="6.523cm" svg:y="1.075cm" chart:style-name="ch3">
          <text:p>random read CPU usage (100%=1core)</text:p>
        </chart:subtitle>
        <chart:legend svg:x="15.232cm" svg:y="0.643cm" style:legend-expansion="custom" chartooo:width="2.212cm" chartooo:height="1.042cm" style:legend-expansion-aspect-ratio="2.12284069097889" chart:style-name="ch4"/>
        <chart:plot-area chart:style-name="ch5" table:cell-range-address="32kbyte.A5:32kbyte.A8 32kbyte.D4:32kbyte.E8" chart:data-source-has-labels="both" svg:x="0.386cm" svg:y="1.878cm" svg:width="18.962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32kbyte.A5:32k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32kbyte.D5:32kbyte.D8" chart:label-cell-address="32kbyte.D4:32kbyte.D4" chart:class="chart:bar">
            <chart:data-point chart:repeated="4"/>
          </chart:series>
          <chart:series chart:style-name="ch10" chart:values-cell-range-address="32kbyte.E5:32kbyte.E8" chart:label-cell-address="32kbyte.E4:32kbyte.E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cpu</text:p>
                <draw:g>
                  <svg:desc>32kbyte.D4:32kbyte.D4</svg:desc>
                </draw:g>
              </table:table-cell>
              <table:table-cell office:value-type="string">
                <text:p>host_cpu</text:p>
                <draw:g>
                  <svg:desc>32kbyte.E4:32kbyte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32kbyte.A5:32kbyte.A8</svg:desc>
                </draw:g>
              </table:table-cell>
              <table:table-cell office:value-type="float" office:value="0.44">
                <text:p>0.44</text:p>
                <draw:g>
                  <svg:desc>32kbyte.D5:32kbyte.D8</svg:desc>
                </draw:g>
              </table:table-cell>
              <table:table-cell office:value-type="float" office:value="14.8111111111">
                <text:p>14.8111111111</text:p>
                <draw:g>
                  <svg:desc>32kbyte.E5:32kbyte.E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0.3">
                <text:p>0.3</text:p>
              </table:table-cell>
              <table:table-cell office:value-type="float" office:value="3.57297297297">
                <text:p>3.57297297297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0.31">
                <text:p>0.31</text:p>
              </table:table-cell>
              <table:table-cell office:value-type="float" office:value="5.69189189189">
                <text:p>5.69189189189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0.78">
                <text:p>0.78</text:p>
              </table:table-cell>
              <table:table-cell office:value-type="float" office:value="1.17222222222">
                <text:p>1.17222222222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95cm" svg:y="0.282cm" chart:style-name="ch2">
          <text:p>32kbyte direct=true</text:p>
        </chart:title>
        <chart:subtitle svg:x="6.517cm" svg:y="1.076cm" chart:style-name="ch3">
          <text:p>random write CPU usage (100%=1core)</text:p>
        </chart:subtitle>
        <chart:legend svg:x="15.232cm" svg:y="0.643cm" style:legend-expansion="custom" chartooo:width="2.212cm" chartooo:height="1.042cm" style:legend-expansion-aspect-ratio="2.12284069097889" chart:style-name="ch4"/>
        <chart:plot-area chart:style-name="ch5" table:cell-range-address="32kbyte.A12:32kbyte.A15 32kbyte.D11:32kbyte.E15" chart:data-source-has-labels="both" svg:x="0.386cm" svg:y="1.878cm" svg:width="18.961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32kbyte.A12:32k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32kbyte.D12:32kbyte.D15" chart:label-cell-address="32kbyte.D11:32kbyte.D11" chart:class="chart:bar">
            <chart:data-point chart:repeated="4"/>
          </chart:series>
          <chart:series chart:style-name="ch10" chart:values-cell-range-address="32kbyte.E12:32kbyte.E15" chart:label-cell-address="32kbyte.E11:32kbyt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cpu</text:p>
                <draw:g>
                  <svg:desc>32kbyte.D11:32kbyte.D11</svg:desc>
                </draw:g>
              </table:table-cell>
              <table:table-cell office:value-type="string">
                <text:p>host_cpu</text:p>
                <draw:g>
                  <svg:desc>32kbyte.E11:32kbyte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32kbyte.A12:32kbyte.A15</svg:desc>
                </draw:g>
              </table:table-cell>
              <table:table-cell office:value-type="float" office:value="1.85">
                <text:p>1.85</text:p>
                <draw:g>
                  <svg:desc>32kbyte.D12:32kbyte.D15</svg:desc>
                </draw:g>
              </table:table-cell>
              <table:table-cell office:value-type="float" office:value="16.5888888889">
                <text:p>16.5888888889</text:p>
                <draw:g>
                  <svg:desc>32kbyte.E12:32kbyte.E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0.37">
                <text:p>0.37</text:p>
              </table:table-cell>
              <table:table-cell office:value-type="float" office:value="3.70555555556">
                <text:p>3.70555555556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0.28">
                <text:p>0.28</text:p>
              </table:table-cell>
              <table:table-cell office:value-type="float" office:value="5.08888888889">
                <text:p>5.08888888889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0.91">
                <text:p>0.91</text:p>
              </table:table-cell>
              <table:table-cell office:value-type="float" office:value="1.35">
                <text:p>1.35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92cm" svg:y="0.315cm" chart:style-name="ch2">
          <text:p>32kbyte direct=true</text:p>
        </chart:title>
        <chart:subtitle svg:x="8.12cm" svg:y="1.076cm" chart:style-name="ch3">
          <text:p>random read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32kbyte.A5:32kbyte.A8 32kbyte.G4:32kbyte.H8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32kbyte.A5:32k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32kbyte.G5:32kbyte.G8" chart:label-cell-address="32kbyte.G4:32kbyte.G4" chart:class="chart:bar">
            <chart:data-point chart:repeated="4"/>
          </chart:series>
          <chart:series chart:style-name="ch10" chart:values-cell-range-address="32kbyte.H5:32kbyte.H8" chart:label-cell-address="32kbyte.H4:32kbyte.H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io_util</text:p>
                <draw:g>
                  <svg:desc>32kbyte.G4:32kbyte.G4</svg:desc>
                </draw:g>
              </table:table-cell>
              <table:table-cell office:value-type="string">
                <text:p>host_io_util</text:p>
                <draw:g>
                  <svg:desc>32kbyte.H4:32kbyte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32kbyte.A5:32kbyte.A8</svg:desc>
                </draw:g>
              </table:table-cell>
              <table:table-cell office:value-type="float" office:value="99.94">
                <text:p>99.94</text:p>
                <draw:g>
                  <svg:desc>32kbyte.G5:32kbyte.G8</svg:desc>
                </draw:g>
              </table:table-cell>
              <table:table-cell office:value-type="float" office:value="99.4302702703">
                <text:p>99.4302702703</text:p>
                <draw:g>
                  <svg:desc>32kbyte.H5:32kbyte.H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9.77">
                <text:p>99.77</text:p>
              </table:table-cell>
              <table:table-cell office:value-type="float" office:value="97.9416666667">
                <text:p>97.9416666667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9.83">
                <text:p>99.83</text:p>
              </table:table-cell>
              <table:table-cell office:value-type="float" office:value="98.6955555556">
                <text:p>98.6955555556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99.56">
                <text:p>99.56</text:p>
              </table:table-cell>
              <table:table-cell office:value-type="float" office:value="99.2988888889">
                <text:p>99.298888888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92cm" svg:y="0.315cm" chart:style-name="ch2">
          <text:p>32kbyte direct=true</text:p>
        </chart:title>
        <chart:subtitle svg:x="8.12cm" svg:y="1.077cm" chart:style-name="ch3">
          <text:p>random write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32kbyte.A12:32kbyte.A15 32kbyte.G11:32kbyte.H15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32kbyte.A12:32k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32kbyte.G12:32kbyte.G15" chart:label-cell-address="32kbyte.G11:32kbyte.G11" chart:class="chart:bar">
            <chart:data-point chart:repeated="4"/>
          </chart:series>
          <chart:series chart:style-name="ch10" chart:values-cell-range-address="32kbyte.H12:32kbyte.H15" chart:label-cell-address="32kbyte.H11:32kbyte.H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io_util</text:p>
                <draw:g>
                  <svg:desc>32kbyte.G11:32kbyte.G11</svg:desc>
                </draw:g>
              </table:table-cell>
              <table:table-cell office:value-type="string">
                <text:p>host_io_util</text:p>
                <draw:g>
                  <svg:desc>32kbyte.H11:32kbyte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32kbyte.A12:32kbyte.A15</svg:desc>
                </draw:g>
              </table:table-cell>
              <table:table-cell office:value-type="float" office:value="99.78">
                <text:p>99.78</text:p>
                <draw:g>
                  <svg:desc>32kbyte.G12:32kbyte.G15</svg:desc>
                </draw:g>
              </table:table-cell>
              <table:table-cell office:value-type="float" office:value="99.5533333333">
                <text:p>99.5533333333</text:p>
                <draw:g>
                  <svg:desc>32kbyte.H12:32kbyte.H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9.77">
                <text:p>99.77</text:p>
              </table:table-cell>
              <table:table-cell office:value-type="float" office:value="97.6777777778">
                <text:p>97.6777777778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9.79">
                <text:p>99.79</text:p>
              </table:table-cell>
              <table:table-cell office:value-type="float" office:value="97.1459459459">
                <text:p>97.1459459459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99.58">
                <text:p>99.58</text:p>
              </table:table-cell>
              <table:table-cell office:value-type="float" office:value="99.46">
                <text:p>99.46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31cm" svg:y="0.156cm" chart:style-name="ch2">
          <text:p>32kbyte direct=true</text:p>
        </chart:title>
        <chart:subtitle svg:x="6.963cm" svg:y="0.805cm" chart:style-name="ch3">
          <text:p>random read latency distribution</text:p>
        </chart:subtitle>
        <chart:legend chart:legend-position="end" svg:x="18.047cm" svg:y="3.508cm" style:legend-expansion="high" chart:style-name="ch4"/>
        <chart:plot-area chart:style-name="ch5" table:cell-range-address="32kbyte.I4:32kbyte.W8 32kbyte.A5:32kbyte.A8" chart:data-source-has-labels="both" svg:x="0.255cm" svg:y="1.37cm" svg:width="17.792cm" svg:height="7.107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9cm" svg:y="8.466cm" chart:style-name="ch7">
              <text:p>latency(msec)</text:p>
            </chart:title>
            <chart:categories table:cell-range-address="32kbyte.I4:32kbyte.W4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32kbyte.I8:32kbyte.W8" chart:label-cell-address="32kbyte.A8:32kbyte.A8" chart:class="chart:line">
            <chart:data-point chart:repeated="15"/>
          </chart:series>
          <chart:series chart:style-name="ch12" chart:values-cell-range-address="32kbyte.I7:32kbyte.W7" chart:label-cell-address="32kbyte.A7:32kbyte.A7" chart:class="chart:line">
            <chart:data-point chart:repeated="15"/>
          </chart:series>
          <chart:series chart:style-name="ch13" chart:values-cell-range-address="32kbyte.I6:32kbyte.W6" chart:label-cell-address="32kbyte.A6:32kbyte.A6" chart:class="chart:line">
            <chart:data-point chart:repeated="15"/>
          </chart:series>
          <chart:series chart:style-name="ch14" chart:values-cell-range-address="32kbyte.I5:32kbyte.W5" chart:label-cell-address="32kbyte.A5:32kbyte.A5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32kbyte.I4:32kbyte.W4</svg:desc>
                </draw:g>
              </table:table-cell>
              <table:table-cell office:value-type="float" office:value="0.25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2000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32kbyte.A8:32kbyte.A8</svg:desc>
                </draw:g>
              </table:table-cell>
              <table:table-cell office:value-type="float" office:value="0">
                <text:p>0</text:p>
                <draw:g>
                  <svg:desc>32kbyte.I8:32kbyte.W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3.45">
                <text:p>3.45</text:p>
              </table:table-cell>
              <table:table-cell office:value-type="float" office:value="64.19">
                <text:p>64.19</text:p>
              </table:table-cell>
              <table:table-cell office:value-type="float" office:value="31.54">
                <text:p>31.54</text:p>
              </table:table-cell>
              <table:table-cell office:value-type="float" office:value="0.49">
                <text:p>0.4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1</text:p>
                <draw:g>
                  <svg:desc>32kbyte.A7:32kbyte.A7</svg:desc>
                </draw:g>
              </table:table-cell>
              <table:table-cell office:value-type="float" office:value="4.15">
                <text:p>4.15</text:p>
                <draw:g>
                  <svg:desc>32kbyte.I7:32kbyte.W7</svg:desc>
                </draw:g>
              </table:table-cell>
              <table:table-cell office:value-type="float" office:value="11.83">
                <text:p>11.83</text:p>
              </table:table-cell>
              <table:table-cell office:value-type="float" office:value="1.14">
                <text:p>1.1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44">
                <text:p>0.44</text:p>
              </table:table-cell>
              <table:table-cell office:value-type="float" office:value="33.75">
                <text:p>33.75</text:p>
              </table:table-cell>
              <table:table-cell office:value-type="float" office:value="42.3">
                <text:p>42.3</text:p>
              </table:table-cell>
              <table:table-cell office:value-type="float" office:value="6.12">
                <text:p>6.12</text:p>
              </table:table-cell>
              <table:table-cell office:value-type="float" office:value="0.21">
                <text:p>0.21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2</text:p>
                <draw:g>
                  <svg:desc>32kbyte.A6:32kbyte.A6</svg:desc>
                </draw:g>
              </table:table-cell>
              <table:table-cell office:value-type="float" office:value="0">
                <text:p>0</text:p>
                <draw:g>
                  <svg:desc>32kbyte.I6:32kbyte.W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1.79">
                <text:p>1.79</text:p>
              </table:table-cell>
              <table:table-cell office:value-type="float" office:value="60.28">
                <text:p>60.28</text:p>
              </table:table-cell>
              <table:table-cell office:value-type="float" office:value="36.62">
                <text:p>36.62</text:p>
              </table:table-cell>
              <table:table-cell office:value-type="float" office:value="0.91">
                <text:p>0.9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en</text:p>
                <draw:g>
                  <svg:desc>32kbyte.A5:32kbyte.A5</svg:desc>
                </draw:g>
              </table:table-cell>
              <table:table-cell office:value-type="float" office:value="0.03">
                <text:p>0.03</text:p>
                <draw:g>
                  <svg:desc>32kbyte.I5:32kbyte.W5</svg:desc>
                </draw:g>
              </table:table-cell>
              <table:table-cell office:value-type="float" office:value="7.1">
                <text:p>7.1</text:p>
              </table:table-cell>
              <table:table-cell office:value-type="float" office:value="1.47">
                <text:p>1.47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13">
                <text:p>0.13</text:p>
              </table:table-cell>
              <table:table-cell office:value-type="float" office:value="0.67">
                <text:p>0.67</text:p>
              </table:table-cell>
              <table:table-cell office:value-type="float" office:value="47.26">
                <text:p>47.26</text:p>
              </table:table-cell>
              <table:table-cell office:value-type="float" office:value="40">
                <text:p>40</text:p>
              </table:table-cell>
              <table:table-cell office:value-type="float" office:value="2.62">
                <text:p>2.62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46">
                <text:p>0.46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5cm" svg:y="0.315cm" chart:style-name="ch2">
          <text:p>11byte direct=false</text:p>
        </chart:title>
        <chart:subtitle svg:x="8.516cm" svg:y="0.934cm" chart:style-name="ch3">
          <text:p>randomwrite IOPS</text:p>
        </chart:subtitle>
        <chart:plot-area chart:style-name="ch4" table:cell-range-address="11byte.A12:11byte.A15 11byte.C11:11byte.C15" chart:data-source-has-labels="both" svg:x="0.553cm" svg:y="1.58cm" svg:width="18.487cm" svg:height="6.788cm">
          <chartooo:coordinate-region svg:x="1.651cm" svg:y="1.58cm" svg:width="16.964cm" svg:height="6.168cm"/>
          <chart:axis chart:dimension="x" chart:name="primary-x" chart:style-name="ch5" chartooo:axis-type="auto">
            <chartooo:date-scale/>
            <chart:categories table:cell-range-address="11byte.A12:11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1byte.C12:11byte.C15" chart:label-cell-address="11byte.C11:11byte.C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11byte.C11:11byte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1byte.A12:11byte.A15</svg:desc>
                </draw:g>
              </table:table-cell>
              <table:table-cell office:value-type="float" office:value="335">
                <text:p>335</text:p>
                <draw:g>
                  <svg:desc>11byte.C12:11byte.C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372087">
                <text:p>372087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27">
                <text:p>1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32cm" svg:y="0.156cm" chart:style-name="ch2">
          <text:p>32kbyte direct=true</text:p>
        </chart:title>
        <chart:subtitle svg:x="6.963cm" svg:y="0.805cm" chart:style-name="ch3">
          <text:p>random read latency distribution</text:p>
        </chart:subtitle>
        <chart:legend chart:legend-position="end" svg:x="18.047cm" svg:y="3.508cm" style:legend-expansion="high" chart:style-name="ch4"/>
        <chart:plot-area chart:style-name="ch5" table:cell-range-address="32kbyte.I11:32kbyte.U15 32kbyte.A12:32kbyte.A15" chart:data-source-has-labels="both" svg:x="0.255cm" svg:y="1.37cm" svg:width="17.792cm" svg:height="6.975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9cm" svg:y="8.466cm" chart:style-name="ch7">
              <text:p>latency(msec)</text:p>
            </chart:title>
            <chart:categories table:cell-range-address="32kbyte.I11:32kbyte.U11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32kbyte.I15:32kbyte.U15" chart:label-cell-address="32kbyte.A15:32kbyte.A15" chart:class="chart:line">
            <chart:data-point chart:repeated="13"/>
          </chart:series>
          <chart:series chart:style-name="ch12" chart:values-cell-range-address="32kbyte.I14:32kbyte.U14" chart:label-cell-address="32kbyte.A14:32kbyte.A14" chart:class="chart:line">
            <chart:data-point chart:repeated="13"/>
          </chart:series>
          <chart:series chart:style-name="ch13" chart:values-cell-range-address="32kbyte.I13:32kbyte.U13" chart:label-cell-address="32kbyte.A13:32kbyte.A13" chart:class="chart:line">
            <chart:data-point chart:repeated="13"/>
          </chart:series>
          <chart:series chart:style-name="ch14" chart:values-cell-range-address="32kbyte.I12:32kbyte.U12" chart:label-cell-address="32kbyte.A12:32kbyte.A12" chart:class="chart:line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32kbyte.I11:32kbyte.U11</svg:desc>
                </draw:g>
              </table:table-cell>
              <table:table-cell office:value-type="float" office:value="0.25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32kbyte.A15:32kbyte.A15</svg:desc>
                </draw:g>
              </table:table-cell>
              <table:table-cell office:value-type="float" office:value="0">
                <text:p>0</text:p>
                <draw:g>
                  <svg:desc>32kbyte.I15:32kbyte.U15</svg:desc>
                </draw:g>
              </table:table-cell>
              <table:table-cell office:value-type="float" office:value="3.7">
                <text:p>3.7</text:p>
              </table:table-cell>
              <table:table-cell office:value-type="float" office:value="45.74">
                <text:p>45.74</text:p>
              </table:table-cell>
              <table:table-cell office:value-type="float" office:value="2.61">
                <text:p>2.61</text:p>
              </table:table-cell>
              <table:table-cell office:value-type="float" office:value="0.14">
                <text:p>0.14</text:p>
              </table:table-cell>
              <table:table-cell office:value-type="float" office:value="0.62">
                <text:p>0.62</text:p>
              </table:table-cell>
              <table:table-cell office:value-type="float" office:value="7.46">
                <text:p>7.46</text:p>
              </table:table-cell>
              <table:table-cell office:value-type="float" office:value="11.41">
                <text:p>11.41</text:p>
              </table:table-cell>
              <table:table-cell office:value-type="float" office:value="17.4">
                <text:p>17.4</text:p>
              </table:table-cell>
              <table:table-cell office:value-type="float" office:value="9.59">
                <text:p>9.59</text:p>
              </table:table-cell>
              <table:table-cell office:value-type="float" office:value="1.01">
                <text:p>1.01</text:p>
              </table:table-cell>
              <table:table-cell office:value-type="float" office:value="0.23">
                <text:p>0.2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kvm1</text:p>
                <draw:g>
                  <svg:desc>32kbyte.A14:32kbyte.A14</svg:desc>
                </draw:g>
              </table:table-cell>
              <table:table-cell office:value-type="float" office:value="0">
                <text:p>0</text:p>
                <draw:g>
                  <svg:desc>32kbyte.I14:32kbyte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7">
                <text:p>0.7</text:p>
              </table:table-cell>
              <table:table-cell office:value-type="float" office:value="30.67">
                <text:p>30.67</text:p>
              </table:table-cell>
              <table:table-cell office:value-type="float" office:value="66.54">
                <text:p>66.54</text:p>
              </table:table-cell>
              <table:table-cell office:value-type="float" office:value="2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2</text:p>
                <draw:g>
                  <svg:desc>32kbyte.A13:32kbyte.A13</svg:desc>
                </draw:g>
              </table:table-cell>
              <table:table-cell office:value-type="float" office:value="0">
                <text:p>0</text:p>
                <draw:g>
                  <svg:desc>32kbyte.I13:32kbyte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7.18">
                <text:p>27.18</text:p>
              </table:table-cell>
              <table:table-cell office:value-type="float" office:value="30.27">
                <text:p>30.27</text:p>
              </table:table-cell>
              <table:table-cell office:value-type="float" office:value="0.41">
                <text:p>0.41</text:p>
              </table:table-cell>
              <table:table-cell office:value-type="float" office:value="0.92">
                <text:p>0.92</text:p>
              </table:table-cell>
              <table:table-cell office:value-type="float" office:value="5.6">
                <text:p>5.6</text:p>
              </table:table-cell>
              <table:table-cell office:value-type="float" office:value="9.43">
                <text:p>9.43</text:p>
              </table:table-cell>
              <table:table-cell office:value-type="float" office:value="15.3">
                <text:p>15.3</text:p>
              </table:table-cell>
              <table:table-cell office:value-type="float" office:value="9">
                <text:p>9</text:p>
              </table:table-cell>
              <table:table-cell office:value-type="float" office:value="1.29">
                <text:p>1.29</text:p>
              </table:table-cell>
              <table:table-cell office:value-type="float" office:value="0.45">
                <text:p>0.4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xen</text:p>
                <draw:g>
                  <svg:desc>32kbyte.A12:32kbyte.A12</svg:desc>
                </draw:g>
              </table:table-cell>
              <table:table-cell office:value-type="float" office:value="0.11">
                <text:p>0.11</text:p>
                <draw:g>
                  <svg:desc>32kbyte.I12:32kbyte.U12</svg:desc>
                </draw:g>
              </table:table-cell>
              <table:table-cell office:value-type="float" office:value="61.27">
                <text:p>61.27</text:p>
              </table:table-cell>
              <table:table-cell office:value-type="float" office:value="15.59">
                <text:p>15.59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12.58">
                <text:p>12.58</text:p>
              </table:table-cell>
              <table:table-cell office:value-type="float" office:value="9.94">
                <text:p>9.94</text:p>
              </table:table-cell>
              <table:table-cell office:value-type="float" office:value="0.33">
                <text:p>0.3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746cm" svg:y="0.315cm" chart:style-name="ch2">
          <text:p>512kbyte direct=true</text:p>
        </chart:title>
        <chart:subtitle svg:x="7.311cm" svg:y="0.932cm" chart:style-name="ch3">
          <text:p>randomread bandwidth(kB/s)</text:p>
        </chart:subtitle>
        <chart:plot-area chart:style-name="ch4" table:cell-range-address="512kbyte.A5:512kbyte.B8 512kbyte.B4:512kbyte.B4" chart:data-source-has-labels="both" svg:x="0.553cm" svg:y="1.58cm" svg:width="19.057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512kbyte.A5:512k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12kbyte.B5:512kbyte.B8" chart:label-cell-address="512kbyte.B4:512kbyte.B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512kbyte.B4:512kbyte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kbyte.A5:512kbyte.A8</svg:desc>
                </draw:g>
              </table:table-cell>
              <table:table-cell office:value-type="float" office:value="25994">
                <text:p>25994</text:p>
                <draw:g>
                  <svg:desc>512kbyte.B5:512kbyte.B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31602">
                <text:p>31602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21314">
                <text:p>21314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32843">
                <text:p>32843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729cm" svg:y="0.293cm" chart:style-name="ch2">
          <text:p>512kbyte direct=true</text:p>
        </chart:title>
        <chart:subtitle svg:x="7.311cm" svg:y="0.933cm" chart:style-name="ch3">
          <text:p>randomwrite bandwidth(kB/s)</text:p>
        </chart:subtitle>
        <chart:plot-area chart:style-name="ch4" table:cell-range-address="512kbyte.A12:512kbyte.B15 512kbyte.B11:512kbyte.B11" chart:data-source-has-labels="both" svg:x="0.553cm" svg:y="1.58cm" svg:width="19.058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512kbyte.A12:512k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12kbyte.B12:512kbyte.B15" chart:label-cell-address="512kbyte.B11:512kbyte.B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512kbyte.B11:512kbyte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kbyte.A12:512kbyte.A15</svg:desc>
                </draw:g>
              </table:table-cell>
              <table:table-cell office:value-type="float" office:value="43654">
                <text:p>43654</text:p>
                <draw:g>
                  <svg:desc>512kbyte.B12:512kbyte.B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31474">
                <text:p>31474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23741">
                <text:p>23741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31160">
                <text:p>31160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9cm" svg:y="0.315cm" chart:style-name="ch2">
          <text:p>512kbyte direct=true</text:p>
        </chart:title>
        <chart:subtitle svg:x="8.41cm" svg:y="0.907cm" chart:style-name="ch3">
          <text:p>randomread IOPS</text:p>
        </chart:subtitle>
        <chart:plot-area chart:style-name="ch4" table:cell-range-address="512kbyte.A5:512kbyte.A8 512kbyte.C4:512kbyte.C8" chart:data-source-has-labels="both" svg:x="0.553cm" svg:y="1.58cm" svg:width="18.74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512kbyte.A5:512k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12kbyte.C5:512kbyte.C8" chart:label-cell-address="512kbyte.C4:512kbyte.C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512kbyte.C4:512kbyte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kbyte.A5:512kbyte.A8</svg:desc>
                </draw:g>
              </table:table-cell>
              <table:table-cell office:value-type="float" office:value="50">
                <text:p>50</text:p>
                <draw:g>
                  <svg:desc>512kbyte.C5:512kbyte.C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746cm" svg:y="0.315cm" chart:style-name="ch2">
          <text:p>512kbyte direct=true</text:p>
        </chart:title>
        <chart:subtitle svg:x="8.517cm" svg:y="0.935cm" chart:style-name="ch3">
          <text:p>randomwrite IOPS</text:p>
        </chart:subtitle>
        <chart:plot-area chart:style-name="ch4" table:cell-range-address="512kbyte.A12:512kbyte.A15 512kbyte.C11:512kbyte.C15" chart:data-source-has-labels="both" svg:x="0.553cm" svg:y="1.58cm" svg:width="18.74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512kbyte.A12:512k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12kbyte.C12:512kbyte.C15" chart:label-cell-address="512kbyte.C11:512kbyte.C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512kbyte.C11:512kbyte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kbyte.A12:512kbyte.A15</svg:desc>
                </draw:g>
              </table:table-cell>
              <table:table-cell office:value-type="float" office:value="85">
                <text:p>85</text:p>
                <draw:g>
                  <svg:desc>512kbyte.C12:512kbyte.C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6cm" svg:y="0.316cm" chart:style-name="ch2">
          <text:p>512kbyte direct=true</text:p>
        </chart:title>
        <chart:subtitle svg:x="6.523cm" svg:y="1.076cm" chart:style-name="ch3">
          <text:p>random read CPU usage (100%=1core)</text:p>
        </chart:subtitle>
        <chart:legend svg:x="15.232cm" svg:y="0.643cm" style:legend-expansion="custom" chartooo:width="2.212cm" chartooo:height="1.042cm" style:legend-expansion-aspect-ratio="2.12284069097889" chart:style-name="ch4"/>
        <chart:plot-area chart:style-name="ch5" table:cell-range-address="512kbyte.A5:512kbyte.A8 512kbyte.D4:512kbyte.E8" chart:data-source-has-labels="both" svg:x="0.386cm" svg:y="1.878cm" svg:width="18.962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512kbyte.A5:512k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512kbyte.D5:512kbyte.D8" chart:label-cell-address="512kbyte.D4:512kbyte.D4" chart:class="chart:bar">
            <chart:data-point chart:repeated="4"/>
          </chart:series>
          <chart:series chart:style-name="ch10" chart:values-cell-range-address="512kbyte.E5:512kbyte.E8" chart:label-cell-address="512kbyte.E4:512kbyte.E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cpu</text:p>
                <draw:g>
                  <svg:desc>512kbyte.D4:512kbyte.D4</svg:desc>
                </draw:g>
              </table:table-cell>
              <table:table-cell office:value-type="string">
                <text:p>host_cpu</text:p>
                <draw:g>
                  <svg:desc>512kbyte.E4:512kbyte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kbyte.A5:512kbyte.A8</svg:desc>
                </draw:g>
              </table:table-cell>
              <table:table-cell office:value-type="float" office:value="0.74">
                <text:p>0.74</text:p>
                <draw:g>
                  <svg:desc>512kbyte.D5:512kbyte.D8</svg:desc>
                </draw:g>
              </table:table-cell>
              <table:table-cell office:value-type="float" office:value="19.536">
                <text:p>19.536</text:p>
                <draw:g>
                  <svg:desc>512kbyte.E5:512kbyte.E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0.33">
                <text:p>0.3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0.23">
                <text:p>0.23</text:p>
              </table:table-cell>
              <table:table-cell office:value-type="float" office:value="5.85517241379">
                <text:p>5.85517241379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0.59">
                <text:p>0.59</text:p>
              </table:table-cell>
              <table:table-cell office:value-type="float" office:value="0.989473684211">
                <text:p>0.989473684211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746cm" svg:y="0.315cm" chart:style-name="ch2">
          <text:p>512kbyte direct=true</text:p>
        </chart:title>
        <chart:subtitle svg:x="6.517cm" svg:y="1.077cm" chart:style-name="ch3">
          <text:p>random write CPU usage (100%=1core)</text:p>
        </chart:subtitle>
        <chart:legend svg:x="15.232cm" svg:y="0.643cm" style:legend-expansion="custom" chartooo:width="2.212cm" chartooo:height="1.042cm" style:legend-expansion-aspect-ratio="2.12284069097889" chart:style-name="ch4"/>
        <chart:plot-area chart:style-name="ch5" table:cell-range-address="512kbyte.A12:512kbyte.A15 512kbyte.D11:512kbyte.E15" chart:data-source-has-labels="both" svg:x="0.386cm" svg:y="1.878cm" svg:width="18.962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512kbyte.A12:512k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512kbyte.D12:512kbyte.D15" chart:label-cell-address="512kbyte.D11:512kbyte.D11" chart:class="chart:bar">
            <chart:data-point chart:repeated="4"/>
          </chart:series>
          <chart:series chart:style-name="ch10" chart:values-cell-range-address="512kbyte.E12:512kbyte.E15" chart:label-cell-address="512kbyte.E11:512kbyt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cpu</text:p>
                <draw:g>
                  <svg:desc>512kbyte.D11:512kbyte.D11</svg:desc>
                </draw:g>
              </table:table-cell>
              <table:table-cell office:value-type="string">
                <text:p>host_cpu</text:p>
                <draw:g>
                  <svg:desc>512kbyte.E11:512kbyte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kbyte.A12:512kbyte.A15</svg:desc>
                </draw:g>
              </table:table-cell>
              <table:table-cell office:value-type="float" office:value="1.36">
                <text:p>1.36</text:p>
                <draw:g>
                  <svg:desc>512kbyte.D12:512kbyte.D15</svg:desc>
                </draw:g>
              </table:table-cell>
              <table:table-cell office:value-type="float" office:value="21.2785714286">
                <text:p>21.2785714286</text:p>
                <draw:g>
                  <svg:desc>512kbyte.E12:512kbyte.E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0.43">
                <text:p>0.4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0.31">
                <text:p>0.31</text:p>
              </table:table-cell>
              <table:table-cell office:value-type="float" office:value="5.87407407407">
                <text:p>5.87407407407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0.86">
                <text:p>0.86</text:p>
              </table:table-cell>
              <table:table-cell office:value-type="float" office:value="1.21">
                <text:p>1.21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746cm" svg:y="0.315cm" chart:style-name="ch2">
          <text:p>512kbyte direct=true</text:p>
        </chart:title>
        <chart:subtitle svg:x="8.12cm" svg:y="1.077cm" chart:style-name="ch3">
          <text:p>random read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512kbyte.A5:512kbyte.A8 512kbyte.G4:512kbyte.H8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512kbyte.A5:512k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512kbyte.G5:512kbyte.G8" chart:label-cell-address="512kbyte.G4:512kbyte.G4" chart:class="chart:bar">
            <chart:data-point chart:repeated="4"/>
          </chart:series>
          <chart:series chart:style-name="ch10" chart:values-cell-range-address="512kbyte.H5:512kbyte.H8" chart:label-cell-address="512kbyte.H4:512kbyte.H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io_util</text:p>
                <draw:g>
                  <svg:desc>512kbyte.G4:512kbyte.G4</svg:desc>
                </draw:g>
              </table:table-cell>
              <table:table-cell office:value-type="string">
                <text:p>host_io_util</text:p>
                <draw:g>
                  <svg:desc>512kbyte.H4:512kbyte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kbyte.A5:512kbyte.A8</svg:desc>
                </draw:g>
              </table:table-cell>
              <table:table-cell office:value-type="float" office:value="99.92">
                <text:p>99.92</text:p>
                <draw:g>
                  <svg:desc>512kbyte.G5:512kbyte.G8</svg:desc>
                </draw:g>
              </table:table-cell>
              <table:table-cell office:value-type="float" office:value="99.9133333333">
                <text:p>99.9133333333</text:p>
                <draw:g>
                  <svg:desc>512kbyte.H5:512kbyte.H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9.77">
                <text:p>99.77</text:p>
              </table:table-cell>
              <table:table-cell office:value-type="float" office:value="98.092">
                <text:p>98.092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9.89">
                <text:p>99.89</text:p>
              </table:table-cell>
              <table:table-cell office:value-type="float" office:value="99.1910344828">
                <text:p>99.1910344828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99.34">
                <text:p>99.34</text:p>
              </table:table-cell>
              <table:table-cell office:value-type="float" office:value="99.1621052632">
                <text:p>99.1621052632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746cm" svg:y="0.315cm" chart:style-name="ch2">
          <text:p>512kbyte direct=true</text:p>
        </chart:title>
        <chart:subtitle svg:x="8.12cm" svg:y="1.078cm" chart:style-name="ch3">
          <text:p>random write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512kbyte.A12:512kbyte.A15 512kbyte.G11:512kbyte.H15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512kbyte.A12:512k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512kbyte.G12:512kbyte.G15" chart:label-cell-address="512kbyte.G11:512kbyte.G11" chart:class="chart:bar">
            <chart:data-point chart:repeated="4"/>
          </chart:series>
          <chart:series chart:style-name="ch10" chart:values-cell-range-address="512kbyte.H12:512kbyte.H15" chart:label-cell-address="512kbyte.H11:512kbyte.H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io_util</text:p>
                <draw:g>
                  <svg:desc>512kbyte.G11:512kbyte.G11</svg:desc>
                </draw:g>
              </table:table-cell>
              <table:table-cell office:value-type="string">
                <text:p>host_io_util</text:p>
                <draw:g>
                  <svg:desc>512kbyte.H11:512kbyte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kbyte.A12:512kbyte.A15</svg:desc>
                </draw:g>
              </table:table-cell>
              <table:table-cell office:value-type="float" office:value="99.97">
                <text:p>99.97</text:p>
                <draw:g>
                  <svg:desc>512kbyte.G12:512kbyte.G15</svg:desc>
                </draw:g>
              </table:table-cell>
              <table:table-cell office:value-type="float" office:value="99.3706666667">
                <text:p>99.3706666667</text:p>
                <draw:g>
                  <svg:desc>512kbyte.H12:512kbyte.H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9.7">
                <text:p>99.7</text:p>
              </table:table-cell>
              <table:table-cell office:value-type="float" office:value="97.755">
                <text:p>97.755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9.83">
                <text:p>99.83</text:p>
              </table:table-cell>
              <table:table-cell office:value-type="float" office:value="96.6474074074">
                <text:p>96.6474074074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99.55">
                <text:p>99.55</text:p>
              </table:table-cell>
              <table:table-cell office:value-type="float" office:value="99.0047619048">
                <text:p>99.004761904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26cm" svg:y="0.156cm" chart:style-name="ch2">
          <text:p>512kbyte direct=true</text:p>
        </chart:title>
        <chart:subtitle svg:x="6.963cm" svg:y="0.805cm" chart:style-name="ch3">
          <text:p>random read latency distribution</text:p>
        </chart:subtitle>
        <chart:legend chart:legend-position="end" svg:x="18.047cm" svg:y="3.508cm" style:legend-expansion="high" chart:style-name="ch4"/>
        <chart:plot-area chart:style-name="ch5" table:cell-range-address="512kbyte.I4:512kbyte.T8 512kbyte.A5:512kbyte.A8" chart:data-source-has-labels="both" svg:x="0.255cm" svg:y="1.37cm" svg:width="17.792cm" svg:height="7.107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9cm" svg:y="8.466cm" chart:style-name="ch7">
              <text:p>latency(msec)</text:p>
            </chart:title>
            <chart:categories table:cell-range-address="512kbyte.I4:512kbyte.T4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512kbyte.I8:512kbyte.T8" chart:label-cell-address="512kbyte.A8:512kbyte.A8" chart:class="chart:line">
            <chart:data-point chart:repeated="12"/>
          </chart:series>
          <chart:series chart:style-name="ch12" chart:values-cell-range-address="512kbyte.I7:512kbyte.T7" chart:label-cell-address="512kbyte.A7:512kbyte.A7" chart:class="chart:line">
            <chart:data-point chart:repeated="12"/>
          </chart:series>
          <chart:series chart:style-name="ch13" chart:values-cell-range-address="512kbyte.I6:512kbyte.T6" chart:label-cell-address="512kbyte.A6:512kbyte.A6" chart:class="chart:line">
            <chart:data-point chart:repeated="12"/>
          </chart:series>
          <chart:series chart:style-name="ch14" chart:values-cell-range-address="512kbyte.I5:512kbyte.T5" chart:label-cell-address="512kbyte.A5:512kbyte.A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.25">
                <text:p>0</text:p>
                <draw:g>
                  <svg:desc>512kbyte.I4:512kbyte.T4</svg:desc>
                </draw:g>
              </table:table-cell>
              <table:table-cell office:value-type="float" office:value="0.5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512kbyte.A8:512kbyte.A8</svg:desc>
                </draw:g>
              </table:table-cell>
              <table:table-cell office:value-type="float" office:value="0">
                <text:p>0</text:p>
                <draw:g>
                  <svg:desc>512kbyte.I8:512kbyte.T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1">
                <text:p>3.71</text:p>
              </table:table-cell>
              <table:table-cell office:value-type="float" office:value="89.5">
                <text:p>89.5</text:p>
              </table:table-cell>
              <table:table-cell office:value-type="float" office:value="6.62">
                <text:p>6.62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1</text:p>
                <draw:g>
                  <svg:desc>512kbyte.A7:512kbyte.A7</svg:desc>
                </draw:g>
              </table:table-cell>
              <table:table-cell office:value-type="float" office:value="0.24">
                <text:p>0.24</text:p>
                <draw:g>
                  <svg:desc>512kbyte.I7:512kbyte.T7</svg:desc>
                </draw:g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2.16">
                <text:p>2.16</text:p>
              </table:table-cell>
              <table:table-cell office:value-type="float" office:value="19.99">
                <text:p>19.99</text:p>
              </table:table-cell>
              <table:table-cell office:value-type="float" office:value="76.4">
                <text:p>76.4</text:p>
              </table:table-cell>
              <table:table-cell office:value-type="float" office:value="0.76">
                <text:p>0.7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2</text:p>
                <draw:g>
                  <svg:desc>512kbyte.A6:512kbyte.A6</svg:desc>
                </draw:g>
              </table:table-cell>
              <table:table-cell office:value-type="float" office:value="0">
                <text:p>0</text:p>
                <draw:g>
                  <svg:desc>512kbyte.I6:512kbyte.T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1">
                <text:p>2.91</text:p>
              </table:table-cell>
              <table:table-cell office:value-type="float" office:value="86.72">
                <text:p>86.72</text:p>
              </table:table-cell>
              <table:table-cell office:value-type="float" office:value="9.88">
                <text:p>9.88</text:p>
              </table:table-cell>
              <table:table-cell office:value-type="float" office:value="0.47">
                <text:p>0.4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en</text:p>
                <draw:g>
                  <svg:desc>512kbyte.A5:512kbyte.A5</svg:desc>
                </draw:g>
              </table:table-cell>
              <table:table-cell office:value-type="float" office:value="0">
                <text:p>0</text:p>
                <draw:g>
                  <svg:desc>512kbyte.I5:512kbyte.T5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  <table:table-cell office:value-type="float" office:value="0.02">
                <text:p>0.02</text:p>
              </table:table-cell>
              <table:table-cell office:value-type="float" office:value="3.58">
                <text:p>3.58</text:p>
              </table:table-cell>
              <table:table-cell office:value-type="float" office:value="73.63">
                <text:p>73.63</text:p>
              </table:table-cell>
              <table:table-cell office:value-type="float" office:value="20.69">
                <text:p>20.69</text:p>
              </table:table-cell>
              <table:table-cell office:value-type="float" office:value="1.43">
                <text:p>1.43</text:p>
              </table:table-cell>
              <table:table-cell office:value-type="float" office:value="0.36">
                <text:p>0.36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5cm" svg:y="0.315cm" chart:style-name="ch2">
          <text:p>11byte direct=false</text:p>
        </chart:title>
        <chart:subtitle svg:x="6.523cm" svg:y="1.075cm" chart:style-name="ch3">
          <text:p>random read CPU usage (100%=1core)</text:p>
        </chart:subtitle>
        <chart:legend svg:x="15.232cm" svg:y="0.643cm" style:legend-expansion="custom" chartooo:width="2.212cm" chartooo:height="1.042cm" style:legend-expansion-aspect-ratio="2.12284069097889" chart:style-name="ch4"/>
        <chart:plot-area chart:style-name="ch5" table:cell-range-address="11byte.A5:11byte.A8 11byte.D4:11byte.E8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11byte.A5:11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11byte.D5:11byte.D8" chart:label-cell-address="11byte.D4:11byte.D4" chart:class="chart:bar">
            <chart:data-point chart:repeated="4"/>
          </chart:series>
          <chart:series chart:style-name="ch10" chart:values-cell-range-address="11byte.E5:11byte.E8" chart:label-cell-address="11byte.E4:11byte.E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cpu</text:p>
                <draw:g>
                  <svg:desc>11byte.D4:11byte.D4</svg:desc>
                </draw:g>
              </table:table-cell>
              <table:table-cell office:value-type="string">
                <text:p>host_cpu</text:p>
                <draw:g>
                  <svg:desc>11byte.E4:11byte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1byte.A5:11byte.A8</svg:desc>
                </draw:g>
              </table:table-cell>
              <table:table-cell office:value-type="float" office:value="0.89">
                <text:p>0.89</text:p>
                <draw:g>
                  <svg:desc>11byte.D5:11byte.D8</svg:desc>
                </draw:g>
              </table:table-cell>
              <table:table-cell office:value-type="float" office:value="10.7027027027">
                <text:p>10.7027027027</text:p>
                <draw:g>
                  <svg:desc>11byte.E5:11byte.E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0.41">
                <text:p>0.41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4.77">
                <text:p>94.77</text:p>
              </table:table-cell>
              <table:table-cell office:value-type="float" office:value="87.9666666667">
                <text:p>87.9666666667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0.92">
                <text:p>0.92</text:p>
              </table:table-cell>
              <table:table-cell office:value-type="float" office:value="3.39189189189">
                <text:p>3.391891891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27cm" svg:y="0.156cm" chart:style-name="ch2">
          <text:p>512kbyte direct=true</text:p>
        </chart:title>
        <chart:subtitle svg:x="6.963cm" svg:y="0.805cm" chart:style-name="ch3">
          <text:p>random read latency distribution</text:p>
        </chart:subtitle>
        <chart:legend chart:legend-position="end" svg:x="18.047cm" svg:y="3.508cm" style:legend-expansion="high" chart:style-name="ch4"/>
        <chart:plot-area chart:style-name="ch5" table:cell-range-address="512kbyte.I11:512kbyte.V15 512kbyte.A12:512kbyte.A15" chart:data-source-has-labels="both" svg:x="0.255cm" svg:y="1.37cm" svg:width="17.792cm" svg:height="7.107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9cm" svg:y="8.466cm" chart:style-name="ch7">
              <text:p>latency(msec)</text:p>
            </chart:title>
            <chart:categories table:cell-range-address="512kbyte.I11:512kbyte.V11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512kbyte.I15:512kbyte.V15" chart:label-cell-address="512kbyte.A15:512kbyte.A15" chart:class="chart:line">
            <chart:data-point chart:repeated="14"/>
          </chart:series>
          <chart:series chart:style-name="ch12" chart:values-cell-range-address="512kbyte.I14:512kbyte.V14" chart:label-cell-address="512kbyte.A14:512kbyte.A14" chart:class="chart:line">
            <chart:data-point chart:repeated="14"/>
          </chart:series>
          <chart:series chart:style-name="ch13" chart:values-cell-range-address="512kbyte.I13:512kbyte.V13" chart:label-cell-address="512kbyte.A13:512kbyte.A13" chart:class="chart:line">
            <chart:data-point chart:repeated="14"/>
          </chart:series>
          <chart:series chart:style-name="ch14" chart:values-cell-range-address="512kbyte.I12:512kbyte.V12" chart:label-cell-address="512kbyte.A12:512kbyte.A12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</text:p>
                <draw:g>
                  <svg:desc>512kbyte.I11:512kbyte.V11</svg:desc>
                </draw:g>
              </table:table-cell>
              <table:table-cell office:value-type="float" office:value="0.7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512kbyte.A15:512kbyte.A15</svg:desc>
                </draw:g>
              </table:table-cell>
              <table:table-cell office:value-type="float" office:value="0">
                <text:p>0</text:p>
                <draw:g>
                  <svg:desc>512kbyte.I15:512kbyte.V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.15">
                <text:p>57.15</text:p>
              </table:table-cell>
              <table:table-cell office:value-type="float" office:value="5.01">
                <text:p>5.01</text:p>
              </table:table-cell>
              <table:table-cell office:value-type="float" office:value="1.48">
                <text:p>1.48</text:p>
              </table:table-cell>
              <table:table-cell office:value-type="float" office:value="28.26">
                <text:p>28.26</text:p>
              </table:table-cell>
              <table:table-cell office:value-type="float" office:value="8.04">
                <text:p>8.04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kvm1</text:p>
                <draw:g>
                  <svg:desc>512kbyte.A14:512kbyte.A14</svg:desc>
                </draw:g>
              </table:table-cell>
              <table:table-cell office:value-type="float" office:value="0">
                <text:p>0</text:p>
                <draw:g>
                  <svg:desc>512kbyte.I14:512kbyte.V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37.16">
                <text:p>37.16</text:p>
              </table:table-cell>
              <table:table-cell office:value-type="float" office:value="62.35">
                <text:p>62.35</text:p>
              </table:table-cell>
              <table:table-cell office:value-type="float" office:value="0.46">
                <text:p>0.46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2</text:p>
                <draw:g>
                  <svg:desc>512kbyte.A13:512kbyte.A13</svg:desc>
                </draw:g>
              </table:table-cell>
              <table:table-cell office:value-type="float" office:value="0">
                <text:p>0</text:p>
                <draw:g>
                  <svg:desc>512kbyte.I13:512kbyte.V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.82">
                <text:p>56.82</text:p>
              </table:table-cell>
              <table:table-cell office:value-type="float" office:value="4.9">
                <text:p>4.9</text:p>
              </table:table-cell>
              <table:table-cell office:value-type="float" office:value="1.92">
                <text:p>1.92</text:p>
              </table:table-cell>
              <table:table-cell office:value-type="float" office:value="28.86">
                <text:p>28.86</text:p>
              </table:table-cell>
              <table:table-cell office:value-type="float" office:value="7.45">
                <text:p>7.4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xen</text:p>
                <draw:g>
                  <svg:desc>512kbyte.A12:512kbyte.A12</svg:desc>
                </draw:g>
              </table:table-cell>
              <table:table-cell office:value-type="float" office:value="2.05">
                <text:p>2.05</text:p>
                <draw:g>
                  <svg:desc>512kbyte.I12:512kbyte.V12</svg:desc>
                </draw:g>
              </table:table-cell>
              <table:table-cell office:value-type="float" office:value="2.05">
                <text:p>2.05</text:p>
              </table:table-cell>
              <table:table-cell office:value-type="float" office:value="2.26">
                <text:p>2.26</text:p>
              </table:table-cell>
              <table:table-cell office:value-type="float" office:value="0.78">
                <text:p>0.78</text:p>
              </table:table-cell>
              <table:table-cell office:value-type="float" office:value="0.02">
                <text:p>0.02</text:p>
              </table:table-cell>
              <table:table-cell office:value-type="float" office:value="40.36">
                <text:p>40.36</text:p>
              </table:table-cell>
              <table:table-cell office:value-type="float" office:value="51.61">
                <text:p>51.61</text:p>
              </table:table-cell>
              <table:table-cell office:value-type="float" office:value="0.81">
                <text:p>0.81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6cm" svg:y="0.221cm" chart:style-name="ch2">
          <text:p>1mbyte direct=true</text:p>
        </chart:title>
        <chart:subtitle svg:x="7.31cm" svg:y="0.932cm" chart:style-name="ch3">
          <text:p>sequential read bandwidth(kB/s)</text:p>
        </chart:subtitle>
        <chart:plot-area chart:style-name="ch4" table:cell-range-address="1mbyte.A5:1mbyte.B8 1mbyte.B4:1mbyte.B4" chart:data-source-has-labels="both" svg:x="0.553cm" svg:y="1.58cm" svg:width="19.058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1mbyte.A5:1m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mbyte.B5:1mbyte.B8" chart:label-cell-address="1mbyte.B4:1mbyte.B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1mbyte.B4:1mbyte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mbyte.A5:1mbyte.A8</svg:desc>
                </draw:g>
              </table:table-cell>
              <table:table-cell office:value-type="float" office:value="71539">
                <text:p>71539</text:p>
                <draw:g>
                  <svg:desc>1mbyte.B5:1mbyte.B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64206">
                <text:p>64206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58736">
                <text:p>58736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69800">
                <text:p>69800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58cm" svg:y="0.315cm" chart:style-name="ch2">
          <text:p>1mbyte direct=true</text:p>
        </chart:title>
        <chart:subtitle svg:x="7.311cm" svg:y="0.933cm" chart:style-name="ch3">
          <text:p>sequential write bandwidth(kB/s)</text:p>
        </chart:subtitle>
        <chart:plot-area chart:style-name="ch4" table:cell-range-address="1mbyte.A12:1mbyte.B15 1mbyte.B11:1mbyte.B11" chart:data-source-has-labels="both" svg:x="0.553cm" svg:y="1.58cm" svg:width="19.057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1mbyte.A12:1m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mbyte.B12:1mbyte.B15" chart:label-cell-address="1mbyte.B11:1mbyte.B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1mbyte.B11:1mbyte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mbyte.A12:1mbyte.A15</svg:desc>
                </draw:g>
              </table:table-cell>
              <table:table-cell office:value-type="float" office:value="76546">
                <text:p>76546</text:p>
                <draw:g>
                  <svg:desc>1mbyte.B12:1mbyte.B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73418">
                <text:p>73418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42090">
                <text:p>42090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72145">
                <text:p>72145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52cm" svg:y="0.315cm" chart:style-name="ch2">
          <text:p>1mbyte direct=true</text:p>
        </chart:title>
        <chart:subtitle svg:x="8.109cm" svg:y="0.907cm" chart:style-name="ch3">
          <text:p>sequential read IOPS</text:p>
        </chart:subtitle>
        <chart:plot-area chart:style-name="ch4" table:cell-range-address="1mbyte.A5:1mbyte.A8 1mbyte.C4:1mbyte.C8" chart:data-source-has-labels="both" svg:x="0.553cm" svg:y="1.58cm" svg:width="18.74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1mbyte.A5:1m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mbyte.C5:1mbyte.C8" chart:label-cell-address="1mbyte.C4:1mbyte.C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1mbyte.C4:1mbyte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mbyte.A5:1mbyte.A8</svg:desc>
                </draw:g>
              </table:table-cell>
              <table:table-cell office:value-type="float" office:value="69">
                <text:p>69</text:p>
                <draw:g>
                  <svg:desc>1mbyte.C5:1mbyte.C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7cm" svg:y="0.315cm" chart:style-name="ch2">
          <text:p>1mbyte direct=true</text:p>
        </chart:title>
        <chart:subtitle svg:x="8.113cm" svg:y="0.935cm" chart:style-name="ch3">
          <text:p>sequential write IOPS</text:p>
        </chart:subtitle>
        <chart:plot-area chart:style-name="ch4" table:cell-range-address="1mbyte.A12:1mbyte.A15 1mbyte.C11:1mbyte.C15" chart:data-source-has-labels="both" svg:x="0.553cm" svg:y="1.58cm" svg:width="18.74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1mbyte.A12:1m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mbyte.C12:1mbyte.C15" chart:label-cell-address="1mbyte.C11:1mbyte.C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1mbyte.C11:1mbyte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mbyte.A12:1mbyte.A15</svg:desc>
                </draw:g>
              </table:table-cell>
              <table:table-cell office:value-type="float" office:value="74">
                <text:p>74</text:p>
                <draw:g>
                  <svg:desc>1mbyte.C12:1mbyte.C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9cm" svg:y="0.316cm" chart:style-name="ch2">
          <text:p>1mbyte direct=true</text:p>
        </chart:title>
        <chart:subtitle svg:x="6.523cm" svg:y="1.076cm" chart:style-name="ch3">
          <text:p>sequential read CPU usage (100%=1core)</text:p>
        </chart:subtitle>
        <chart:legend svg:x="15.232cm" svg:y="0.643cm" style:legend-expansion="custom" chartooo:width="2.212cm" chartooo:height="1.042cm" style:legend-expansion-aspect-ratio="2.12284069097889" chart:style-name="ch4"/>
        <chart:plot-area chart:style-name="ch5" table:cell-range-address="1mbyte.A5:1mbyte.A8 1mbyte.D4:1mbyte.E8" chart:data-source-has-labels="both" svg:x="0.386cm" svg:y="1.878cm" svg:width="18.962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1mbyte.A5:1m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1mbyte.D5:1mbyte.D8" chart:label-cell-address="1mbyte.D4:1mbyte.D4" chart:class="chart:bar">
            <chart:data-point chart:repeated="4"/>
          </chart:series>
          <chart:series chart:style-name="ch10" chart:values-cell-range-address="1mbyte.E5:1mbyte.E8" chart:label-cell-address="1mbyte.E4:1mbyte.E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cpu</text:p>
                <draw:g>
                  <svg:desc>1mbyte.D4:1mbyte.D4</svg:desc>
                </draw:g>
              </table:table-cell>
              <table:table-cell office:value-type="string">
                <text:p>host_cpu</text:p>
                <draw:g>
                  <svg:desc>1mbyte.E4:1mbyte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mbyte.A5:1mbyte.A8</svg:desc>
                </draw:g>
              </table:table-cell>
              <table:table-cell office:value-type="float" office:value="1.74">
                <text:p>1.74</text:p>
                <draw:g>
                  <svg:desc>1mbyte.D5:1mbyte.D8</svg:desc>
                </draw:g>
              </table:table-cell>
              <table:table-cell office:value-type="float" office:value="28.5888888889">
                <text:p>28.5888888889</text:p>
                <draw:g>
                  <svg:desc>1mbyte.E5:1mbyte.E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0.52">
                <text:p>0.52</text:p>
              </table:table-cell>
              <table:table-cell office:value-type="float" office:value="5.46666666667">
                <text:p>5.46666666667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0.53">
                <text:p>0.5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0.81">
                <text:p>0.81</text:p>
              </table:table-cell>
              <table:table-cell office:value-type="float" office:value="1.33333333333">
                <text:p>1.33333333333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58cm" svg:y="0.315cm" chart:style-name="ch2">
          <text:p>1mbyte direct=true</text:p>
        </chart:title>
        <chart:subtitle svg:x="6.52cm" svg:y="1.077cm" chart:style-name="ch3">
          <text:p>sequential write CPU usage (100%=1core)</text:p>
        </chart:subtitle>
        <chart:legend svg:x="15.232cm" svg:y="0.643cm" style:legend-expansion="custom" chartooo:width="2.212cm" chartooo:height="1.042cm" style:legend-expansion-aspect-ratio="2.12284069097889" chart:style-name="ch4"/>
        <chart:plot-area chart:style-name="ch5" table:cell-range-address="1mbyte.A12:1mbyte.A15 1mbyte.D11:1mbyte.E15" chart:data-source-has-labels="both" svg:x="0.386cm" svg:y="1.878cm" svg:width="18.962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1mbyte.A12:1m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1mbyte.D12:1mbyte.D15" chart:label-cell-address="1mbyte.D11:1mbyte.D11" chart:class="chart:bar">
            <chart:data-point chart:repeated="4"/>
          </chart:series>
          <chart:series chart:style-name="ch10" chart:values-cell-range-address="1mbyte.E12:1mbyte.E15" chart:label-cell-address="1mbyte.E11:1mbyt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cpu</text:p>
                <draw:g>
                  <svg:desc>1mbyte.D11:1mbyte.D11</svg:desc>
                </draw:g>
              </table:table-cell>
              <table:table-cell office:value-type="string">
                <text:p>host_cpu</text:p>
                <draw:g>
                  <svg:desc>1mbyte.E11:1mbyte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mbyte.A12:1mbyte.A15</svg:desc>
                </draw:g>
              </table:table-cell>
              <table:table-cell office:value-type="float" office:value="2.23">
                <text:p>2.23</text:p>
                <draw:g>
                  <svg:desc>1mbyte.D12:1mbyte.D15</svg:desc>
                </draw:g>
              </table:table-cell>
              <table:table-cell office:value-type="float" office:value="29.82">
                <text:p>29.82</text:p>
                <draw:g>
                  <svg:desc>1mbyte.E12:1mbyte.E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0.74">
                <text:p>0.7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0.46">
                <text:p>0.46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.24">
                <text:p>1.24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15cm" svg:y="0.321cm" chart:style-name="ch2">
          <text:p>1mbyte direct=true</text:p>
        </chart:title>
        <chart:subtitle svg:x="8.119cm" svg:y="1.077cm" chart:style-name="ch3">
          <text:p>sequential read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1mbyte.A5:1mbyte.A8 1mbyte.G4:1mbyte.H8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1mbyte.A5:1m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1mbyte.G5:1mbyte.G8" chart:label-cell-address="1mbyte.G4:1mbyte.G4" chart:class="chart:bar">
            <chart:data-point chart:repeated="4"/>
          </chart:series>
          <chart:series chart:style-name="ch10" chart:values-cell-range-address="1mbyte.H5:1mbyte.H8" chart:label-cell-address="1mbyte.H4:1mbyte.H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io_util</text:p>
                <draw:g>
                  <svg:desc>1mbyte.G4:1mbyte.G4</svg:desc>
                </draw:g>
              </table:table-cell>
              <table:table-cell office:value-type="string">
                <text:p>host_io_util</text:p>
                <draw:g>
                  <svg:desc>1mbyte.H4:1mbyte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mbyte.A5:1mbyte.A8</svg:desc>
                </draw:g>
              </table:table-cell>
              <table:table-cell office:value-type="float" office:value="99.61">
                <text:p>99.61</text:p>
                <draw:g>
                  <svg:desc>1mbyte.G5:1mbyte.G8</svg:desc>
                </draw:g>
              </table:table-cell>
              <table:table-cell office:value-type="float" office:value="100">
                <text:p>100</text:p>
                <draw:g>
                  <svg:desc>1mbyte.H5:1mbyte.H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9.62">
                <text:p>99.62</text:p>
              </table:table-cell>
              <table:table-cell office:value-type="float" office:value="97.544">
                <text:p>97.544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9.67">
                <text:p>99.67</text:p>
              </table:table-cell>
              <table:table-cell office:value-type="float" office:value="98.902">
                <text:p>98.902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99.14">
                <text:p>99.14</text:p>
              </table:table-cell>
              <table:table-cell office:value-type="float" office:value="98.262">
                <text:p>98.262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58cm" svg:y="0.315cm" chart:style-name="ch2">
          <text:p>1mbyte direct=true</text:p>
        </chart:title>
        <chart:subtitle svg:x="8.12cm" svg:y="1.078cm" chart:style-name="ch3">
          <text:p>sequential write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1mbyte.A12:1mbyte.A15 1mbyte.G11:1mbyte.H15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1mbyte.A12:1m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1mbyte.G12:1mbyte.G15" chart:label-cell-address="1mbyte.G11:1mbyte.G11" chart:class="chart:bar">
            <chart:data-point chart:repeated="4"/>
          </chart:series>
          <chart:series chart:style-name="ch10" chart:values-cell-range-address="1mbyte.H12:1mbyte.H15" chart:label-cell-address="1mbyte.H11:1mbyte.H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io_util</text:p>
                <draw:g>
                  <svg:desc>1mbyte.G11:1mbyte.G11</svg:desc>
                </draw:g>
              </table:table-cell>
              <table:table-cell office:value-type="string">
                <text:p>host_io_util</text:p>
                <draw:g>
                  <svg:desc>1mbyte.H11:1mbyte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mbyte.A12:1mbyte.A15</svg:desc>
                </draw:g>
              </table:table-cell>
              <table:table-cell office:value-type="float" office:value="99.1">
                <text:p>99.1</text:p>
                <draw:g>
                  <svg:desc>1mbyte.G12:1mbyte.G15</svg:desc>
                </draw:g>
              </table:table-cell>
              <table:table-cell office:value-type="float" office:value="98.26">
                <text:p>98.26</text:p>
                <draw:g>
                  <svg:desc>1mbyte.H12:1mbyte.H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9.51">
                <text:p>99.51</text:p>
              </table:table-cell>
              <table:table-cell office:value-type="float" office:value="97.1244444444">
                <text:p>97.1244444444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9.74">
                <text:p>99.74</text:p>
              </table:table-cell>
              <table:table-cell office:value-type="float" office:value="95.7866666667">
                <text:p>95.7866666667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99.32">
                <text:p>99.32</text:p>
              </table:table-cell>
              <table:table-cell office:value-type="float" office:value="99.505">
                <text:p>99.505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style-name="ch1">
        <chart:title svg:x="7.93cm" svg:y="0.156cm" chart:style-name="ch2">
          <text:p>1mbyte direct=true</text:p>
        </chart:title>
        <chart:subtitle svg:x="6.963cm" svg:y="0.805cm" chart:style-name="ch3">
          <text:p>sequential read latency distribution</text:p>
        </chart:subtitle>
        <chart:legend chart:legend-position="end" svg:x="18.047cm" svg:y="3.508cm" style:legend-expansion="high" chart:style-name="ch4"/>
        <chart:plot-area chart:style-name="ch5" table:cell-range-address="1mbyte.I4:1mbyte.S8 1mbyte.A5:1mbyte.A8" chart:data-source-has-labels="both" svg:x="0.255cm" svg:y="1.37cm" svg:width="17.792cm" svg:height="6.975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9cm" svg:y="8.466cm" chart:style-name="ch7">
              <text:p>latency(msec)</text:p>
            </chart:title>
            <chart:categories table:cell-range-address="1mbyte.I4:1mbyte.S4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1mbyte.I8:1mbyte.S8" chart:label-cell-address="1mbyte.A8:1mbyte.A8" chart:class="chart:line">
            <chart:data-point chart:repeated="11"/>
          </chart:series>
          <chart:series chart:style-name="ch12" chart:values-cell-range-address="1mbyte.I7:1mbyte.S7" chart:label-cell-address="1mbyte.A7:1mbyte.A7" chart:class="chart:line">
            <chart:data-point chart:repeated="11"/>
          </chart:series>
          <chart:series chart:style-name="ch13" chart:values-cell-range-address="1mbyte.I6:1mbyte.S6" chart:label-cell-address="1mbyte.A6:1mbyte.A6" chart:class="chart:line">
            <chart:data-point chart:repeated="11"/>
          </chart:series>
          <chart:series chart:style-name="ch14" chart:values-cell-range-address="1mbyte.I5:1mbyte.S5" chart:label-cell-address="1mbyte.A5:1mbyte.A5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25">
                <text:p>0</text:p>
                <draw:g>
                  <svg:desc>1mbyte.I4:1mbyte.S4</svg:desc>
                </draw:g>
              </table:table-cell>
              <table:table-cell office:value-type="float" office:value="0.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1mbyte.A8:1mbyte.A8</svg:desc>
                </draw:g>
              </table:table-cell>
              <table:table-cell office:value-type="float" office:value="0">
                <text:p>0</text:p>
                <draw:g>
                  <svg:desc>1mbyte.I8:1mbyte.S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.09">
                <text:p>96.09</text:p>
              </table:table-cell>
              <table:table-cell office:value-type="float" office:value="3.68">
                <text:p>3.68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1</text:p>
                <draw:g>
                  <svg:desc>1mbyte.A7:1mbyte.A7</svg:desc>
                </draw:g>
              </table:table-cell>
              <table:table-cell office:value-type="float" office:value="0.33">
                <text:p>0.33</text:p>
                <draw:g>
                  <svg:desc>1mbyte.I7:1mbyte.S7</svg:desc>
                </draw:g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83.43">
                <text:p>83.43</text:p>
              </table:table-cell>
              <table:table-cell office:value-type="float" office:value="15.27">
                <text:p>15.27</text:p>
              </table:table-cell>
              <table:table-cell office:value-type="float" office:value="0.52">
                <text:p>0.52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2</text:p>
                <draw:g>
                  <svg:desc>1mbyte.A6:1mbyte.A6</svg:desc>
                </draw:g>
              </table:table-cell>
              <table:table-cell office:value-type="float" office:value="0">
                <text:p>0</text:p>
                <draw:g>
                  <svg:desc>1mbyte.I6:1mbyte.S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35">
                <text:p>85.35</text:p>
              </table:table-cell>
              <table:table-cell office:value-type="float" office:value="14.26">
                <text:p>14.26</text:p>
              </table:table-cell>
              <table:table-cell office:value-type="float" office:value="0.33">
                <text:p>0.33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en</text:p>
                <draw:g>
                  <svg:desc>1mbyte.A5:1mbyte.A5</svg:desc>
                </draw:g>
              </table:table-cell>
              <table:table-cell office:value-type="float" office:value="0">
                <text:p>0</text:p>
                <draw:g>
                  <svg:desc>1mbyte.I5:1mbyte.S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16">
                <text:p>0.16</text:p>
              </table:table-cell>
              <table:table-cell office:value-type="float" office:value="0.23">
                <text:p>0.23</text:p>
              </table:table-cell>
              <table:table-cell office:value-type="float" office:value="98.11">
                <text:p>98.11</text:p>
              </table:table-cell>
              <table:table-cell office:value-type="float" office:value="0.42">
                <text:p>0.42</text:p>
              </table:table-cell>
              <table:table-cell office:value-type="float" office:value="0.75">
                <text:p>0.75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5cm" svg:y="0.315cm" chart:style-name="ch2">
          <text:p>11byte direct=false</text:p>
        </chart:title>
        <chart:subtitle svg:x="6.517cm" svg:y="1.076cm" chart:style-name="ch3">
          <text:p>random write CPU usage (100%=1core)</text:p>
        </chart:subtitle>
        <chart:legend svg:x="15.232cm" svg:y="0.643cm" style:legend-expansion="custom" chartooo:width="2.212cm" chartooo:height="1.042cm" style:legend-expansion-aspect-ratio="2.12284069097889" chart:style-name="ch4"/>
        <chart:plot-area chart:style-name="ch5" table:cell-range-address="11byte.A12:11byte.A15 11byte.D11:11byte.E15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11byte.A12:11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11byte.D12:11byte.D15" chart:label-cell-address="11byte.D11:11byte.D11" chart:class="chart:bar">
            <chart:data-point chart:repeated="4"/>
          </chart:series>
          <chart:series chart:style-name="ch10" chart:values-cell-range-address="11byte.E12:11byte.E15" chart:label-cell-address="11byte.E11:11byt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cpu</text:p>
                <draw:g>
                  <svg:desc>11byte.D11:11byte.D11</svg:desc>
                </draw:g>
              </table:table-cell>
              <table:table-cell office:value-type="string">
                <text:p>host_cpu</text:p>
                <draw:g>
                  <svg:desc>11byte.E11:11byte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1byte.A12:11byte.A15</svg:desc>
                </draw:g>
              </table:table-cell>
              <table:table-cell office:value-type="float" office:value="1.3">
                <text:p>1.3</text:p>
                <draw:g>
                  <svg:desc>11byte.D12:11byte.D15</svg:desc>
                </draw:g>
              </table:table-cell>
              <table:table-cell office:value-type="float" office:value="13.7">
                <text:p>13.7</text:p>
                <draw:g>
                  <svg:desc>11byte.E12:11byte.E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0.43">
                <text:p>0.43</text:p>
              </table:table-cell>
              <table:table-cell office:value-type="float" office:value="4.46666666667">
                <text:p>4.46666666667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87.46">
                <text:p>87.46</text:p>
              </table:table-cell>
              <table:table-cell office:value-type="float" office:value="91.74">
                <text:p>91.74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0.87">
                <text:p>0.87</text:p>
              </table:table-cell>
              <table:table-cell office:value-type="float" office:value="1.33888888889">
                <text:p>1.338888888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style-name="ch1">
        <chart:title svg:x="7.931cm" svg:y="0.156cm" chart:style-name="ch2">
          <text:p>1mbyte direct=true</text:p>
        </chart:title>
        <chart:subtitle svg:x="6.963cm" svg:y="0.805cm" chart:style-name="ch3">
          <text:p>sequential read latency distribution</text:p>
        </chart:subtitle>
        <chart:legend chart:legend-position="end" svg:x="18.047cm" svg:y="3.508cm" style:legend-expansion="high" chart:style-name="ch4"/>
        <chart:plot-area chart:style-name="ch5" table:cell-range-address="1mbyte.I11:1mbyte.S15 1mbyte.A12:1mbyte.A15" chart:data-source-has-labels="both" svg:x="0.255cm" svg:y="1.37cm" svg:width="17.607cm" svg:height="6.975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7.956cm" svg:y="8.466cm" chart:style-name="ch7">
              <text:p>latency(msec)</text:p>
            </chart:title>
            <chart:categories table:cell-range-address="1mbyte.I11:1mbyte.S11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1mbyte.I15:1mbyte.S15" chart:label-cell-address="1mbyte.A15:1mbyte.A15" chart:class="chart:line">
            <chart:data-point chart:repeated="11"/>
          </chart:series>
          <chart:series chart:style-name="ch12" chart:values-cell-range-address="1mbyte.I14:1mbyte.S14" chart:label-cell-address="1mbyte.A14:1mbyte.A14" chart:class="chart:line">
            <chart:data-point chart:repeated="11"/>
          </chart:series>
          <chart:series chart:style-name="ch13" chart:values-cell-range-address="1mbyte.I13:1mbyte.S13" chart:label-cell-address="1mbyte.A13:1mbyte.A13" chart:class="chart:line">
            <chart:data-point chart:repeated="11"/>
          </chart:series>
          <chart:series chart:style-name="ch14" chart:values-cell-range-address="1mbyte.I12:1mbyte.S12" chart:label-cell-address="1mbyte.A12:1mbyte.A12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75">
                <text:p>0</text:p>
                <draw:g>
                  <svg:desc>1mbyte.I11:1mbyte.S1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1mbyte.A15:1mbyte.A15</svg:desc>
                </draw:g>
              </table:table-cell>
              <table:table-cell office:value-type="float" office:value="0">
                <text:p>0</text:p>
                <draw:g>
                  <svg:desc>1mbyte.I15:1mbyte.S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98.18">
                <text:p>98.18</text:p>
              </table:table-cell>
              <table:table-cell office:value-type="float" office:value="0.91">
                <text:p>0.91</text:p>
              </table:table-cell>
              <table:table-cell office:value-type="float" office:value="0.29">
                <text:p>0.29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vm1</text:p>
                <draw:g>
                  <svg:desc>1mbyte.A14:1mbyte.A14</svg:desc>
                </draw:g>
              </table:table-cell>
              <table:table-cell office:value-type="float" office:value="0">
                <text:p>0</text:p>
                <draw:g>
                  <svg:desc>1mbyte.I14:1mbyte.S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98.96">
                <text:p>98.96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vm2</text:p>
                <draw:g>
                  <svg:desc>1mbyte.A13:1mbyte.A13</svg:desc>
                </draw:g>
              </table:table-cell>
              <table:table-cell office:value-type="float" office:value="0">
                <text:p>0</text:p>
                <draw:g>
                  <svg:desc>1mbyte.I13:1mbyte.S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2">
                <text:p>1.82</text:p>
              </table:table-cell>
              <table:table-cell office:value-type="float" office:value="95.96">
                <text:p>95.96</text:p>
              </table:table-cell>
              <table:table-cell office:value-type="float" office:value="1.43">
                <text:p>1.43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en</text:p>
                <draw:g>
                  <svg:desc>1mbyte.A12:1mbyte.A12</svg:desc>
                </draw:g>
              </table:table-cell>
              <table:table-cell office:value-type="float" office:value="0.36">
                <text:p>0.36</text:p>
                <draw:g>
                  <svg:desc>1mbyte.I12:1mbyte.S12</svg:desc>
                </draw:g>
              </table:table-cell>
              <table:table-cell office:value-type="float" office:value="2.93">
                <text:p>2.93</text:p>
              </table:table-cell>
              <table:table-cell office:value-type="float" office:value="4.72">
                <text:p>4.72</text:p>
              </table:table-cell>
              <table:table-cell office:value-type="float" office:value="0.07">
                <text:p>0.07</text:p>
              </table:table-cell>
              <table:table-cell office:value-type="float" office:value="9.47">
                <text:p>9.47</text:p>
              </table:table-cell>
              <table:table-cell office:value-type="float" office:value="80.34">
                <text:p>80.34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1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9cm" svg:height="10.167cm" xlink:href=".." xlink:type="simple" chart:class="chart:line" chart:row-mapping="3 2 1 0" chart:style-name="ch1">
        <chart:title svg:x="5.073cm" svg:y="0.338cm" chart:style-name="ch2">
          <text:p>Read Bandwidth Comparison (host=1)</text:p>
        </chart:title>
        <chart:legend chart:legend-position="end" svg:x="16.218cm" svg:y="4.091cm" style:legend-expansion="high" chart:style-name="ch3"/>
        <chart:plot-area chart:style-name="ch4" table:cell-range-address="summary.A80:summary.G84" chart:data-source-has-labels="both" svg:x="1.121cm" svg:y="1.316cm" svg:width="15.558cm" svg:height="7.486cm">
          <chartooo:coordinate-region svg:x="2.391cm" svg:y="1.503cm" svg:width="13.083cm" svg:height="6.679cm"/>
          <chart:axis chart:dimension="x" chart:name="primary-x" chart:style-name="ch5" chartooo:axis-type="auto">
            <chartooo:date-scale/>
            <chart:title svg:x="8.261cm" svg:y="9.005cm" chart:style-name="ch6">
              <text:p>I/O size</text:p>
            </chart:title>
            <chart:categories table:cell-range-address="summary.B80:summary.G8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84:summary.G84" chart:label-cell-address="summary.A84:summary.A84" chart:class="chart:line">
            <chart:data-point chart:repeated="6"/>
          </chart:series>
          <chart:series chart:style-name="ch10" chart:values-cell-range-address="summary.B83:summary.G83" chart:label-cell-address="summary.A83:summary.A83" chart:class="chart:line">
            <chart:data-point chart:repeated="6"/>
          </chart:series>
          <chart:series chart:style-name="ch11" chart:values-cell-range-address="summary.B82:summary.G82" chart:label-cell-address="summary.A82:summary.A82" chart:class="chart:line">
            <chart:data-point chart:repeated="6"/>
          </chart:series>
          <chart:series chart:style-name="ch12" chart:values-cell-range-address="summary.B81:summary.G81" chart:label-cell-address="summary.A81:summary.A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(direct=false)</text:p>
                <draw:g>
                  <svg:desc>summary.B80:summary.G80</svg:desc>
                </draw:g>
              </table:table-cell>
              <table:table-cell office:value-type="float" office:value="512">
                <text:p>510</text:p>
              </table:table-cell>
              <table:table-cell office:value-type="string">
                <text:p>4k</text:p>
              </table:table-cell>
              <table:table-cell office:value-type="string">
                <text:p>32k</text:p>
              </table:table-cell>
              <table:table-cell office:value-type="string">
                <text:p>512k</text:p>
              </table:table-cell>
              <table:table-cell office:value-type="string">
                <text:p>1m(sequential)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summary.A84:summary.A84</svg:desc>
                </draw:g>
              </table:table-cell>
              <table:table-cell office:value-type="float" office:value="1">
                <text:p>1</text:p>
                <draw:g>
                  <svg:desc>summary.B84:summary.G8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vm1</text:p>
                <draw:g>
                  <svg:desc>summary.A83:summary.A83</svg:desc>
                </draw:g>
              </table:table-cell>
              <table:table-cell office:value-type="float" office:value="4629.34093789607">
                <text:p>4629.34093789607</text:p>
                <draw:g>
                  <svg:desc>summary.B83:summary.G83</svg:desc>
                </draw:g>
              </table:table-cell>
              <table:table-cell office:value-type="float" office:value="185.242109512055">
                <text:p>185.242109512055</text:p>
              </table:table-cell>
              <table:table-cell office:value-type="float" office:value="1.24304589842615">
                <text:p>1.24304589842615</text:p>
              </table:table-cell>
              <table:table-cell office:value-type="float" office:value="0.860499344376355">
                <text:p>0.860499344376355</text:p>
              </table:table-cell>
              <table:table-cell office:value-type="float" office:value="0.648966294187498">
                <text:p>0.648966294187498</text:p>
              </table:table-cell>
              <table:table-cell office:value-type="float" office:value="0.841489971346705">
                <text:p>0.841489971346705</text:p>
              </table:table-cell>
            </table:table-row>
            <table:table-row>
              <table:table-cell office:value-type="string">
                <text:p>kvm2</text:p>
                <draw:g>
                  <svg:desc>summary.A82:summary.A82</svg:desc>
                </draw:g>
              </table:table-cell>
              <table:table-cell office:value-type="float" office:value="0.974017743979721">
                <text:p>0.974017743979721</text:p>
                <draw:g>
                  <svg:desc>summary.B82:summary.G82</svg:desc>
                </draw:g>
              </table:table-cell>
              <table:table-cell office:value-type="float" office:value="0.972552124571127">
                <text:p>0.972552124571127</text:p>
              </table:table-cell>
              <table:table-cell office:value-type="float" office:value="0.948910934044012">
                <text:p>0.948910934044012</text:p>
              </table:table-cell>
              <table:table-cell office:value-type="float" office:value="0.941850196687093">
                <text:p>0.941850196687093</text:p>
              </table:table-cell>
              <table:table-cell office:value-type="float" office:value="0.962214170447279">
                <text:p>0.962214170447279</text:p>
              </table:table-cell>
              <table:table-cell office:value-type="float" office:value="0.919856733524355">
                <text:p>0.919856733524355</text:p>
              </table:table-cell>
            </table:table-row>
            <table:table-row>
              <table:table-cell office:value-type="string">
                <text:p>xen</text:p>
                <draw:g>
                  <svg:desc>summary.A81:summary.A81</svg:desc>
                </draw:g>
              </table:table-cell>
              <table:table-cell office:value-type="float" office:value="1.43852978453739">
                <text:p>1.43852978453739</text:p>
                <draw:g>
                  <svg:desc>summary.B81:summary.G81</svg:desc>
                </draw:g>
              </table:table-cell>
              <table:table-cell office:value-type="float" office:value="1.78962321270551">
                <text:p>1.78962321270551</text:p>
              </table:table-cell>
              <table:table-cell office:value-type="float" office:value="1.05772456295975">
                <text:p>1.05772456295975</text:p>
              </table:table-cell>
              <table:table-cell office:value-type="float" office:value="0.739891353795927">
                <text:p>0.739891353795927</text:p>
              </table:table-cell>
              <table:table-cell office:value-type="float" office:value="0.791462412081722">
                <text:p>0.791462412081722</text:p>
              </table:table-cell>
              <table:table-cell office:value-type="float" office:value="1.02491404011461">
                <text:p>1.02491404011461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6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1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9cm" svg:height="10.167cm" xlink:href=".." xlink:type="simple" chart:class="chart:line" chart:row-mapping="3 2 1 0" chart:style-name="ch1">
        <chart:title svg:x="5.046cm" svg:y="0.338cm" chart:style-name="ch2">
          <text:p>Write Bandwidth Comparison (host=1)</text:p>
        </chart:title>
        <chart:legend chart:legend-position="end" svg:x="16.218cm" svg:y="4.091cm" style:legend-expansion="high" chart:style-name="ch3"/>
        <chart:plot-area chart:style-name="ch4" table:cell-range-address="summary.A87:summary.G91" chart:data-source-has-labels="both" svg:x="1.121cm" svg:y="1.317cm" svg:width="15.558cm" svg:height="7.485cm">
          <chartooo:coordinate-region svg:x="2.391cm" svg:y="1.503cm" svg:width="13.083cm" svg:height="6.679cm"/>
          <chart:axis chart:dimension="x" chart:name="primary-x" chart:style-name="ch5" chartooo:axis-type="auto">
            <chartooo:date-scale/>
            <chart:title svg:x="8.261cm" svg:y="9.005cm" chart:style-name="ch6">
              <text:p>I/O size</text:p>
            </chart:title>
            <chart:categories table:cell-range-address="summary.B87:summary.G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91:summary.G91" chart:label-cell-address="summary.A91:summary.A91" chart:class="chart:line">
            <chart:data-point chart:repeated="6"/>
          </chart:series>
          <chart:series chart:style-name="ch10" chart:values-cell-range-address="summary.B90:summary.G90" chart:label-cell-address="summary.A90:summary.A90" chart:class="chart:line">
            <chart:data-point chart:repeated="6"/>
          </chart:series>
          <chart:series chart:style-name="ch11" chart:values-cell-range-address="summary.B89:summary.G89" chart:label-cell-address="summary.A89:summary.A89" chart:class="chart:line">
            <chart:data-point chart:repeated="6"/>
          </chart:series>
          <chart:series chart:style-name="ch12" chart:values-cell-range-address="summary.B88:summary.G88" chart:label-cell-address="summary.A88:summary.A8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(direct=false)</text:p>
                <draw:g>
                  <svg:desc>summary.B87:summary.G87</svg:desc>
                </draw:g>
              </table:table-cell>
              <table:table-cell office:value-type="float" office:value="512">
                <text:p>510</text:p>
              </table:table-cell>
              <table:table-cell office:value-type="string">
                <text:p>4k</text:p>
              </table:table-cell>
              <table:table-cell office:value-type="string">
                <text:p>32k</text:p>
              </table:table-cell>
              <table:table-cell office:value-type="string">
                <text:p>512k</text:p>
              </table:table-cell>
              <table:table-cell office:value-type="string">
                <text:p>1m(sequential)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summary.A91:summary.A91</svg:desc>
                </draw:g>
              </table:table-cell>
              <table:table-cell office:value-type="float" office:value="1">
                <text:p>1</text:p>
                <draw:g>
                  <svg:desc>summary.B91:summary.G9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vm1</text:p>
                <draw:g>
                  <svg:desc>summary.A90:summary.A90</svg:desc>
                </draw:g>
              </table:table-cell>
              <table:table-cell office:value-type="float" office:value="2843.10099573257">
                <text:p>2843.10099573257</text:p>
                <draw:g>
                  <svg:desc>summary.B90:summary.G90</svg:desc>
                </draw:g>
              </table:table-cell>
              <table:table-cell office:value-type="float" office:value="0.472966412815923">
                <text:p>0.472966412815923</text:p>
              </table:table-cell>
              <table:table-cell office:value-type="float" office:value="0.526769014143707">
                <text:p>0.526769014143707</text:p>
              </table:table-cell>
              <table:table-cell office:value-type="float" office:value="0.643187178129663">
                <text:p>0.643187178129663</text:p>
              </table:table-cell>
              <table:table-cell office:value-type="float" office:value="0.761906290115533">
                <text:p>0.761906290115533</text:p>
              </table:table-cell>
              <table:table-cell office:value-type="float" office:value="0.583408413611477">
                <text:p>0.583408413611477</text:p>
              </table:table-cell>
            </table:table-row>
            <table:table-row>
              <table:table-cell office:value-type="string">
                <text:p>kvm2</text:p>
                <draw:g>
                  <svg:desc>summary.A89:summary.A89</svg:desc>
                </draw:g>
              </table:table-cell>
              <table:table-cell office:value-type="float" office:value="0.992176386913229">
                <text:p>0.992176386913229</text:p>
                <draw:g>
                  <svg:desc>summary.B89:summary.G89</svg:desc>
                </draw:g>
              </table:table-cell>
              <table:table-cell office:value-type="float" office:value="0.843183955823902">
                <text:p>0.843183955823902</text:p>
              </table:table-cell>
              <table:table-cell office:value-type="float" office:value="0.88458719500662">
                <text:p>0.88458719500662</text:p>
              </table:table-cell>
              <table:table-cell office:value-type="float" office:value="0.964022717427925">
                <text:p>0.964022717427925</text:p>
              </table:table-cell>
              <table:table-cell office:value-type="float" office:value="1.01007702182285">
                <text:p>1.01007702182285</text:p>
              </table:table-cell>
              <table:table-cell office:value-type="float" office:value="1.01764502044494">
                <text:p>1.01764502044494</text:p>
              </table:table-cell>
            </table:table-row>
            <table:table-row>
              <table:table-cell office:value-type="string">
                <text:p>xen</text:p>
                <draw:g>
                  <svg:desc>summary.A88:summary.A88</svg:desc>
                </draw:g>
              </table:table-cell>
              <table:table-cell office:value-type="float" office:value="2.62304409672831">
                <text:p>2.62304409672831</text:p>
                <draw:g>
                  <svg:desc>summary.B88:summary.G88</svg:desc>
                </draw:g>
              </table:table-cell>
              <table:table-cell office:value-type="float" office:value="1.23063503140265">
                <text:p>1.23063503140265</text:p>
              </table:table-cell>
              <table:table-cell office:value-type="float" office:value="5.89955971670555">
                <text:p>5.89955971670555</text:p>
              </table:table-cell>
              <table:table-cell office:value-type="float" office:value="3.16527891418395">
                <text:p>3.16527891418395</text:p>
              </table:table-cell>
              <table:table-cell office:value-type="float" office:value="1.40096277278562">
                <text:p>1.40096277278562</text:p>
              </table:table-cell>
              <table:table-cell office:value-type="float" office:value="1.06100214845104">
                <text:p>1.06100214845104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5cm" svg:y="0.315cm" chart:style-name="ch2">
          <text:p>11byte direct=false</text:p>
        </chart:title>
        <chart:subtitle svg:x="8.12cm" svg:y="1.076cm" chart:style-name="ch3">
          <text:p>random read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11byte.A5:11byte.A8 11byte.G4:11byte.H8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11byte.A5:11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11byte.G5:11byte.G8" chart:label-cell-address="11byte.G4:11byte.G4" chart:class="chart:bar">
            <chart:data-point chart:repeated="4"/>
          </chart:series>
          <chart:series chart:style-name="ch10" chart:values-cell-range-address="11byte.H5:11byte.H8" chart:label-cell-address="11byte.H4:11byte.H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io_util</text:p>
                <draw:g>
                  <svg:desc>11byte.G4:11byte.G4</svg:desc>
                </draw:g>
              </table:table-cell>
              <table:table-cell office:value-type="string">
                <text:p>host_io_util</text:p>
                <draw:g>
                  <svg:desc>11byte.H4:11byte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1byte.A5:11byte.A8</svg:desc>
                </draw:g>
              </table:table-cell>
              <table:table-cell office:value-type="float" office:value="99.56">
                <text:p>99.56</text:p>
                <draw:g>
                  <svg:desc>11byte.G5:11byte.G8</svg:desc>
                </draw:g>
              </table:table-cell>
              <table:table-cell office:value-type="float" office:value="96.3291666667">
                <text:p>96.3291666667</text:p>
                <draw:g>
                  <svg:desc>11byte.H5:11byte.H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9.74">
                <text:p>99.74</text:p>
              </table:table-cell>
              <table:table-cell office:value-type="float" office:value="97.3308333333">
                <text:p>97.3308333333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7.7">
                <text:p>7.7</text:p>
              </table:table-cell>
              <table:table-cell office:value-type="float" office:value="16.2866666667">
                <text:p>16.2866666667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99.59">
                <text:p>99.59</text:p>
              </table:table-cell>
              <table:table-cell office:value-type="float" office:value="97.6481081081">
                <text:p>97.64810810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5cm" svg:y="0.315cm" chart:style-name="ch2">
          <text:p>11byte direct=false</text:p>
        </chart:title>
        <chart:subtitle svg:x="8.12cm" svg:y="1.077cm" chart:style-name="ch3">
          <text:p>random write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11byte.A12:11byte.A15 11byte.G11:11byte.H15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11byte.A12:11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11byte.G12:11byte.G15" chart:label-cell-address="11byte.G11:11byte.G11" chart:class="chart:bar">
            <chart:data-point chart:repeated="4"/>
          </chart:series>
          <chart:series chart:style-name="ch10" chart:values-cell-range-address="11byte.H12:11byte.H15" chart:label-cell-address="11byte.H11:11byte.H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st_io_util</text:p>
                <draw:g>
                  <svg:desc>11byte.G11:11byte.G11</svg:desc>
                </draw:g>
              </table:table-cell>
              <table:table-cell office:value-type="string">
                <text:p>host_io_util</text:p>
                <draw:g>
                  <svg:desc>11byte.H11:11byte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1byte.A12:11byte.A15</svg:desc>
                </draw:g>
              </table:table-cell>
              <table:table-cell office:value-type="float" office:value="99.46">
                <text:p>99.46</text:p>
                <draw:g>
                  <svg:desc>11byte.G12:11byte.G15</svg:desc>
                </draw:g>
              </table:table-cell>
              <table:table-cell office:value-type="float" office:value="96.175">
                <text:p>96.175</text:p>
                <draw:g>
                  <svg:desc>11byte.H12:11byte.H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9.73">
                <text:p>99.73</text:p>
              </table:table-cell>
              <table:table-cell office:value-type="float" office:value="97.6355555556">
                <text:p>97.6355555556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13.7">
                <text:p>13.7</text:p>
              </table:table-cell>
              <table:table-cell office:value-type="float" office:value="10.588">
                <text:p>10.588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99.56">
                <text:p>99.56</text:p>
              </table:table-cell>
              <table:table-cell office:value-type="float" office:value="99.4583333333">
                <text:p>99.458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33cm" svg:y="0.156cm" chart:style-name="ch2">
          <text:p>11byte direct=false</text:p>
        </chart:title>
        <chart:subtitle svg:x="6.963cm" svg:y="0.805cm" chart:style-name="ch3">
          <text:p>random read latency distribution</text:p>
        </chart:subtitle>
        <chart:legend chart:legend-position="end" svg:x="18.047cm" svg:y="3.508cm" style:legend-expansion="high" chart:style-name="ch4"/>
        <chart:plot-area chart:style-name="ch5" table:cell-range-address="11byte.I4:11byte.Z8 11byte.A5:11byte.A8" chart:data-source-has-labels="both" svg:x="0.255cm" svg:y="1.37cm" svg:width="17.791cm" svg:height="7.187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8cm" svg:y="8.466cm" chart:style-name="ch7">
              <text:p>latency(msec)</text:p>
            </chart:title>
            <chart:categories table:cell-range-address="11byte.I4:11byte.Z4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11byte.I8:11byte.Z8" chart:label-cell-address="11byte.A8:11byte.A8" chart:class="chart:line">
            <chart:data-point chart:repeated="18"/>
          </chart:series>
          <chart:series chart:style-name="ch12" chart:values-cell-range-address="11byte.I7:11byte.Z7" chart:label-cell-address="11byte.A7:11byte.A7" chart:class="chart:line">
            <chart:data-point chart:repeated="18"/>
          </chart:series>
          <chart:series chart:style-name="ch13" chart:values-cell-range-address="11byte.I6:11byte.Z6" chart:label-cell-address="11byte.A6:11byte.A6" chart:class="chart:line">
            <chart:data-point chart:repeated="18"/>
          </chart:series>
          <chart:series chart:style-name="ch14" chart:values-cell-range-address="11byte.I5:11byte.Z5" chart:label-cell-address="11byte.A5:11byte.A5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float" office:value="0.002">
                <text:p>0</text:p>
                <draw:g>
                  <svg:desc>11byte.I4:11byte.Z4</svg:desc>
                </draw:g>
              </table:table-cell>
              <table:table-cell office:value-type="float" office:value="0.004">
                <text:p>0</text:p>
              </table:table-cell>
              <table:table-cell office:value-type="float" office:value="0.01">
                <text:p>0</text:p>
              </table:table-cell>
              <table:table-cell office:value-type="float" office:value="0.02">
                <text:p>0</text:p>
              </table:table-cell>
              <table:table-cell office:value-type="float" office:value="0.05">
                <text:p>0</text:p>
              </table:table-cell>
              <table:table-cell office:value-type="float" office:value="0.1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11byte.A8:11byte.A8</svg:desc>
                </draw:g>
              </table:table-cell>
              <table:table-cell office:value-type="float" office:value="0.38">
                <text:p>0.38</text:p>
                <draw:g>
                  <svg:desc>11byte.I8:11byte.Z8</svg:desc>
                </draw:g>
              </table:table-cell>
              <table:table-cell office:value-type="float" office:value="4.45">
                <text:p>4.4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22">
                <text:p>0.22</text:p>
              </table:table-cell>
              <table:table-cell office:value-type="float" office:value="11.17">
                <text:p>11.17</text:p>
              </table:table-cell>
              <table:table-cell office:value-type="float" office:value="67.1">
                <text:p>67.1</text:p>
              </table:table-cell>
              <table:table-cell office:value-type="float" office:value="15.93">
                <text:p>15.93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1</text:p>
                <draw:g>
                  <svg:desc>11byte.A7:11byte.A7</svg:desc>
                </draw:g>
              </table:table-cell>
              <table:table-cell office:value-type="float" office:value="99.61">
                <text:p>99.61</text:p>
                <draw:g>
                  <svg:desc>11byte.I7:11byte.Z7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26">
                <text:p>0.2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2</text:p>
                <draw:g>
                  <svg:desc>11byte.A6:11byte.A6</svg:desc>
                </draw:g>
              </table:table-cell>
              <table:table-cell office:value-type="float" office:value="0.29">
                <text:p>0.29</text:p>
                <draw:g>
                  <svg:desc>11byte.I6:11byte.Z6</svg:desc>
                </draw:g>
              </table:table-cell>
              <table:table-cell office:value-type="float" office:value="4.34">
                <text:p>4.3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9">
                <text:p>0.3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  <table:table-cell office:value-type="float" office:value="9.7">
                <text:p>9.7</text:p>
              </table:table-cell>
              <table:table-cell office:value-type="float" office:value="66.65">
                <text:p>66.65</text:p>
              </table:table-cell>
              <table:table-cell office:value-type="float" office:value="18">
                <text:p>18</text:p>
              </table:table-cell>
              <table:table-cell office:value-type="float" office:value="0.44">
                <text:p>0.44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en</text:p>
                <draw:g>
                  <svg:desc>11byte.A5:11byte.A5</svg:desc>
                </draw:g>
              </table:table-cell>
              <table:table-cell office:value-type="float" office:value="0.08">
                <text:p>0.08</text:p>
                <draw:g>
                  <svg:desc>11byte.I5:11byte.Z5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5.28">
                <text:p>5.2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14.17">
                <text:p>14.17</text:p>
              </table:table-cell>
              <table:table-cell office:value-type="float" office:value="15.72">
                <text:p>15.72</text:p>
              </table:table-cell>
              <table:table-cell office:value-type="float" office:value="0.82">
                <text:p>0.82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5.71">
                <text:p>5.71</text:p>
              </table:table-cell>
              <table:table-cell office:value-type="float" office:value="43.58">
                <text:p>43.58</text:p>
              </table:table-cell>
              <table:table-cell office:value-type="float" office:value="12.66">
                <text:p>12.66</text:p>
              </table:table-cell>
              <table:table-cell office:value-type="float" office:value="0.34">
                <text:p>0.3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